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01673" calcext:value-type="float">
            <text:p>0,0101673</text:p>
          </table:table-cell>
          <table:table-cell office:value-type="float" office:value="0.0530486" calcext:value-type="float">
            <text:p>0,0530486</text:p>
          </table:table-cell>
          <table:table-cell table:formula="of:=([.B2]*[.$B$297])-([.B2]*[.$B$296])+[.$B$296]" office:value-type="float" office:value="38.059914642" calcext:value-type="float">
            <text:p>38,059914642</text:p>
          </table:table-cell>
          <table:table-cell table:formula="of:=([.C2]*[.$B$297])-([.C2]*[.$B$296])+[.$B$296]" office:value-type="float" office:value="213.510468844" calcext:value-type="float">
            <text:p>213,510468844</text:p>
          </table:table-cell>
          <table:table-cell table:formula="of:=([.D2]-[.E2])^2" office:value-type="float" office:value="30782.8969697889" calcext:value-type="float">
            <text:p>30782,8969697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30423" calcext:value-type="float">
            <text:p>0,0630423</text:p>
          </table:table-cell>
          <table:table-cell office:value-type="float" office:value="0.0683126" calcext:value-type="float">
            <text:p>0,0683126</text:p>
          </table:table-cell>
          <table:table-cell table:formula="of:=([.B3]*[.$B$297])-([.B3]*[.$B$296])+[.$B$296]" office:value-type="float" office:value="254.400092142" calcext:value-type="float">
            <text:p>254,400092142</text:p>
          </table:table-cell>
          <table:table-cell table:formula="of:=([.C3]*[.$B$297])-([.C3]*[.$B$296])+[.$B$296]" office:value-type="float" office:value="275.963735404" calcext:value-type="float">
            <text:p>275,963735404</text:p>
          </table:table-cell>
          <table:table-cell table:formula="of:=([.D3]-[.E3])^2" office:value-type="float" office:value="464.990710730798" calcext:value-type="float">
            <text:p>464,9907107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5499" calcext:value-type="float">
            <text:p>0,355499</text:p>
          </table:table-cell>
          <table:table-cell office:value-type="float" office:value="0.156617" calcext:value-type="float">
            <text:p>0,156617</text:p>
          </table:table-cell>
          <table:table-cell table:formula="of:=([.B4]*[.$B$297])-([.B4]*[.$B$296])+[.$B$296]" office:value-type="float" office:value="1450.99837846" calcext:value-type="float">
            <text:p>1450,99837846</text:p>
          </table:table-cell>
          <table:table-cell table:formula="of:=([.C4]*[.$B$297])-([.C4]*[.$B$296])+[.$B$296]" office:value-type="float" office:value="637.26472018" calcext:value-type="float">
            <text:p>637,26472018</text:p>
          </table:table-cell>
          <table:table-cell table:formula="of:=([.D4]-[.E4])^2" office:value-type="float" office:value="662162.466617752" calcext:value-type="float">
            <text:p>662162,466617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5403" calcext:value-type="float">
            <text:p>0,545403</text:p>
          </table:table-cell>
          <table:table-cell office:value-type="float" office:value="0.482294" calcext:value-type="float">
            <text:p>0,482294</text:p>
          </table:table-cell>
          <table:table-cell table:formula="of:=([.B5]*[.$B$297])-([.B5]*[.$B$296])+[.$B$296]" office:value-type="float" office:value="2227.99819062" calcext:value-type="float">
            <text:p>2227,99819062</text:p>
          </table:table-cell>
          <table:table-cell table:formula="of:=([.C5]*[.$B$297])-([.C5]*[.$B$296])+[.$B$296]" office:value-type="float" office:value="1969.78519276" calcext:value-type="float">
            <text:p>1969,78519276</text:p>
          </table:table-cell>
          <table:table-cell table:formula="of:=([.D5]-[.E5])^2" office:value-type="float" office:value="66673.9522638482" calcext:value-type="float">
            <text:p>66673,9522638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0549" calcext:value-type="float">
            <text:p>0,70549</text:p>
          </table:table-cell>
          <table:table-cell office:value-type="float" office:value="0.596685" calcext:value-type="float">
            <text:p>0,596685</text:p>
          </table:table-cell>
          <table:table-cell table:formula="of:=([.B6]*[.$B$297])-([.B6]*[.$B$296])+[.$B$296]" office:value-type="float" office:value="2883.0005546" calcext:value-type="float">
            <text:p>2883,0005546</text:p>
          </table:table-cell>
          <table:table-cell table:formula="of:=([.C6]*[.$B$297])-([.C6]*[.$B$296])+[.$B$296]" office:value-type="float" office:value="2437.8205449" calcext:value-type="float">
            <text:p>2437,8205449</text:p>
          </table:table-cell>
          <table:table-cell table:formula="of:=([.D6]-[.E6])^2" office:value-type="float" office:value="198185.241036492" calcext:value-type="float">
            <text:p>198185,2410364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6244" calcext:value-type="float">
            <text:p>0,716244</text:p>
          </table:table-cell>
          <table:table-cell office:value-type="float" office:value="0.666707" calcext:value-type="float">
            <text:p>0,666707</text:p>
          </table:table-cell>
          <table:table-cell table:formula="of:=([.B7]*[.$B$297])-([.B7]*[.$B$296])+[.$B$296]" office:value-type="float" office:value="2927.00097576" calcext:value-type="float">
            <text:p>2927,00097576</text:p>
          </table:table-cell>
          <table:table-cell table:formula="of:=([.C7]*[.$B$297])-([.C7]*[.$B$296])+[.$B$296]" office:value-type="float" office:value="2724.31835878" calcext:value-type="float">
            <text:p>2724,31835878</text:p>
          </table:table-cell>
          <table:table-cell table:formula="of:=([.D7]-[.E7])^2" office:value-type="float" office:value="41080.2432258614" calcext:value-type="float">
            <text:p>41080,24322586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6674" calcext:value-type="float">
            <text:p>0,806674</text:p>
          </table:table-cell>
          <table:table-cell office:value-type="float" office:value="0.615472" calcext:value-type="float">
            <text:p>0,615472</text:p>
          </table:table-cell>
          <table:table-cell table:formula="of:=([.B8]*[.$B$297])-([.B8]*[.$B$296])+[.$B$296]" office:value-type="float" office:value="3296.99893796" calcext:value-type="float">
            <text:p>3296,99893796</text:p>
          </table:table-cell>
          <table:table-cell table:formula="of:=([.C8]*[.$B$297])-([.C8]*[.$B$296])+[.$B$296]" office:value-type="float" office:value="2514.68830688" calcext:value-type="float">
            <text:p>2514,68830688</text:p>
          </table:table-cell>
          <table:table-cell table:formula="of:=([.D8]-[.E8])^2" office:value-type="float" office:value="612009.923500788" calcext:value-type="float">
            <text:p>612009,923500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442" calcext:value-type="float">
            <text:p>0,871442</text:p>
          </table:table-cell>
          <table:table-cell office:value-type="float" office:value="0.704542" calcext:value-type="float">
            <text:p>0,704542</text:p>
          </table:table-cell>
          <table:table-cell table:formula="of:=([.B9]*[.$B$297])-([.B9]*[.$B$296])+[.$B$296]" office:value-type="float" office:value="3561.99980068" calcext:value-type="float">
            <text:p>3561,99980068</text:p>
          </table:table-cell>
          <table:table-cell table:formula="of:=([.C9]*[.$B$297])-([.C9]*[.$B$296])+[.$B$296]" office:value-type="float" office:value="2879.12177468" calcext:value-type="float">
            <text:p>2879,12177468</text:p>
          </table:table-cell>
          <table:table-cell table:formula="of:=([.D9]-[.E9])^2" office:value-type="float" office:value="466322.398393656" calcext:value-type="float">
            <text:p>466322,398393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4027" calcext:value-type="float">
            <text:p>0,824027</text:p>
          </table:table-cell>
          <table:table-cell office:value-type="float" office:value="0.756282" calcext:value-type="float">
            <text:p>0,756282</text:p>
          </table:table-cell>
          <table:table-cell table:formula="of:=([.B10]*[.$B$297])-([.B10]*[.$B$296])+[.$B$296]" office:value-type="float" office:value="3367.99943158" calcext:value-type="float">
            <text:p>3367,99943158</text:p>
          </table:table-cell>
          <table:table-cell table:formula="of:=([.C10]*[.$B$297])-([.C10]*[.$B$296])+[.$B$296]" office:value-type="float" office:value="3090.81805428" calcext:value-type="float">
            <text:p>3090,81805428</text:p>
          </table:table-cell>
          <table:table-cell table:formula="of:=([.D10]-[.E10])^2" office:value-type="float" office:value="76829.5159219249" calcext:value-type="float">
            <text:p>76829,5159219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7624" calcext:value-type="float">
            <text:p>0,557624</text:p>
          </table:table-cell>
          <table:table-cell office:value-type="float" office:value="0.643372" calcext:value-type="float">
            <text:p>0,643372</text:p>
          </table:table-cell>
          <table:table-cell table:formula="of:=([.B11]*[.$B$297])-([.B11]*[.$B$296])+[.$B$296]" office:value-type="float" office:value="2278.00090096" calcext:value-type="float">
            <text:p>2278,00090096</text:p>
          </table:table-cell>
          <table:table-cell table:formula="of:=([.C11]*[.$B$297])-([.C11]*[.$B$296])+[.$B$296]" office:value-type="float" office:value="2628.84227288" calcext:value-type="float">
            <text:p>2628,84227288</text:p>
          </table:table-cell>
          <table:table-cell table:formula="of:=([.D11]-[.E11])^2" office:value-type="float" office:value="123089.668250707" calcext:value-type="float">
            <text:p>123089,6682507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6766" calcext:value-type="float">
            <text:p>0,496766</text:p>
          </table:table-cell>
          <table:table-cell office:value-type="float" office:value="0.219153" calcext:value-type="float">
            <text:p>0,219153</text:p>
          </table:table-cell>
          <table:table-cell table:formula="of:=([.B12]*[.$B$297])-([.B12]*[.$B$296])+[.$B$296]" office:value-type="float" office:value="2028.99795964" calcext:value-type="float">
            <text:p>2028,99795964</text:p>
          </table:table-cell>
          <table:table-cell table:formula="of:=([.C12]*[.$B$297])-([.C12]*[.$B$296])+[.$B$296]" office:value-type="float" office:value="893.13326562" calcext:value-type="float">
            <text:p>893,13326562</text:p>
          </table:table-cell>
          <table:table-cell table:formula="of:=([.D12]-[.E12])^2" office:value-type="float" office:value="1290188.60312115" calcext:value-type="float">
            <text:p>1290188,60312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4796" calcext:value-type="float">
            <text:p>0,24796</text:p>
          </table:table-cell>
          <table:table-cell office:value-type="float" office:value="0.26401" calcext:value-type="float">
            <text:p>0,26401</text:p>
          </table:table-cell>
          <table:table-cell table:formula="of:=([.B13]*[.$B$297])-([.B13]*[.$B$296])+[.$B$296]" office:value-type="float" office:value="1010.9982584" calcext:value-type="float">
            <text:p>1010,9982584</text:p>
          </table:table-cell>
          <table:table-cell table:formula="of:=([.C13]*[.$B$297])-([.C13]*[.$B$296])+[.$B$296]" office:value-type="float" office:value="1076.6674754" calcext:value-type="float">
            <text:p>1076,6674754</text:p>
          </table:table-cell>
          <table:table-cell table:formula="of:=([.D13]-[.E13])^2" office:value-type="float" office:value="4312.44606139309" calcext:value-type="float">
            <text:p>4312,44606139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30254" calcext:value-type="float">
            <text:p>0,0430254</text:p>
          </table:table-cell>
          <table:table-cell office:value-type="float" office:value="0.0944114" calcext:value-type="float">
            <text:p>0,0944114</text:p>
          </table:table-cell>
          <table:table-cell table:formula="of:=([.B14]*[.$B$297])-([.B14]*[.$B$296])+[.$B$296]" office:value-type="float" office:value="172.500145116" calcext:value-type="float">
            <text:p>172,500145116</text:p>
          </table:table-cell>
          <table:table-cell table:formula="of:=([.C14]*[.$B$297])-([.C14]*[.$B$296])+[.$B$296]" office:value-type="float" office:value="382.748019556" calcext:value-type="float">
            <text:p>382,748019556</text:p>
          </table:table-cell>
          <table:table-cell table:formula="of:=([.D14]-[.E14])^2" office:value-type="float" office:value="44204.168706538" calcext:value-type="float">
            <text:p>44204,1687065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86783" calcext:value-type="float">
            <text:p>0,000686783</text:p>
          </table:table-cell>
          <table:table-cell office:value-type="float" office:value="0.0186495" calcext:value-type="float">
            <text:p>0,0186495</text:p>
          </table:table-cell>
          <table:table-cell table:formula="of:=([.B15]*[.$B$297])-([.B15]*[.$B$296])+[.$B$296]" office:value-type="float" office:value="-0.72999988418" calcext:value-type="float">
            <text:p>-0,7299998842</text:p>
          </table:table-cell>
          <table:table-cell table:formula="of:=([.C15]*[.$B$297])-([.C15]*[.$B$296])+[.$B$296]" office:value-type="float" office:value="72.76517523" calcext:value-type="float">
            <text:p>72,76517523</text:p>
          </table:table-cell>
          <table:table-cell table:formula="of:=([.D15]-[.E15])^2" office:value-type="float" office:value="5401.54076506398" calcext:value-type="float">
            <text:p>5401,5407650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439932" calcext:value-type="float">
            <text:p>4,39932E-05</text:p>
          </table:table-cell>
          <table:table-cell office:value-type="float" office:value="0.0304616" calcext:value-type="float">
            <text:p>0,0304616</text:p>
          </table:table-cell>
          <table:table-cell table:formula="of:=([.B16]*[.$B$297])-([.B16]*[.$B$296])+[.$B$296]" office:value-type="float" office:value="-3.360000062472" calcext:value-type="float">
            <text:p>-3,3600000625</text:p>
          </table:table-cell>
          <table:table-cell table:formula="of:=([.C16]*[.$B$297])-([.C16]*[.$B$296])+[.$B$296]" office:value-type="float" office:value="121.094854864" calcext:value-type="float">
            <text:p>121,094854864</text:p>
          </table:table-cell>
          <table:table-cell table:formula="of:=([.D16]-[.E16])^2" office:value-type="float" office:value="15489.0109147692" calcext:value-type="float">
            <text:p>15489,01091476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424495" calcext:value-type="float">
            <text:p>0,0424495</text:p>
          </table:table-cell>
          <table:table-cell table:formula="of:=([.B17]*[.$B$297])-([.B17]*[.$B$296])+[.$B$296]" office:value-type="float" office:value="-3.5000000002442" calcext:value-type="float">
            <text:p>-3,5000000002</text:p>
          </table:table-cell>
          <table:table-cell table:formula="of:=([.C17]*[.$B$297])-([.C17]*[.$B$296])+[.$B$296]" office:value-type="float" office:value="170.14382723" calcext:value-type="float">
            <text:p>170,14382723</text:p>
          </table:table-cell>
          <table:table-cell table:formula="of:=([.D17]-[.E17])^2" office:value-type="float" office:value="30152.1787351669" calcext:value-type="float">
            <text:p>30152,17873516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12427" calcext:value-type="float">
            <text:p>0,000112427</text:p>
          </table:table-cell>
          <table:table-cell office:value-type="float" office:value="0.0283287" calcext:value-type="float">
            <text:p>0,0283287</text:p>
          </table:table-cell>
          <table:table-cell table:formula="of:=([.B18]*[.$B$297])-([.B18]*[.$B$296])+[.$B$296]" office:value-type="float" office:value="-3.08000043242" calcext:value-type="float">
            <text:p>-3,0800004324</text:p>
          </table:table-cell>
          <table:table-cell table:formula="of:=([.C18]*[.$B$297])-([.C18]*[.$B$296])+[.$B$296]" office:value-type="float" office:value="112.368009198" calcext:value-type="float">
            <text:p>112,368009198</text:p>
          </table:table-cell>
          <table:table-cell table:formula="of:=([.D18]-[.E18])^2" office:value-type="float" office:value="13328.2429276255" calcext:value-type="float">
            <text:p>13328,24292762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393228" calcext:value-type="float">
            <text:p>0,0393228</text:p>
          </table:table-cell>
          <table:table-cell table:formula="of:=([.B19]*[.$B$297])-([.B19]*[.$B$296])+[.$B$296]" office:value-type="float" office:value="-3.400000184974" calcext:value-type="float">
            <text:p>-3,400000185</text:p>
          </table:table-cell>
          <table:table-cell table:formula="of:=([.C19]*[.$B$297])-([.C19]*[.$B$296])+[.$B$296]" office:value-type="float" office:value="157.350809112" calcext:value-type="float">
            <text:p>157,350809112</text:p>
          </table:table-cell>
          <table:table-cell table:formula="of:=([.D19]-[.E19])^2" office:value-type="float" office:value="25840.8226896321" calcext:value-type="float">
            <text:p>25840,8226896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0527161" calcext:value-type="float">
            <text:p>0,0527161</text:p>
          </table:table-cell>
          <table:table-cell table:formula="of:=([.B20]*[.$B$297])-([.B20]*[.$B$296])+[.$B$296]" office:value-type="float" office:value="-3.199999981618" calcext:value-type="float">
            <text:p>-3,1999999816</text:p>
          </table:table-cell>
          <table:table-cell table:formula="of:=([.C20]*[.$B$297])-([.C20]*[.$B$296])+[.$B$296]" office:value-type="float" office:value="212.150031794" calcext:value-type="float">
            <text:p>212,150031794</text:p>
          </table:table-cell>
          <table:table-cell table:formula="of:=([.D20]-[.E20])^2" office:value-type="float" office:value="46375.6361857597" calcext:value-type="float">
            <text:p>46375,63618575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234631" calcext:value-type="float">
            <text:p>0,000234631</text:p>
          </table:table-cell>
          <table:table-cell office:value-type="float" office:value="0.0531237" calcext:value-type="float">
            <text:p>0,0531237</text:p>
          </table:table-cell>
          <table:table-cell table:formula="of:=([.B21]*[.$B$297])-([.B21]*[.$B$296])+[.$B$296]" office:value-type="float" office:value="-2.57999787826" calcext:value-type="float">
            <text:p>-2,5799978783</text:p>
          </table:table-cell>
          <table:table-cell table:formula="of:=([.C21]*[.$B$297])-([.C21]*[.$B$296])+[.$B$296]" office:value-type="float" office:value="213.817743498" calcext:value-type="float">
            <text:p>213,817743498</text:p>
          </table:table-cell>
          <table:table-cell table:formula="of:=([.D21]-[.E21])^2" office:value-type="float" office:value="46827.9824727467" calcext:value-type="float">
            <text:p>46827,98247274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33636" calcext:value-type="float">
            <text:p>0,0533636</text:p>
          </table:table-cell>
          <table:table-cell table:formula="of:=([.B22]*[.$B$297])-([.B22]*[.$B$296])+[.$B$296]" office:value-type="float" office:value="-3.12999905122" calcext:value-type="float">
            <text:p>-3,1299990512</text:p>
          </table:table-cell>
          <table:table-cell table:formula="of:=([.C22]*[.$B$297])-([.C22]*[.$B$296])+[.$B$296]" office:value-type="float" office:value="214.799303944" calcext:value-type="float">
            <text:p>214,799303944</text:p>
          </table:table-cell>
          <table:table-cell table:formula="of:=([.D22]-[.E22])^2" office:value-type="float" office:value="47493.1811039824" calcext:value-type="float">
            <text:p>47493,18110398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30974" calcext:value-type="float">
            <text:p>0,0530974</text:p>
          </table:table-cell>
          <table:table-cell table:formula="of:=([.B23]*[.$B$297])-([.B23]*[.$B$296])+[.$B$296]" office:value-type="float" office:value="-3.12999905122" calcext:value-type="float">
            <text:p>-3,1299990512</text:p>
          </table:table-cell>
          <table:table-cell table:formula="of:=([.C23]*[.$B$297])-([.C23]*[.$B$296])+[.$B$296]" office:value-type="float" office:value="213.710135996" calcext:value-type="float">
            <text:p>213,710135996</text:p>
          </table:table-cell>
          <table:table-cell table:formula="of:=([.D23]-[.E23])^2" office:value-type="float" office:value="47019.6441672966" calcext:value-type="float">
            <text:p>47019,6441672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166197" calcext:value-type="float">
            <text:p>0,000166197</text:p>
          </table:table-cell>
          <table:table-cell office:value-type="float" office:value="0.053211" calcext:value-type="float">
            <text:p>0,053211</text:p>
          </table:table-cell>
          <table:table-cell table:formula="of:=([.B24]*[.$B$297])-([.B24]*[.$B$296])+[.$B$296]" office:value-type="float" office:value="-2.85999832662" calcext:value-type="float">
            <text:p>-2,8599983266</text:p>
          </table:table-cell>
          <table:table-cell table:formula="of:=([.C24]*[.$B$297])-([.C24]*[.$B$296])+[.$B$296]" office:value-type="float" office:value="214.17493494" calcext:value-type="float">
            <text:p>214,17493494</text:p>
          </table:table-cell>
          <table:table-cell table:formula="of:=([.D24]-[.E24])^2" office:value-type="float" office:value="47104.1622580462" calcext:value-type="float">
            <text:p>47104,16225804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0244407" calcext:value-type="float">
            <text:p>2,44407E-05</text:p>
          </table:table-cell>
          <table:table-cell office:value-type="float" office:value="0.0532835" calcext:value-type="float">
            <text:p>0,0532835</text:p>
          </table:table-cell>
          <table:table-cell table:formula="of:=([.B25]*[.$B$297])-([.B25]*[.$B$296])+[.$B$296]" office:value-type="float" office:value="-3.439999898322" calcext:value-type="float">
            <text:p>-3,4399998983</text:p>
          </table:table-cell>
          <table:table-cell table:formula="of:=([.C25]*[.$B$297])-([.C25]*[.$B$296])+[.$B$296]" office:value-type="float" office:value="214.47157159" calcext:value-type="float">
            <text:p>214,47157159</text:p>
          </table:table-cell>
          <table:table-cell table:formula="of:=([.D25]-[.E25])^2" office:value-type="float" office:value="47485.4529885101" calcext:value-type="float">
            <text:p>47485,45298851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530363" calcext:value-type="float">
            <text:p>0,00530363</text:p>
          </table:table-cell>
          <table:table-cell office:value-type="float" office:value="0.0529576" calcext:value-type="float">
            <text:p>0,0529576</text:p>
          </table:table-cell>
          <table:table-cell table:formula="of:=([.B26]*[.$B$297])-([.B26]*[.$B$296])+[.$B$296]" office:value-type="float" office:value="18.1600142902" calcext:value-type="float">
            <text:p>18,1600142902</text:p>
          </table:table-cell>
          <table:table-cell table:formula="of:=([.C26]*[.$B$297])-([.C26]*[.$B$296])+[.$B$296]" office:value-type="float" office:value="213.138138704" calcext:value-type="float">
            <text:p>213,138138704</text:p>
          </table:table-cell>
          <table:table-cell table:formula="of:=([.D26]-[.E26])^2" office:value-type="float" office:value="38016.4689999233" calcext:value-type="float">
            <text:p>38016,46899992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99345" calcext:value-type="float">
            <text:p>0,0699345</text:p>
          </table:table-cell>
          <table:table-cell office:value-type="float" office:value="0.060938" calcext:value-type="float">
            <text:p>0,060938</text:p>
          </table:table-cell>
          <table:table-cell table:formula="of:=([.B27]*[.$B$297])-([.B27]*[.$B$296])+[.$B$296]" office:value-type="float" office:value="282.59980413" calcext:value-type="float">
            <text:p>282,59980413</text:p>
          </table:table-cell>
          <table:table-cell table:formula="of:=([.C27]*[.$B$297])-([.C27]*[.$B$296])+[.$B$296]" office:value-type="float" office:value="245.79026452" calcext:value-type="float">
            <text:p>245,79026452</text:p>
          </table:table-cell>
          <table:table-cell table:formula="of:=([.D27]-[.E27])^2" office:value-type="float" office:value="1354.94220630015" calcext:value-type="float">
            <text:p>1354,9422063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0893" calcext:value-type="float">
            <text:p>0,250893</text:p>
          </table:table-cell>
          <table:table-cell office:value-type="float" office:value="0.169985" calcext:value-type="float">
            <text:p>0,169985</text:p>
          </table:table-cell>
          <table:table-cell table:formula="of:=([.B28]*[.$B$297])-([.B28]*[.$B$296])+[.$B$296]" office:value-type="float" office:value="1022.99874522" calcext:value-type="float">
            <text:p>1022,99874522</text:p>
          </table:table-cell>
          <table:table-cell table:formula="of:=([.C28]*[.$B$297])-([.C28]*[.$B$296])+[.$B$296]" office:value-type="float" office:value="691.9604269" calcext:value-type="float">
            <text:p>691,9604269</text:p>
          </table:table-cell>
          <table:table-cell table:formula="of:=([.D28]-[.E28])^2" office:value-type="float" office:value="109586.368196134" calcext:value-type="float">
            <text:p>109586,3681961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8453" calcext:value-type="float">
            <text:p>0,368453</text:p>
          </table:table-cell>
          <table:table-cell office:value-type="float" office:value="0.450277" calcext:value-type="float">
            <text:p>0,450277</text:p>
          </table:table-cell>
          <table:table-cell table:formula="of:=([.B29]*[.$B$297])-([.B29]*[.$B$296])+[.$B$296]" office:value-type="float" office:value="1504.00018762" calcext:value-type="float">
            <text:p>1504,00018762</text:p>
          </table:table-cell>
          <table:table-cell table:formula="of:=([.C29]*[.$B$297])-([.C29]*[.$B$296])+[.$B$296]" office:value-type="float" office:value="1838.78635658" calcext:value-type="float">
            <text:p>1838,78635658</text:p>
          </table:table-cell>
          <table:table-cell table:formula="of:=([.D29]-[.E29])^2" office:value-type="float" office:value="112081.778926914" calcext:value-type="float">
            <text:p>112081,7789269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0267" calcext:value-type="float">
            <text:p>0,420267</text:p>
          </table:table-cell>
          <table:table-cell office:value-type="float" office:value="0.524357" calcext:value-type="float">
            <text:p>0,524357</text:p>
          </table:table-cell>
          <table:table-cell table:formula="of:=([.B30]*[.$B$297])-([.B30]*[.$B$296])+[.$B$296]" office:value-type="float" office:value="1715.99924118" calcext:value-type="float">
            <text:p>1715,99924118</text:p>
          </table:table-cell>
          <table:table-cell table:formula="of:=([.C30]*[.$B$297])-([.C30]*[.$B$296])+[.$B$296]" office:value-type="float" office:value="2141.88763978" calcext:value-type="float">
            <text:p>2141,88763978</text:p>
          </table:table-cell>
          <table:table-cell table:formula="of:=([.D30]-[.E30])^2" office:value-type="float" office:value="181380.928062072" calcext:value-type="float">
            <text:p>181380,9280620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8731" calcext:value-type="float">
            <text:p>0,28731</text:p>
          </table:table-cell>
          <table:table-cell office:value-type="float" office:value="0.424863" calcext:value-type="float">
            <text:p>0,424863</text:p>
          </table:table-cell>
          <table:table-cell table:formula="of:=([.B31]*[.$B$297])-([.B31]*[.$B$296])+[.$B$296]" office:value-type="float" office:value="1172.0003574" calcext:value-type="float">
            <text:p>1172,0003574</text:p>
          </table:table-cell>
          <table:table-cell table:formula="of:=([.C31]*[.$B$297])-([.C31]*[.$B$296])+[.$B$296]" office:value-type="float" office:value="1734.80395902" calcext:value-type="float">
            <text:p>1734,80395902</text:p>
          </table:table-cell>
          <table:table-cell table:formula="of:=([.D31]-[.E31])^2" office:value-type="float" office:value="316747.893996444" calcext:value-type="float">
            <text:p>316747,8939964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73266" calcext:value-type="float">
            <text:p>0,573266</text:p>
          </table:table-cell>
          <table:table-cell office:value-type="float" office:value="0.368902" calcext:value-type="float">
            <text:p>0,368902</text:p>
          </table:table-cell>
          <table:table-cell table:formula="of:=([.B32]*[.$B$297])-([.B32]*[.$B$296])+[.$B$296]" office:value-type="float" office:value="2342.00076964" calcext:value-type="float">
            <text:p>2342,00076964</text:p>
          </table:table-cell>
          <table:table-cell table:formula="of:=([.C32]*[.$B$297])-([.C32]*[.$B$296])+[.$B$296]" office:value-type="float" office:value="1505.83728908" calcext:value-type="float">
            <text:p>1505,83728908</text:p>
          </table:table-cell>
          <table:table-cell table:formula="of:=([.D32]-[.E32])^2" office:value-type="float" office:value="699169.366222213" calcext:value-type="float">
            <text:p>699169,3662222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2031" calcext:value-type="float">
            <text:p>0,802031</text:p>
          </table:table-cell>
          <table:table-cell office:value-type="float" office:value="0.50984" calcext:value-type="float">
            <text:p>0,50984</text:p>
          </table:table-cell>
          <table:table-cell table:formula="of:=([.B33]*[.$B$297])-([.B33]*[.$B$296])+[.$B$296]" office:value-type="float" office:value="3278.00191774" calcext:value-type="float">
            <text:p>3278,00191774</text:p>
          </table:table-cell>
          <table:table-cell table:formula="of:=([.C33]*[.$B$297])-([.C33]*[.$B$296])+[.$B$296]" office:value-type="float" office:value="2082.4907536" calcext:value-type="float">
            <text:p>2082,4907536</text:p>
          </table:table-cell>
          <table:table-cell table:formula="of:=([.D33]-[.E33])^2" office:value-type="float" office:value="1429246.94358338" calcext:value-type="float">
            <text:p>1429246,943583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83982" calcext:value-type="float">
            <text:p>0,683982</text:p>
          </table:table-cell>
          <table:table-cell office:value-type="float" office:value="0.65962" calcext:value-type="float">
            <text:p>0,65962</text:p>
          </table:table-cell>
          <table:table-cell table:formula="of:=([.B34]*[.$B$297])-([.B34]*[.$B$296])+[.$B$296]" office:value-type="float" office:value="2794.99971228" calcext:value-type="float">
            <text:p>2794,99971228</text:p>
          </table:table-cell>
          <table:table-cell table:formula="of:=([.C34]*[.$B$297])-([.C34]*[.$B$296])+[.$B$296]" office:value-type="float" office:value="2695.3216148" calcext:value-type="float">
            <text:p>2695,3216148</text:p>
          </table:table-cell>
          <table:table-cell table:formula="of:=([.D34]-[.E34])^2" office:value-type="float" office:value="9935.72311723236" calcext:value-type="float">
            <text:p>9935,72311723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52736" calcext:value-type="float">
            <text:p>0,552736</text:p>
          </table:table-cell>
          <table:table-cell office:value-type="float" office:value="0.546176" calcext:value-type="float">
            <text:p>0,546176</text:p>
          </table:table-cell>
          <table:table-cell table:formula="of:=([.B35]*[.$B$297])-([.B35]*[.$B$296])+[.$B$296]" office:value-type="float" office:value="2258.00145344" calcext:value-type="float">
            <text:p>2258,00145344</text:p>
          </table:table-cell>
          <table:table-cell table:formula="of:=([.C35]*[.$B$297])-([.C35]*[.$B$296])+[.$B$296]" office:value-type="float" office:value="2231.16095104" calcext:value-type="float">
            <text:p>2231,16095104</text:p>
          </table:table-cell>
          <table:table-cell table:formula="of:=([.D35]-[.E35])^2" office:value-type="float" office:value="720.412569084424" calcext:value-type="float">
            <text:p>720,41256908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60876" calcext:value-type="float">
            <text:p>0,360876</text:p>
          </table:table-cell>
          <table:table-cell office:value-type="float" office:value="0.334309" calcext:value-type="float">
            <text:p>0,334309</text:p>
          </table:table-cell>
          <table:table-cell table:formula="of:=([.B36]*[.$B$297])-([.B36]*[.$B$296])+[.$B$296]" office:value-type="float" office:value="1472.99858904" calcext:value-type="float">
            <text:p>1472,99858904</text:p>
          </table:table-cell>
          <table:table-cell table:formula="of:=([.C36]*[.$B$297])-([.C36]*[.$B$296])+[.$B$296]" office:value-type="float" office:value="1364.29864586" calcext:value-type="float">
            <text:p>1364,29864586</text:p>
          </table:table-cell>
          <table:table-cell table:formula="of:=([.D36]-[.E36])^2" office:value-type="float" office:value="11815.6776473352" calcext:value-type="float">
            <text:p>11815,67764733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26697" calcext:value-type="float">
            <text:p>0,226697</text:p>
          </table:table-cell>
          <table:table-cell office:value-type="float" office:value="0.185236" calcext:value-type="float">
            <text:p>0,185236</text:p>
          </table:table-cell>
          <table:table-cell table:formula="of:=([.B37]*[.$B$297])-([.B37]*[.$B$296])+[.$B$296]" office:value-type="float" office:value="923.99984338" calcext:value-type="float">
            <text:p>923,99984338</text:p>
          </table:table-cell>
          <table:table-cell table:formula="of:=([.C37]*[.$B$297])-([.C37]*[.$B$296])+[.$B$296]" office:value-type="float" office:value="754.36050344" calcext:value-type="float">
            <text:p>754,36050344</text:p>
          </table:table-cell>
          <table:table-cell table:formula="of:=([.D37]-[.E37])^2" office:value-type="float" office:value="28777.5056552789" calcext:value-type="float">
            <text:p>28777,50565527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58849" calcext:value-type="float">
            <text:p>0,0458849</text:p>
          </table:table-cell>
          <table:table-cell office:value-type="float" office:value="0.0824082" calcext:value-type="float">
            <text:p>0,0824082</text:p>
          </table:table-cell>
          <table:table-cell table:formula="of:=([.B38]*[.$B$297])-([.B38]*[.$B$296])+[.$B$296]" office:value-type="float" office:value="184.199903746" calcext:value-type="float">
            <text:p>184,199903746</text:p>
          </table:table-cell>
          <table:table-cell table:formula="of:=([.C38]*[.$B$297])-([.C38]*[.$B$296])+[.$B$296]" office:value-type="float" office:value="333.636446628" calcext:value-type="float">
            <text:p>333,636446628</text:p>
          </table:table-cell>
          <table:table-cell table:formula="of:=([.D38]-[.E38])^2" office:value-type="float" office:value="22331.2803485238" calcext:value-type="float">
            <text:p>22331,28034852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677007" calcext:value-type="float">
            <text:p>0,000677007</text:p>
          </table:table-cell>
          <table:table-cell office:value-type="float" office:value="0.0277844" calcext:value-type="float">
            <text:p>0,0277844</text:p>
          </table:table-cell>
          <table:table-cell table:formula="of:=([.B39]*[.$B$297])-([.B39]*[.$B$296])+[.$B$296]" office:value-type="float" office:value="-0.76999877922" calcext:value-type="float">
            <text:p>-0,7699987792</text:p>
          </table:table-cell>
          <table:table-cell table:formula="of:=([.C39]*[.$B$297])-([.C39]*[.$B$296])+[.$B$296]" office:value-type="float" office:value="110.140983976" calcext:value-type="float">
            <text:p>110,140983976</text:p>
          </table:table-cell>
          <table:table-cell table:formula="of:=([.D39]-[.E39])^2" office:value-type="float" office:value="12301.2460957287" calcext:value-type="float">
            <text:p>12301,24609572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27086" calcext:value-type="float">
            <text:p>0,027086</text:p>
          </table:table-cell>
          <table:table-cell table:formula="of:=([.B40]*[.$B$297])-([.B40]*[.$B$296])+[.$B$296]" office:value-type="float" office:value="-3.54" calcext:value-type="float">
            <text:p>-3,54</text:p>
          </table:table-cell>
          <table:table-cell table:formula="of:=([.C40]*[.$B$297])-([.C40]*[.$B$296])+[.$B$296]" office:value-type="float" office:value="107.28345244" calcext:value-type="float">
            <text:p>107,28345244</text:p>
          </table:table-cell>
          <table:table-cell table:formula="of:=([.D40]-[.E40])^2" office:value-type="float" office:value="12281.8376107209" calcext:value-type="float">
            <text:p>12281,83761072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06255" calcext:value-type="float">
            <text:p>0,0206255</text:p>
          </table:table-cell>
          <table:table-cell office:value-type="float" office:value="0.0545873" calcext:value-type="float">
            <text:p>0,0545873</text:p>
          </table:table-cell>
          <table:table-cell table:formula="of:=([.B41]*[.$B$297])-([.B41]*[.$B$296])+[.$B$296]" office:value-type="float" office:value="80.85005827" calcext:value-type="float">
            <text:p>80,85005827</text:p>
          </table:table-cell>
          <table:table-cell table:formula="of:=([.C41]*[.$B$297])-([.C41]*[.$B$296])+[.$B$296]" office:value-type="float" office:value="219.806121442" calcext:value-type="float">
            <text:p>219,806121442</text:p>
          </table:table-cell>
          <table:table-cell table:formula="of:=([.D41]-[.E41])^2" office:value-type="float" office:value="19308.7874922608" calcext:value-type="float">
            <text:p>19308,78749226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650122" calcext:value-type="float">
            <text:p>0,000650122</text:p>
          </table:table-cell>
          <table:table-cell office:value-type="float" office:value="0.0546201" calcext:value-type="float">
            <text:p>0,0546201</text:p>
          </table:table-cell>
          <table:table-cell table:formula="of:=([.B42]*[.$B$297])-([.B42]*[.$B$296])+[.$B$296]" office:value-type="float" office:value="-0.87999983212" calcext:value-type="float">
            <text:p>-0,8799998321</text:p>
          </table:table-cell>
          <table:table-cell table:formula="of:=([.C42]*[.$B$297])-([.C42]*[.$B$296])+[.$B$296]" office:value-type="float" office:value="219.940323954" calcext:value-type="float">
            <text:p>219,940323954</text:p>
          </table:table-cell>
          <table:table-cell table:formula="of:=([.D42]-[.E42])^2" office:value-type="float" office:value="48761.6153970069" calcext:value-type="float">
            <text:p>48761,61539700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365585" calcext:value-type="float">
            <text:p>0,0365585</text:p>
          </table:table-cell>
          <table:table-cell table:formula="of:=([.B43]*[.$B$297])-([.B43]*[.$B$296])+[.$B$296]" office:value-type="float" office:value="-3.54" calcext:value-type="float">
            <text:p>-3,54</text:p>
          </table:table-cell>
          <table:table-cell table:formula="of:=([.C43]*[.$B$297])-([.C43]*[.$B$296])+[.$B$296]" office:value-type="float" office:value="146.04056509" calcext:value-type="float">
            <text:p>146,04056509</text:p>
          </table:table-cell>
          <table:table-cell table:formula="of:=([.D43]-[.E43])^2" office:value-type="float" office:value="22374.3454526437" calcext:value-type="float">
            <text:p>22374,34545264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604788" calcext:value-type="float">
            <text:p>0,0604788</text:p>
          </table:table-cell>
          <table:table-cell table:formula="of:=([.B44]*[.$B$297])-([.B44]*[.$B$296])+[.$B$296]" office:value-type="float" office:value="-3.54" calcext:value-type="float">
            <text:p>-3,54</text:p>
          </table:table-cell>
          <table:table-cell table:formula="of:=([.C44]*[.$B$297])-([.C44]*[.$B$296])+[.$B$296]" office:value-type="float" office:value="243.911429352" calcext:value-type="float">
            <text:p>243,911429352</text:p>
          </table:table-cell>
          <table:table-cell table:formula="of:=([.D44]-[.E44])^2" office:value-type="float" office:value="61232.2098883479" calcext:value-type="float">
            <text:p>61232,20988834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596231" calcext:value-type="float">
            <text:p>0,0596231</text:p>
          </table:table-cell>
          <table:table-cell table:formula="of:=([.B45]*[.$B$297])-([.B45]*[.$B$296])+[.$B$296]" office:value-type="float" office:value="-3.54" calcext:value-type="float">
            <text:p>-3,54</text:p>
          </table:table-cell>
          <table:table-cell table:formula="of:=([.C45]*[.$B$297])-([.C45]*[.$B$296])+[.$B$296]" office:value-type="float" office:value="240.410298574" calcext:value-type="float">
            <text:p>240,410298574</text:p>
          </table:table-cell>
          <table:table-cell table:formula="of:=([.D45]-[.E45])^2" office:value-type="float" office:value="59511.7481743437" calcext:value-type="float">
            <text:p>59511,74817434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449959" calcext:value-type="float">
            <text:p>0,0449959</text:p>
          </table:table-cell>
          <table:table-cell table:formula="of:=([.B46]*[.$B$297])-([.B46]*[.$B$296])+[.$B$296]" office:value-type="float" office:value="-3.490000153738" calcext:value-type="float">
            <text:p>-3,4900001537</text:p>
          </table:table-cell>
          <table:table-cell table:formula="of:=([.C46]*[.$B$297])-([.C46]*[.$B$296])+[.$B$296]" office:value-type="float" office:value="180.562524686" calcext:value-type="float">
            <text:p>180,562524686</text:p>
          </table:table-cell>
          <table:table-cell table:formula="of:=([.D46]-[.E46])^2" office:value-type="float" office:value="33875.3318998824" calcext:value-type="float">
            <text:p>33875,33189988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00953186" calcext:value-type="float">
            <text:p>9,53186E-05</text:p>
          </table:table-cell>
          <table:table-cell office:value-type="float" office:value="0.0526942" calcext:value-type="float">
            <text:p>0,0526942</text:p>
          </table:table-cell>
          <table:table-cell table:formula="of:=([.B47]*[.$B$297])-([.B47]*[.$B$296])+[.$B$296]" office:value-type="float" office:value="-3.150000135356" calcext:value-type="float">
            <text:p>-3,1500001354</text:p>
          </table:table-cell>
          <table:table-cell table:formula="of:=([.C47]*[.$B$297])-([.C47]*[.$B$296])+[.$B$296]" office:value-type="float" office:value="212.060427068" calcext:value-type="float">
            <text:p>212,060427068</text:p>
          </table:table-cell>
          <table:table-cell table:formula="of:=([.D47]-[.E47])^2" office:value-type="float" office:value="46315.527977051" calcext:value-type="float">
            <text:p>46315,5279770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31237" calcext:value-type="float">
            <text:p>0,0531237</text:p>
          </table:table-cell>
          <table:table-cell table:formula="of:=([.B48]*[.$B$297])-([.B48]*[.$B$296])+[.$B$296]" office:value-type="float" office:value="-3.12999905122" calcext:value-type="float">
            <text:p>-3,1299990512</text:p>
          </table:table-cell>
          <table:table-cell table:formula="of:=([.C48]*[.$B$297])-([.C48]*[.$B$296])+[.$B$296]" office:value-type="float" office:value="213.817743498" calcext:value-type="float">
            <text:p>213,817743498</text:p>
          </table:table-cell>
          <table:table-cell table:formula="of:=([.D48]-[.E48])^2" office:value-type="float" office:value="47066.3229972026" calcext:value-type="float">
            <text:p>47066,32299720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31283" calcext:value-type="float">
            <text:p>0,0531283</text:p>
          </table:table-cell>
          <table:table-cell table:formula="of:=([.B49]*[.$B$297])-([.B49]*[.$B$296])+[.$B$296]" office:value-type="float" office:value="-3.54" calcext:value-type="float">
            <text:p>-3,54</text:p>
          </table:table-cell>
          <table:table-cell table:formula="of:=([.C49]*[.$B$297])-([.C49]*[.$B$296])+[.$B$296]" office:value-type="float" office:value="213.836564582" calcext:value-type="float">
            <text:p>213,836564582</text:p>
          </table:table-cell>
          <table:table-cell table:formula="of:=([.D49]-[.E49])^2" office:value-type="float" office:value="47252.5708294724" calcext:value-type="float">
            <text:p>47252,57082947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530112" calcext:value-type="float">
            <text:p>0,0530112</text:p>
          </table:table-cell>
          <table:table-cell table:formula="of:=([.B50]*[.$B$297])-([.B50]*[.$B$296])+[.$B$296]" office:value-type="float" office:value="-3.54" calcext:value-type="float">
            <text:p>-3,54</text:p>
          </table:table-cell>
          <table:table-cell table:formula="of:=([.C50]*[.$B$297])-([.C50]*[.$B$296])+[.$B$296]" office:value-type="float" office:value="213.357445248" calcext:value-type="float">
            <text:p>213,357445248</text:p>
          </table:table-cell>
          <table:table-cell table:formula="of:=([.D50]-[.E50])^2" office:value-type="float" office:value="47044.5017551092" calcext:value-type="float">
            <text:p>47044,50175510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530391" calcext:value-type="float">
            <text:p>0,0530391</text:p>
          </table:table-cell>
          <table:table-cell table:formula="of:=([.B51]*[.$B$297])-([.B51]*[.$B$296])+[.$B$296]" office:value-type="float" office:value="-3.54" calcext:value-type="float">
            <text:p>-3,54</text:p>
          </table:table-cell>
          <table:table-cell table:formula="of:=([.C51]*[.$B$297])-([.C51]*[.$B$296])+[.$B$296]" office:value-type="float" office:value="213.471599214" calcext:value-type="float">
            <text:p>213,471599214</text:p>
          </table:table-cell>
          <table:table-cell table:formula="of:=([.D51]-[.E51])^2" office:value-type="float" office:value="47094.0341934178" calcext:value-type="float">
            <text:p>47094,03419341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2967" calcext:value-type="float">
            <text:p>0,052967</text:p>
          </table:table-cell>
          <table:table-cell table:formula="of:=([.B52]*[.$B$297])-([.B52]*[.$B$296])+[.$B$296]" office:value-type="float" office:value="-3.5199999796644" calcext:value-type="float">
            <text:p>-3,5199999797</text:p>
          </table:table-cell>
          <table:table-cell table:formula="of:=([.C52]*[.$B$297])-([.C52]*[.$B$296])+[.$B$296]" office:value-type="float" office:value="213.17659918" calcext:value-type="float">
            <text:p>213,17659918</text:p>
          </table:table-cell>
          <table:table-cell table:formula="of:=([.D52]-[.E52])^2" office:value-type="float" office:value="46957.4160873643" calcext:value-type="float">
            <text:p>46957,41608736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940477" calcext:value-type="float">
            <text:p>0,00940477</text:p>
          </table:table-cell>
          <table:table-cell office:value-type="float" office:value="0.0529431" calcext:value-type="float">
            <text:p>0,0529431</text:p>
          </table:table-cell>
          <table:table-cell table:formula="of:=([.B53]*[.$B$297])-([.B53]*[.$B$296])+[.$B$296]" office:value-type="float" office:value="34.9399926458" calcext:value-type="float">
            <text:p>34,9399926458</text:p>
          </table:table-cell>
          <table:table-cell table:formula="of:=([.C53]*[.$B$297])-([.C53]*[.$B$296])+[.$B$296]" office:value-type="float" office:value="213.078811374" calcext:value-type="float">
            <text:p>213,078811374</text:p>
          </table:table-cell>
          <table:table-cell table:formula="of:=([.D53]-[.E53])^2" office:value-type="float" office:value="31733.4387378785" calcext:value-type="float">
            <text:p>31733,43873787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575676" calcext:value-type="float">
            <text:p>0,0575676</text:p>
          </table:table-cell>
          <table:table-cell office:value-type="float" office:value="0.0671463" calcext:value-type="float">
            <text:p>0,0671463</text:p>
          </table:table-cell>
          <table:table-cell table:formula="of:=([.B54]*[.$B$297])-([.B54]*[.$B$296])+[.$B$296]" office:value-type="float" office:value="232.000138104" calcext:value-type="float">
            <text:p>232,000138104</text:p>
          </table:table-cell>
          <table:table-cell table:formula="of:=([.C54]*[.$B$297])-([.C54]*[.$B$296])+[.$B$296]" office:value-type="float" office:value="271.191772302" calcext:value-type="float">
            <text:p>271,191772302</text:p>
          </table:table-cell>
          <table:table-cell table:formula="of:=([.D54]-[.E54])^2" office:value-type="float" office:value="1535.98419110984" calcext:value-type="float">
            <text:p>1535,98419110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0814" calcext:value-type="float">
            <text:p>0,330814</text:p>
          </table:table-cell>
          <table:table-cell office:value-type="float" office:value="0.146737" calcext:value-type="float">
            <text:p>0,146737</text:p>
          </table:table-cell>
          <table:table-cell table:formula="of:=([.B55]*[.$B$297])-([.B55]*[.$B$296])+[.$B$296]" office:value-type="float" office:value="1349.99871356" calcext:value-type="float">
            <text:p>1349,99871356</text:p>
          </table:table-cell>
          <table:table-cell table:formula="of:=([.C55]*[.$B$297])-([.C55]*[.$B$296])+[.$B$296]" office:value-type="float" office:value="596.84030498" calcext:value-type="float">
            <text:p>596,84030498</text:p>
          </table:table-cell>
          <table:table-cell table:formula="of:=([.D55]-[.E55])^2" office:value-type="float" office:value="567247.588414758" calcext:value-type="float">
            <text:p>567247,5884147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7156" calcext:value-type="float">
            <text:p>0,567156</text:p>
          </table:table-cell>
          <table:table-cell office:value-type="float" office:value="0.480693" calcext:value-type="float">
            <text:p>0,480693</text:p>
          </table:table-cell>
          <table:table-cell table:formula="of:=([.B56]*[.$B$297])-([.B56]*[.$B$296])+[.$B$296]" office:value-type="float" office:value="2317.00146024" calcext:value-type="float">
            <text:p>2317,00146024</text:p>
          </table:table-cell>
          <table:table-cell table:formula="of:=([.C56]*[.$B$297])-([.C56]*[.$B$296])+[.$B$296]" office:value-type="float" office:value="1963.23463722" calcext:value-type="float">
            <text:p>1963,23463722</text:p>
          </table:table-cell>
          <table:table-cell table:formula="of:=([.D56]-[.E56])^2" office:value-type="float" office:value="125150.965069664" calcext:value-type="float">
            <text:p>125150,9650696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34085" calcext:value-type="float">
            <text:p>0,734085</text:p>
          </table:table-cell>
          <table:table-cell office:value-type="float" office:value="0.595953" calcext:value-type="float">
            <text:p>0,595953</text:p>
          </table:table-cell>
          <table:table-cell table:formula="of:=([.B57]*[.$B$297])-([.B57]*[.$B$296])+[.$B$296]" office:value-type="float" office:value="2999.9981409" calcext:value-type="float">
            <text:p>2999,9981409</text:p>
          </table:table-cell>
          <table:table-cell table:formula="of:=([.C57]*[.$B$297])-([.C57]*[.$B$296])+[.$B$296]" office:value-type="float" office:value="2434.82553762" calcext:value-type="float">
            <text:p>2434,82553762</text:p>
          </table:table-cell>
          <table:table-cell table:formula="of:=([.D57]-[.E57])^2" office:value-type="float" office:value="319420.071498292" calcext:value-type="float">
            <text:p>319420,0714982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71686" calcext:value-type="float">
            <text:p>0,871686</text:p>
          </table:table-cell>
          <table:table-cell office:value-type="float" office:value="0.713706" calcext:value-type="float">
            <text:p>0,713706</text:p>
          </table:table-cell>
          <table:table-cell table:formula="of:=([.B58]*[.$B$297])-([.B58]*[.$B$296])+[.$B$296]" office:value-type="float" office:value="3562.99813644" calcext:value-type="float">
            <text:p>3562,99813644</text:p>
          </table:table-cell>
          <table:table-cell table:formula="of:=([.C58]*[.$B$297])-([.C58]*[.$B$296])+[.$B$296]" office:value-type="float" office:value="2916.61664724" calcext:value-type="float">
            <text:p>2916,61664724</text:p>
          </table:table-cell>
          <table:table-cell table:formula="of:=([.D58]-[.E58])^2" office:value-type="float" office:value="417809.029580409" calcext:value-type="float">
            <text:p>417809,0295804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57755" calcext:value-type="float">
            <text:p>0,857755</text:p>
          </table:table-cell>
          <table:table-cell office:value-type="float" office:value="0.711968" calcext:value-type="float">
            <text:p>0,711968</text:p>
          </table:table-cell>
          <table:table-cell table:formula="of:=([.B59]*[.$B$297])-([.B59]*[.$B$296])+[.$B$296]" office:value-type="float" office:value="3505.9988927" calcext:value-type="float">
            <text:p>3505,9988927</text:p>
          </table:table-cell>
          <table:table-cell table:formula="of:=([.C59]*[.$B$297])-([.C59]*[.$B$296])+[.$B$296]" office:value-type="float" office:value="2909.50555072" calcext:value-type="float">
            <text:p>2909,50555072</text:p>
          </table:table-cell>
          <table:table-cell table:formula="of:=([.D59]-[.E59])^2" office:value-type="float" office:value="355804.30702647" calcext:value-type="float">
            <text:p>355804,307026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2299" calcext:value-type="float">
            <text:p>0,932299</text:p>
          </table:table-cell>
          <table:table-cell office:value-type="float" office:value="0.821784" calcext:value-type="float">
            <text:p>0,821784</text:p>
          </table:table-cell>
          <table:table-cell table:formula="of:=([.B60]*[.$B$297])-([.B60]*[.$B$296])+[.$B$296]" office:value-type="float" office:value="3810.99865046" calcext:value-type="float">
            <text:p>3810,99865046</text:p>
          </table:table-cell>
          <table:table-cell table:formula="of:=([.C60]*[.$B$297])-([.C60]*[.$B$296])+[.$B$296]" office:value-type="float" office:value="3358.82210736" calcext:value-type="float">
            <text:p>3358,82210736</text:p>
          </table:table-cell>
          <table:table-cell table:formula="of:=([.D60]-[.E60])^2" office:value-type="float" office:value="204463.626129866" calcext:value-type="float">
            <text:p>204463,6261298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8426" calcext:value-type="float">
            <text:p>0,828426</text:p>
          </table:table-cell>
          <table:table-cell office:value-type="float" office:value="0.813654" calcext:value-type="float">
            <text:p>0,813654</text:p>
          </table:table-cell>
          <table:table-cell table:formula="of:=([.B61]*[.$B$297])-([.B61]*[.$B$296])+[.$B$296]" office:value-type="float" office:value="3385.99811604" calcext:value-type="float">
            <text:p>3385,99811604</text:p>
          </table:table-cell>
          <table:table-cell table:formula="of:=([.C61]*[.$B$297])-([.C61]*[.$B$296])+[.$B$296]" office:value-type="float" office:value="3325.55788716" calcext:value-type="float">
            <text:p>3325,55788716</text:p>
          </table:table-cell>
          <table:table-cell table:formula="of:=([.D61]-[.E61])^2" office:value-type="float" office:value="3653.02126706681" calcext:value-type="float">
            <text:p>3653,02126706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496" calcext:value-type="float">
            <text:p>0,68496</text:p>
          </table:table-cell>
          <table:table-cell office:value-type="float" office:value="0.63116" calcext:value-type="float">
            <text:p>0,63116</text:p>
          </table:table-cell>
          <table:table-cell table:formula="of:=([.B62]*[.$B$297])-([.B62]*[.$B$296])+[.$B$296]" office:value-type="float" office:value="2799.0012384" calcext:value-type="float">
            <text:p>2799,0012384</text:p>
          </table:table-cell>
          <table:table-cell table:formula="of:=([.C62]*[.$B$297])-([.C62]*[.$B$296])+[.$B$296]" office:value-type="float" office:value="2578.8763864" calcext:value-type="float">
            <text:p>2578,8763864</text:p>
          </table:table-cell>
          <table:table-cell table:formula="of:=([.D62]-[.E62])^2" office:value-type="float" office:value="48454.9504680219" calcext:value-type="float">
            <text:p>48454,95046802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3365" calcext:value-type="float">
            <text:p>0,503365</text:p>
          </table:table-cell>
          <table:table-cell office:value-type="float" office:value="0.326488" calcext:value-type="float">
            <text:p>0,326488</text:p>
          </table:table-cell>
          <table:table-cell table:formula="of:=([.B63]*[.$B$297])-([.B63]*[.$B$296])+[.$B$296]" office:value-type="float" office:value="2055.9980321" calcext:value-type="float">
            <text:p>2055,9980321</text:p>
          </table:table-cell>
          <table:table-cell table:formula="of:=([.C63]*[.$B$297])-([.C63]*[.$B$296])+[.$B$296]" office:value-type="float" office:value="1332.29871152" calcext:value-type="float">
            <text:p>1332,29871152</text:p>
          </table:table-cell>
          <table:table-cell table:formula="of:=([.D63]-[.E63])^2" office:value-type="float" office:value="523740.706607954" calcext:value-type="float">
            <text:p>523740,7066079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45174" calcext:value-type="float">
            <text:p>0,245174</text:p>
          </table:table-cell>
          <table:table-cell office:value-type="float" office:value="0.219175" calcext:value-type="float">
            <text:p>0,219175</text:p>
          </table:table-cell>
          <table:table-cell table:formula="of:=([.B64]*[.$B$297])-([.B64]*[.$B$296])+[.$B$296]" office:value-type="float" office:value="999.59922796" calcext:value-type="float">
            <text:p>999,59922796</text:p>
          </table:table-cell>
          <table:table-cell table:formula="of:=([.C64]*[.$B$297])-([.C64]*[.$B$296])+[.$B$296]" office:value-type="float" office:value="893.2232795" calcext:value-type="float">
            <text:p>893,2232795</text:p>
          </table:table-cell>
          <table:table-cell table:formula="of:=([.D64]-[.E64])^2" office:value-type="float" office:value="11315.8424107646" calcext:value-type="float">
            <text:p>11315,84241076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699003" calcext:value-type="float">
            <text:p>0,000699003</text:p>
          </table:table-cell>
          <table:table-cell office:value-type="float" office:value="0.100851" calcext:value-type="float">
            <text:p>0,100851</text:p>
          </table:table-cell>
          <table:table-cell table:formula="of:=([.B65]*[.$B$297])-([.B65]*[.$B$296])+[.$B$296]" office:value-type="float" office:value="-0.68000126538" calcext:value-type="float">
            <text:p>-0,6800012654</text:p>
          </table:table-cell>
          <table:table-cell table:formula="of:=([.C65]*[.$B$297])-([.C65]*[.$B$296])+[.$B$296]" office:value-type="float" office:value="409.09590054" calcext:value-type="float">
            <text:p>409,09590054</text:p>
          </table:table-cell>
          <table:table-cell table:formula="of:=([.D65]-[.E65])^2" office:value-type="float" office:value="167916.289700412" calcext:value-type="float">
            <text:p>167916,2897004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227629" calcext:value-type="float">
            <text:p>0,0227629</text:p>
          </table:table-cell>
          <table:table-cell table:formula="of:=([.B66]*[.$B$297])-([.B66]*[.$B$296])+[.$B$296]" office:value-type="float" office:value="-3.54" calcext:value-type="float">
            <text:p>-3,54</text:p>
          </table:table-cell>
          <table:table-cell table:formula="of:=([.C66]*[.$B$297])-([.C66]*[.$B$296])+[.$B$296]" office:value-type="float" office:value="89.595315866" calcext:value-type="float">
            <text:p>89,595315866</text:p>
          </table:table-cell>
          <table:table-cell table:formula="of:=([.D66]-[.E66])^2" office:value-type="float" office:value="8674.18706145959" calcext:value-type="float">
            <text:p>8674,18706145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142664" calcext:value-type="float">
            <text:p>0,0142664</text:p>
          </table:table-cell>
          <table:table-cell table:formula="of:=([.B67]*[.$B$297])-([.B67]*[.$B$296])+[.$B$296]" office:value-type="float" office:value="-3.54" calcext:value-type="float">
            <text:p>-3,54</text:p>
          </table:table-cell>
          <table:table-cell table:formula="of:=([.C67]*[.$B$297])-([.C67]*[.$B$296])+[.$B$296]" office:value-type="float" office:value="54.831546256" calcext:value-type="float">
            <text:p>54,831546256</text:p>
          </table:table-cell>
          <table:table-cell table:formula="of:=([.D67]-[.E67])^2" office:value-type="float" office:value="3407.23741231635" calcext:value-type="float">
            <text:p>3407,23741231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0333004" calcext:value-type="float">
            <text:p>0,0333004</text:p>
          </table:table-cell>
          <table:table-cell table:formula="of:=([.B68]*[.$B$297])-([.B68]*[.$B$296])+[.$B$296]" office:value-type="float" office:value="-3.54" calcext:value-type="float">
            <text:p>-3,54</text:p>
          </table:table-cell>
          <table:table-cell table:formula="of:=([.C68]*[.$B$297])-([.C68]*[.$B$296])+[.$B$296]" office:value-type="float" office:value="132.709918616" calcext:value-type="float">
            <text:p>132,709918616</text:p>
          </table:table-cell>
          <table:table-cell table:formula="of:=([.D68]-[.E68])^2" office:value-type="float" office:value="18564.0403228666" calcext:value-type="float">
            <text:p>18564,04032286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283312" calcext:value-type="float">
            <text:p>0,0283312</text:p>
          </table:table-cell>
          <table:table-cell table:formula="of:=([.B69]*[.$B$297])-([.B69]*[.$B$296])+[.$B$296]" office:value-type="float" office:value="-3.54" calcext:value-type="float">
            <text:p>-3,54</text:p>
          </table:table-cell>
          <table:table-cell table:formula="of:=([.C69]*[.$B$297])-([.C69]*[.$B$296])+[.$B$296]" office:value-type="float" office:value="112.378238048" calcext:value-type="float">
            <text:p>112,378238048</text:p>
          </table:table-cell>
          <table:table-cell table:formula="of:=([.D69]-[.E69])^2" office:value-type="float" office:value="13437.0379121528" calcext:value-type="float">
            <text:p>13437,03791215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0526532" calcext:value-type="float">
            <text:p>0,0526532</text:p>
          </table:table-cell>
          <table:table-cell table:formula="of:=([.B70]*[.$B$297])-([.B70]*[.$B$296])+[.$B$296]" office:value-type="float" office:value="-3.54" calcext:value-type="float">
            <text:p>-3,54</text:p>
          </table:table-cell>
          <table:table-cell table:formula="of:=([.C70]*[.$B$297])-([.C70]*[.$B$296])+[.$B$296]" office:value-type="float" office:value="211.892673928" calcext:value-type="float">
            <text:p>211,892673928</text:p>
          </table:table-cell>
          <table:table-cell table:formula="of:=([.D70]-[.E70])^2" office:value-type="float" office:value="46411.236995768" calcext:value-type="float">
            <text:p>46411,2369957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71]*[.$B$297])-([.B71]*[.$B$296])+[.$B$296]" office:value-type="float" office:value="-3.54" calcext:value-type="float">
            <text:p>-3,54</text:p>
          </table:table-cell>
          <table:table-cell table:formula="of:=([.C71]*[.$B$297])-([.C71]*[.$B$296])+[.$B$296]" office:value-type="float" office:value="213.24410959" calcext:value-type="float">
            <text:p>213,24410959</text:p>
          </table:table-cell>
          <table:table-cell table:formula="of:=([.D71]-[.E71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72]*[.$B$297])-([.B72]*[.$B$296])+[.$B$296]" office:value-type="float" office:value="-3.54" calcext:value-type="float">
            <text:p>-3,54</text:p>
          </table:table-cell>
          <table:table-cell table:formula="of:=([.C72]*[.$B$297])-([.C72]*[.$B$296])+[.$B$296]" office:value-type="float" office:value="213.24410959" calcext:value-type="float">
            <text:p>213,24410959</text:p>
          </table:table-cell>
          <table:table-cell table:formula="of:=([.D72]-[.E72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73]*[.$B$297])-([.B73]*[.$B$296])+[.$B$296]" office:value-type="float" office:value="-3.54" calcext:value-type="float">
            <text:p>-3,54</text:p>
          </table:table-cell>
          <table:table-cell table:formula="of:=([.C73]*[.$B$297])-([.C73]*[.$B$296])+[.$B$296]" office:value-type="float" office:value="213.24410959" calcext:value-type="float">
            <text:p>213,24410959</text:p>
          </table:table-cell>
          <table:table-cell table:formula="of:=([.D73]-[.E73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74]*[.$B$297])-([.B74]*[.$B$296])+[.$B$296]" office:value-type="float" office:value="-3.54" calcext:value-type="float">
            <text:p>-3,54</text:p>
          </table:table-cell>
          <table:table-cell table:formula="of:=([.C74]*[.$B$297])-([.C74]*[.$B$296])+[.$B$296]" office:value-type="float" office:value="213.24410959" calcext:value-type="float">
            <text:p>213,24410959</text:p>
          </table:table-cell>
          <table:table-cell table:formula="of:=([.D74]-[.E74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29835" calcext:value-type="float">
            <text:p>0,0529835</text:p>
          </table:table-cell>
          <table:table-cell table:formula="of:=([.B75]*[.$B$297])-([.B75]*[.$B$296])+[.$B$296]" office:value-type="float" office:value="-3.510000010412" calcext:value-type="float">
            <text:p>-3,5100000104</text:p>
          </table:table-cell>
          <table:table-cell table:formula="of:=([.C75]*[.$B$297])-([.C75]*[.$B$296])+[.$B$296]" office:value-type="float" office:value="213.24410959" calcext:value-type="float">
            <text:p>213,24410959</text:p>
          </table:table-cell>
          <table:table-cell table:formula="of:=([.D75]-[.E75])^2" office:value-type="float" office:value="46982.3440286674" calcext:value-type="float">
            <text:p>46982,34402866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797744" calcext:value-type="float">
            <text:p>0,00797744</text:p>
          </table:table-cell>
          <table:table-cell office:value-type="float" office:value="0.0529943" calcext:value-type="float">
            <text:p>0,0529943</text:p>
          </table:table-cell>
          <table:table-cell table:formula="of:=([.B76]*[.$B$297])-([.B76]*[.$B$296])+[.$B$296]" office:value-type="float" office:value="29.1000148576" calcext:value-type="float">
            <text:p>29,1000148576</text:p>
          </table:table-cell>
          <table:table-cell table:formula="of:=([.C76]*[.$B$297])-([.C76]*[.$B$296])+[.$B$296]" office:value-type="float" office:value="213.288298222" calcext:value-type="float">
            <text:p>213,288298222</text:p>
          </table:table-cell>
          <table:table-cell table:formula="of:=([.D76]-[.E76])^2" office:value-type="float" office:value="33925.3237287245" calcext:value-type="float">
            <text:p>33925,32372872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779511" calcext:value-type="float">
            <text:p>0,0779511</text:p>
          </table:table-cell>
          <table:table-cell office:value-type="float" office:value="0.064966" calcext:value-type="float">
            <text:p>0,064966</text:p>
          </table:table-cell>
          <table:table-cell table:formula="of:=([.B77]*[.$B$297])-([.B77]*[.$B$296])+[.$B$296]" office:value-type="float" office:value="315.400043694" calcext:value-type="float">
            <text:p>315,400043694</text:p>
          </table:table-cell>
          <table:table-cell table:formula="of:=([.C77]*[.$B$297])-([.C77]*[.$B$296])+[.$B$296]" office:value-type="float" office:value="262.27098764" calcext:value-type="float">
            <text:p>262,27098764</text:p>
          </table:table-cell>
          <table:table-cell table:formula="of:=([.D77]-[.E77])^2" office:value-type="float" office:value="2822.69659718907" calcext:value-type="float">
            <text:p>2822,69659718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0645" calcext:value-type="float">
            <text:p>0,130645</text:p>
          </table:table-cell>
          <table:table-cell office:value-type="float" office:value="0.184943" calcext:value-type="float">
            <text:p>0,184943</text:p>
          </table:table-cell>
          <table:table-cell table:formula="of:=([.B78]*[.$B$297])-([.B78]*[.$B$296])+[.$B$296]" office:value-type="float" office:value="530.9992433" calcext:value-type="float">
            <text:p>530,9992433</text:p>
          </table:table-cell>
          <table:table-cell table:formula="of:=([.C78]*[.$B$297])-([.C78]*[.$B$296])+[.$B$296]" office:value-type="float" office:value="753.16168222" calcext:value-type="float">
            <text:p>753,16168222</text:p>
          </table:table-cell>
          <table:table-cell table:formula="of:=([.D78]-[.E78])^2" office:value-type="float" office:value="49356.1492668827" calcext:value-type="float">
            <text:p>49356,14926688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33712" calcext:value-type="float">
            <text:p>0,233712</text:p>
          </table:table-cell>
          <table:table-cell office:value-type="float" office:value="0.268602" calcext:value-type="float">
            <text:p>0,268602</text:p>
          </table:table-cell>
          <table:table-cell table:formula="of:=([.B79]*[.$B$297])-([.B79]*[.$B$296])+[.$B$296]" office:value-type="float" office:value="952.70199648" calcext:value-type="float">
            <text:p>952,70199648</text:p>
          </table:table-cell>
          <table:table-cell table:formula="of:=([.C79]*[.$B$297])-([.C79]*[.$B$296])+[.$B$296]" office:value-type="float" office:value="1095.45582708" calcext:value-type="float">
            <text:p>1095,45582708</text:p>
          </table:table-cell>
          <table:table-cell table:formula="of:=([.D79]-[.E79])^2" office:value-type="float" office:value="20378.6561509735" calcext:value-type="float">
            <text:p>20378,65615097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74112" calcext:value-type="float">
            <text:p>0,274112</text:p>
          </table:table-cell>
          <table:table-cell office:value-type="float" office:value="0.386462" calcext:value-type="float">
            <text:p>0,386462</text:p>
          </table:table-cell>
          <table:table-cell table:formula="of:=([.B80]*[.$B$297])-([.B80]*[.$B$296])+[.$B$296]" office:value-type="float" office:value="1118.00021248" calcext:value-type="float">
            <text:p>1118,00021248</text:p>
          </table:table-cell>
          <table:table-cell table:formula="of:=([.C80]*[.$B$297])-([.C80]*[.$B$296])+[.$B$296]" office:value-type="float" office:value="1577.68473148" calcext:value-type="float">
            <text:p>1577,68473148</text:p>
          </table:table-cell>
          <table:table-cell table:formula="of:=([.D80]-[.E80])^2" office:value-type="float" office:value="211309.857008261" calcext:value-type="float">
            <text:p>211309,8570082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5217" calcext:value-type="float">
            <text:p>0,455217</text:p>
          </table:table-cell>
          <table:table-cell office:value-type="float" office:value="0.370894" calcext:value-type="float">
            <text:p>0,370894</text:p>
          </table:table-cell>
          <table:table-cell table:formula="of:=([.B81]*[.$B$297])-([.B81]*[.$B$296])+[.$B$296]" office:value-type="float" office:value="1858.99856418" calcext:value-type="float">
            <text:p>1858,99856418</text:p>
          </table:table-cell>
          <table:table-cell table:formula="of:=([.C81]*[.$B$297])-([.C81]*[.$B$296])+[.$B$296]" office:value-type="float" office:value="1513.98763676" calcext:value-type="float">
            <text:p>1513,98763676</text:p>
          </table:table-cell>
          <table:table-cell table:formula="of:=([.D81]-[.E81])^2" office:value-type="float" office:value="119032.540039208" calcext:value-type="float">
            <text:p>119032,5400392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60557" calcext:value-type="float">
            <text:p>0,560557</text:p>
          </table:table-cell>
          <table:table-cell office:value-type="float" office:value="0.504536" calcext:value-type="float">
            <text:p>0,504536</text:p>
          </table:table-cell>
          <table:table-cell table:formula="of:=([.B82]*[.$B$297])-([.B82]*[.$B$296])+[.$B$296]" office:value-type="float" office:value="2290.00138778" calcext:value-type="float">
            <text:p>2290,00138778</text:p>
          </table:table-cell>
          <table:table-cell table:formula="of:=([.C82]*[.$B$297])-([.C82]*[.$B$296])+[.$B$296]" office:value-type="float" office:value="2060.78922544" calcext:value-type="float">
            <text:p>2060,78922544</text:p>
          </table:table-cell>
          <table:table-cell table:formula="of:=([.D82]-[.E82])^2" office:value-type="float" office:value="52538.2153645782" calcext:value-type="float">
            <text:p>52538,215364578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0064" calcext:value-type="float">
            <text:p>0,440064</text:p>
          </table:table-cell>
          <table:table-cell office:value-type="float" office:value="0.527673" calcext:value-type="float">
            <text:p>0,527673</text:p>
          </table:table-cell>
          <table:table-cell table:formula="of:=([.B83]*[.$B$297])-([.B83]*[.$B$296])+[.$B$296]" office:value-type="float" office:value="1796.99945856" calcext:value-type="float">
            <text:p>1796,99945856</text:p>
          </table:table-cell>
          <table:table-cell table:formula="of:=([.C83]*[.$B$297])-([.C83]*[.$B$296])+[.$B$296]" office:value-type="float" office:value="2155.45518642" calcext:value-type="float">
            <text:p>2155,45518642</text:p>
          </table:table-cell>
          <table:table-cell table:formula="of:=([.D83]-[.E83])^2" office:value-type="float" office:value="128490.508835642" calcext:value-type="float">
            <text:p>128490,5088356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4811" calcext:value-type="float">
            <text:p>0,494811</text:p>
          </table:table-cell>
          <table:table-cell office:value-type="float" office:value="0.389887" calcext:value-type="float">
            <text:p>0,389887</text:p>
          </table:table-cell>
          <table:table-cell table:formula="of:=([.B84]*[.$B$297])-([.B84]*[.$B$296])+[.$B$296]" office:value-type="float" office:value="2020.99899894" calcext:value-type="float">
            <text:p>2020,99899894</text:p>
          </table:table-cell>
          <table:table-cell table:formula="of:=([.C84]*[.$B$297])-([.C84]*[.$B$296])+[.$B$296]" office:value-type="float" office:value="1591.69825598" calcext:value-type="float">
            <text:p>1591,69825598</text:p>
          </table:table-cell>
          <table:table-cell table:formula="of:=([.D84]-[.E84])^2" office:value-type="float" office:value="184299.127906008" calcext:value-type="float">
            <text:p>184299,127906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40102" calcext:value-type="float">
            <text:p>0,340102</text:p>
          </table:table-cell>
          <table:table-cell office:value-type="float" office:value="0.378957" calcext:value-type="float">
            <text:p>0,378957</text:p>
          </table:table-cell>
          <table:table-cell table:formula="of:=([.B85]*[.$B$297])-([.B85]*[.$B$296])+[.$B$296]" office:value-type="float" office:value="1388.00093708" calcext:value-type="float">
            <text:p>1388,00093708</text:p>
          </table:table-cell>
          <table:table-cell table:formula="of:=([.C85]*[.$B$297])-([.C85]*[.$B$296])+[.$B$296]" office:value-type="float" office:value="1546.97772378" calcext:value-type="float">
            <text:p>1546,97772378</text:p>
          </table:table-cell>
          <table:table-cell table:formula="of:=([.D85]-[.E85])^2" office:value-type="float" office:value="25273.6187094573" calcext:value-type="float">
            <text:p>25273,61870945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1895" calcext:value-type="float">
            <text:p>0,381895</text:p>
          </table:table-cell>
          <table:table-cell office:value-type="float" office:value="0.220643" calcext:value-type="float">
            <text:p>0,220643</text:p>
          </table:table-cell>
          <table:table-cell table:formula="of:=([.B86]*[.$B$297])-([.B86]*[.$B$296])+[.$B$296]" office:value-type="float" office:value="1558.9986683" calcext:value-type="float">
            <text:p>1558,9986683</text:p>
          </table:table-cell>
          <table:table-cell table:formula="of:=([.C86]*[.$B$297])-([.C86]*[.$B$296])+[.$B$296]" office:value-type="float" office:value="899.22966022" calcext:value-type="float">
            <text:p>899,22966022</text:p>
          </table:table-cell>
          <table:table-cell table:formula="of:=([.D86]-[.E86])^2" office:value-type="float" office:value="435295.144022867" calcext:value-type="float">
            <text:p>435295,1440228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08538" calcext:value-type="float">
            <text:p>0,208538</text:p>
          </table:table-cell>
          <table:table-cell office:value-type="float" office:value="0.200978" calcext:value-type="float">
            <text:p>0,200978</text:p>
          </table:table-cell>
          <table:table-cell table:formula="of:=([.B87]*[.$B$297])-([.B87]*[.$B$296])+[.$B$296]" office:value-type="float" office:value="849.70156852" calcext:value-type="float">
            <text:p>849,70156852</text:p>
          </table:table-cell>
          <table:table-cell table:formula="of:=([.C87]*[.$B$297])-([.C87]*[.$B$296])+[.$B$296]" office:value-type="float" office:value="818.76952612" calcext:value-type="float">
            <text:p>818,76952612</text:p>
          </table:table-cell>
          <table:table-cell table:formula="of:=([.D87]-[.E87])^2" office:value-type="float" office:value="956.791247035405" calcext:value-type="float">
            <text:p>956,79124703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525817" calcext:value-type="float">
            <text:p>0,0525817</text:p>
          </table:table-cell>
          <table:table-cell office:value-type="float" office:value="0.155106" calcext:value-type="float">
            <text:p>0,155106</text:p>
          </table:table-cell>
          <table:table-cell table:formula="of:=([.B88]*[.$B$297])-([.B88]*[.$B$296])+[.$B$296]" office:value-type="float" office:value="211.600128818" calcext:value-type="float">
            <text:p>211,600128818</text:p>
          </table:table-cell>
          <table:table-cell table:formula="of:=([.C88]*[.$B$297])-([.C88]*[.$B$296])+[.$B$296]" office:value-type="float" office:value="631.08240324" calcext:value-type="float">
            <text:p>631,08240324</text:p>
          </table:table-cell>
          <table:table-cell table:formula="of:=([.D88]-[.E88])^2" office:value-type="float" office:value="175965.378554254" calcext:value-type="float">
            <text:p>175965,3785542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0816318" calcext:value-type="float">
            <text:p>0,000816318</text:p>
          </table:table-cell>
          <table:table-cell office:value-type="float" office:value="0.0699776" calcext:value-type="float">
            <text:p>0,0699776</text:p>
          </table:table-cell>
          <table:table-cell table:formula="of:=([.B89]*[.$B$297])-([.B89]*[.$B$296])+[.$B$296]" office:value-type="float" office:value="-0.20000225028" calcext:value-type="float">
            <text:p>-0,2000022503</text:p>
          </table:table-cell>
          <table:table-cell table:formula="of:=([.C89]*[.$B$297])-([.C89]*[.$B$296])+[.$B$296]" office:value-type="float" office:value="282.776149504" calcext:value-type="float">
            <text:p>282,776149504</text:p>
          </table:table-cell>
          <table:table-cell table:formula="of:=([.D89]-[.E89])^2" office:value-type="float" office:value="80075.5024616613" calcext:value-type="float">
            <text:p>80075,50246166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599327" calcext:value-type="float">
            <text:p>0,0599327</text:p>
          </table:table-cell>
          <table:table-cell table:formula="of:=([.B90]*[.$B$297])-([.B90]*[.$B$296])+[.$B$296]" office:value-type="float" office:value="-3.54" calcext:value-type="float">
            <text:p>-3,54</text:p>
          </table:table-cell>
          <table:table-cell table:formula="of:=([.C90]*[.$B$297])-([.C90]*[.$B$296])+[.$B$296]" office:value-type="float" office:value="241.677039358" calcext:value-type="float">
            <text:p>241,677039358</text:p>
          </table:table-cell>
          <table:table-cell table:formula="of:=([.D90]-[.E90])^2" office:value-type="float" office:value="60131.3963915029" calcext:value-type="float">
            <text:p>60131,39639150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519248" calcext:value-type="float">
            <text:p>0,0519248</text:p>
          </table:table-cell>
          <table:table-cell table:formula="of:=([.B91]*[.$B$297])-([.B91]*[.$B$296])+[.$B$296]" office:value-type="float" office:value="-3.54" calcext:value-type="float">
            <text:p>-3,54</text:p>
          </table:table-cell>
          <table:table-cell table:formula="of:=([.C91]*[.$B$297])-([.C91]*[.$B$296])+[.$B$296]" office:value-type="float" office:value="208.912396192" calcext:value-type="float">
            <text:p>208,912396192</text:p>
          </table:table-cell>
          <table:table-cell table:formula="of:=([.D91]-[.E91])^2" office:value-type="float" office:value="45136.0206477225" calcext:value-type="float">
            <text:p>45136,02064772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304164" calcext:value-type="float">
            <text:p>0,0304164</text:p>
          </table:table-cell>
          <table:table-cell table:formula="of:=([.B92]*[.$B$297])-([.B92]*[.$B$296])+[.$B$296]" office:value-type="float" office:value="-3.54" calcext:value-type="float">
            <text:p>-3,54</text:p>
          </table:table-cell>
          <table:table-cell table:formula="of:=([.C92]*[.$B$297])-([.C92]*[.$B$296])+[.$B$296]" office:value-type="float" office:value="120.909917256" calcext:value-type="float">
            <text:p>120,909917256</text:p>
          </table:table-cell>
          <table:table-cell table:formula="of:=([.D92]-[.E92])^2" office:value-type="float" office:value="15487.7819050252" calcext:value-type="float">
            <text:p>15487,78190502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373752" calcext:value-type="float">
            <text:p>0,0373752</text:p>
          </table:table-cell>
          <table:table-cell table:formula="of:=([.B93]*[.$B$297])-([.B93]*[.$B$296])+[.$B$296]" office:value-type="float" office:value="-3.54" calcext:value-type="float">
            <text:p>-3,54</text:p>
          </table:table-cell>
          <table:table-cell table:formula="of:=([.C93]*[.$B$297])-([.C93]*[.$B$296])+[.$B$296]" office:value-type="float" office:value="149.382125808" calcext:value-type="float">
            <text:p>149,382125808</text:p>
          </table:table-cell>
          <table:table-cell table:formula="of:=([.D93]-[.E93])^2" office:value-type="float" office:value="23385.1765616378" calcext:value-type="float">
            <text:p>23385,17656163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00391051" calcext:value-type="float">
            <text:p>3,91051E-05</text:p>
          </table:table-cell>
          <table:table-cell office:value-type="float" office:value="0.0525981" calcext:value-type="float">
            <text:p>0,0525981</text:p>
          </table:table-cell>
          <table:table-cell table:formula="of:=([.B94]*[.$B$297])-([.B94]*[.$B$296])+[.$B$296]" office:value-type="float" office:value="-3.379999919146" calcext:value-type="float">
            <text:p>-3,3799999191</text:p>
          </table:table-cell>
          <table:table-cell table:formula="of:=([.C94]*[.$B$297])-([.C94]*[.$B$296])+[.$B$296]" office:value-type="float" office:value="211.667230074" calcext:value-type="float">
            <text:p>211,667230074</text:p>
          </table:table-cell>
          <table:table-cell table:formula="of:=([.D94]-[.E94])^2" office:value-type="float" office:value="46245.311127725" calcext:value-type="float">
            <text:p>46245,3111277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0977627" calcext:value-type="float">
            <text:p>9,77627E-05</text:p>
          </table:table-cell>
          <table:table-cell office:value-type="float" office:value="0.0530414" calcext:value-type="float">
            <text:p>0,0530414</text:p>
          </table:table-cell>
          <table:table-cell table:formula="of:=([.B95]*[.$B$297])-([.B95]*[.$B$296])+[.$B$296]" office:value-type="float" office:value="-3.140000002442" calcext:value-type="float">
            <text:p>-3,1400000024</text:p>
          </table:table-cell>
          <table:table-cell table:formula="of:=([.C95]*[.$B$297])-([.C95]*[.$B$296])+[.$B$296]" office:value-type="float" office:value="213.481009756" calcext:value-type="float">
            <text:p>213,481009756</text:p>
          </table:table-cell>
          <table:table-cell table:formula="of:=([.D95]-[.E95])^2" office:value-type="float" office:value="46924.661868767" calcext:value-type="float">
            <text:p>46924,6618687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531251" calcext:value-type="float">
            <text:p>0,0531251</text:p>
          </table:table-cell>
          <table:table-cell table:formula="of:=([.B96]*[.$B$297])-([.B96]*[.$B$296])+[.$B$296]" office:value-type="float" office:value="-3.5299999898322" calcext:value-type="float">
            <text:p>-3,5299999898</text:p>
          </table:table-cell>
          <table:table-cell table:formula="of:=([.C96]*[.$B$297])-([.C96]*[.$B$296])+[.$B$296]" office:value-type="float" office:value="213.823471654" calcext:value-type="float">
            <text:p>213,823471654</text:p>
          </table:table-cell>
          <table:table-cell table:formula="of:=([.D96]-[.E96])^2" office:value-type="float" office:value="47242.5316356262" calcext:value-type="float">
            <text:p>47242,53163562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569468" calcext:value-type="float">
            <text:p>0,000569468</text:p>
          </table:table-cell>
          <table:table-cell office:value-type="float" office:value="0.0529924" calcext:value-type="float">
            <text:p>0,0529924</text:p>
          </table:table-cell>
          <table:table-cell table:formula="of:=([.B97]*[.$B$297])-([.B97]*[.$B$296])+[.$B$296]" office:value-type="float" office:value="-1.20999889928" calcext:value-type="float">
            <text:p>-1,2099988993</text:p>
          </table:table-cell>
          <table:table-cell table:formula="of:=([.C97]*[.$B$297])-([.C97]*[.$B$296])+[.$B$296]" office:value-type="float" office:value="213.280524296" calcext:value-type="float">
            <text:p>213,280524296</text:p>
          </table:table-cell>
          <table:table-cell table:formula="of:=([.D97]-[.E97])^2" office:value-type="float" office:value="46006.184540585" calcext:value-type="float">
            <text:p>46006,1845405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122203" calcext:value-type="float">
            <text:p>1,22203E-05</text:p>
          </table:table-cell>
          <table:table-cell office:value-type="float" office:value="0.0538715" calcext:value-type="float">
            <text:p>0,0538715</text:p>
          </table:table-cell>
          <table:table-cell table:formula="of:=([.B98]*[.$B$297])-([.B98]*[.$B$296])+[.$B$296]" office:value-type="float" office:value="-3.490000153738" calcext:value-type="float">
            <text:p>-3,4900001537</text:p>
          </table:table-cell>
          <table:table-cell table:formula="of:=([.C98]*[.$B$297])-([.C98]*[.$B$296])+[.$B$296]" office:value-type="float" office:value="216.87739711" calcext:value-type="float">
            <text:p>216,87739711</text:p>
          </table:table-cell>
          <table:table-cell table:formula="of:=([.D98]-[.E98])^2" office:value-type="float" office:value="48561.7897767941" calcext:value-type="float">
            <text:p>48561,78977679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0529657" calcext:value-type="float">
            <text:p>0,0529657</text:p>
          </table:table-cell>
          <table:table-cell table:formula="of:=([.B99]*[.$B$297])-([.B99]*[.$B$296])+[.$B$296]" office:value-type="float" office:value="-3.54" calcext:value-type="float">
            <text:p>-3,54</text:p>
          </table:table-cell>
          <table:table-cell table:formula="of:=([.C99]*[.$B$297])-([.C99]*[.$B$296])+[.$B$296]" office:value-type="float" office:value="213.171280178" calcext:value-type="float">
            <text:p>213,171280178</text:p>
          </table:table-cell>
          <table:table-cell table:formula="of:=([.D99]-[.E99])^2" office:value-type="float" office:value="46963.7789563876" calcext:value-type="float">
            <text:p>46963,77895638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513987" calcext:value-type="float">
            <text:p>0,00513987</text:p>
          </table:table-cell>
          <table:table-cell office:value-type="float" office:value="0.0531306" calcext:value-type="float">
            <text:p>0,0531306</text:p>
          </table:table-cell>
          <table:table-cell table:formula="of:=([.B100]*[.$B$297])-([.B100]*[.$B$296])+[.$B$296]" office:value-type="float" office:value="17.4899836998" calcext:value-type="float">
            <text:p>17,4899836998</text:p>
          </table:table-cell>
          <table:table-cell table:formula="of:=([.C100]*[.$B$297])-([.C100]*[.$B$296])+[.$B$296]" office:value-type="float" office:value="213.845975124" calcext:value-type="float">
            <text:p>213,845975124</text:p>
          </table:table-cell>
          <table:table-cell table:formula="of:=([.D100]-[.E100])^2" office:value-type="float" office:value="38555.6753681805" calcext:value-type="float">
            <text:p>38555,67536818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68513" calcext:value-type="float">
            <text:p>0,0768513</text:p>
          </table:table-cell>
          <table:table-cell office:value-type="float" office:value="0.0608275" calcext:value-type="float">
            <text:p>0,0608275</text:p>
          </table:table-cell>
          <table:table-cell table:formula="of:=([.B101]*[.$B$297])-([.B101]*[.$B$296])+[.$B$296]" office:value-type="float" office:value="310.900168002" calcext:value-type="float">
            <text:p>310,900168002</text:p>
          </table:table-cell>
          <table:table-cell table:formula="of:=([.C101]*[.$B$297])-([.C101]*[.$B$296])+[.$B$296]" office:value-type="float" office:value="245.33814935" calcext:value-type="float">
            <text:p>245,33814935</text:p>
          </table:table-cell>
          <table:table-cell table:formula="of:=([.D101]-[.E101])^2" office:value-type="float" office:value="4298.37828972519" calcext:value-type="float">
            <text:p>4298,37828972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47907" calcext:value-type="float">
            <text:p>0,0947907</text:p>
          </table:table-cell>
          <table:table-cell office:value-type="float" office:value="0.182913" calcext:value-type="float">
            <text:p>0,182913</text:p>
          </table:table-cell>
          <table:table-cell table:formula="of:=([.B102]*[.$B$297])-([.B102]*[.$B$296])+[.$B$296]" office:value-type="float" office:value="384.299940678" calcext:value-type="float">
            <text:p>384,299940678</text:p>
          </table:table-cell>
          <table:table-cell table:formula="of:=([.C102]*[.$B$297])-([.C102]*[.$B$296])+[.$B$296]" office:value-type="float" office:value="744.85585602" calcext:value-type="float">
            <text:p>744,85585602</text:p>
          </table:table-cell>
          <table:table-cell table:formula="of:=([.D102]-[.E102])^2" office:value-type="float" office:value="130000.568088108" calcext:value-type="float">
            <text:p>130000,5680881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103663" calcext:value-type="float">
            <text:p>0,103663</text:p>
          </table:table-cell>
          <table:table-cell office:value-type="float" office:value="0.204809" calcext:value-type="float">
            <text:p>0,204809</text:p>
          </table:table-cell>
          <table:table-cell table:formula="of:=([.B103]*[.$B$297])-([.B103]*[.$B$296])+[.$B$296]" office:value-type="float" office:value="420.60131102" calcext:value-type="float">
            <text:p>420,60131102</text:p>
          </table:table-cell>
          <table:table-cell table:formula="of:=([.C103]*[.$B$297])-([.C103]*[.$B$296])+[.$B$296]" office:value-type="float" office:value="834.44421586" calcext:value-type="float">
            <text:p>834,44421586</text:p>
          </table:table-cell>
          <table:table-cell table:formula="of:=([.D103]-[.E103])^2" office:value-type="float" office:value="171265.949886409" calcext:value-type="float">
            <text:p>171265,9498864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931" calcext:value-type="float">
            <text:p>0,42931</text:p>
          </table:table-cell>
          <table:table-cell office:value-type="float" office:value="0.207592" calcext:value-type="float">
            <text:p>0,207592</text:p>
          </table:table-cell>
          <table:table-cell table:formula="of:=([.B104]*[.$B$297])-([.B104]*[.$B$296])+[.$B$296]" office:value-type="float" office:value="1752.9990374" calcext:value-type="float">
            <text:p>1752,9990374</text:p>
          </table:table-cell>
          <table:table-cell table:formula="of:=([.C104]*[.$B$297])-([.C104]*[.$B$296])+[.$B$296]" office:value-type="float" office:value="845.83097168" calcext:value-type="float">
            <text:p>845,83097168</text:p>
          </table:table-cell>
          <table:table-cell table:formula="of:=([.D104]-[.E104])^2" office:value-type="float" office:value="822953.899462167" calcext:value-type="float">
            <text:p>822953,8994621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90092" calcext:value-type="float">
            <text:p>0,690092</text:p>
          </table:table-cell>
          <table:table-cell office:value-type="float" office:value="0.48405" calcext:value-type="float">
            <text:p>0,48405</text:p>
          </table:table-cell>
          <table:table-cell table:formula="of:=([.B105]*[.$B$297])-([.B105]*[.$B$296])+[.$B$296]" office:value-type="float" office:value="2819.99902168" calcext:value-type="float">
            <text:p>2819,99902168</text:p>
          </table:table-cell>
          <table:table-cell table:formula="of:=([.C105]*[.$B$297])-([.C105]*[.$B$296])+[.$B$296]" office:value-type="float" office:value="1976.969937" calcext:value-type="float">
            <text:p>1976,969937</text:p>
          </table:table-cell>
          <table:table-cell table:formula="of:=([.D105]-[.E105])^2" office:value-type="float" office:value="710698.037616398" calcext:value-type="float">
            <text:p>710698,0376163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861666" calcext:value-type="float">
            <text:p>0,861666</text:p>
          </table:table-cell>
          <table:table-cell office:value-type="float" office:value="0.608239" calcext:value-type="float">
            <text:p>0,608239</text:p>
          </table:table-cell>
          <table:table-cell table:formula="of:=([.B106]*[.$B$297])-([.B106]*[.$B$296])+[.$B$296]" office:value-type="float" office:value="3522.00090564" calcext:value-type="float">
            <text:p>3522,00090564</text:p>
          </table:table-cell>
          <table:table-cell table:formula="of:=([.C106]*[.$B$297])-([.C106]*[.$B$296])+[.$B$296]" office:value-type="float" office:value="2485.09419806" calcext:value-type="float">
            <text:p>2485,09419806</text:p>
          </table:table-cell>
          <table:table-cell table:formula="of:=([.D106]-[.E106])^2" office:value-type="float" office:value="1075175.5202244" calcext:value-type="float">
            <text:p>1075175,520224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5394" calcext:value-type="float">
            <text:p>0,895394</text:p>
          </table:table-cell>
          <table:table-cell office:value-type="float" office:value="0.742194" calcext:value-type="float">
            <text:p>0,742194</text:p>
          </table:table-cell>
          <table:table-cell table:formula="of:=([.B107]*[.$B$297])-([.B107]*[.$B$296])+[.$B$296]" office:value-type="float" office:value="3660.00036676" calcext:value-type="float">
            <text:p>3660,00036676</text:p>
          </table:table-cell>
          <table:table-cell table:formula="of:=([.C107]*[.$B$297])-([.C107]*[.$B$296])+[.$B$296]" office:value-type="float" office:value="3033.17643876" calcext:value-type="float">
            <text:p>3033,17643876</text:p>
          </table:table-cell>
          <table:table-cell table:formula="of:=([.D107]-[.E107])^2" office:value-type="float" office:value="392908.236713348" calcext:value-type="float">
            <text:p>392908,23671334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8511" calcext:value-type="float">
            <text:p>0,28511</text:p>
          </table:table-cell>
          <table:table-cell office:value-type="float" office:value="0.823986" calcext:value-type="float">
            <text:p>0,823986</text:p>
          </table:table-cell>
          <table:table-cell table:formula="of:=([.B108]*[.$B$297])-([.B108]*[.$B$296])+[.$B$296]" office:value-type="float" office:value="1162.9989694" calcext:value-type="float">
            <text:p>1162,9989694</text:p>
          </table:table-cell>
          <table:table-cell table:formula="of:=([.C108]*[.$B$297])-([.C108]*[.$B$296])+[.$B$296]" office:value-type="float" office:value="3367.83167844" calcext:value-type="float">
            <text:p>3367,83167844</text:p>
          </table:table-cell>
          <table:table-cell table:formula="of:=([.D108]-[.E108])^2" office:value-type="float" office:value="4861287.27485266" calcext:value-type="float">
            <text:p>4861287,274852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1916" calcext:value-type="float">
            <text:p>0,391916</text:p>
          </table:table-cell>
          <table:table-cell office:value-type="float" office:value="0.152915" calcext:value-type="float">
            <text:p>0,152915</text:p>
          </table:table-cell>
          <table:table-cell table:formula="of:=([.B109]*[.$B$297])-([.B109]*[.$B$296])+[.$B$296]" office:value-type="float" office:value="1599.99999064" calcext:value-type="float">
            <text:p>1599,99999064</text:p>
          </table:table-cell>
          <table:table-cell table:formula="of:=([.C109]*[.$B$297])-([.C109]*[.$B$296])+[.$B$296]" office:value-type="float" office:value="622.1178391" calcext:value-type="float">
            <text:p>622,1178391</text:p>
          </table:table-cell>
          <table:table-cell table:formula="of:=([.D109]-[.E109])^2" office:value-type="float" office:value="956253.502300499" calcext:value-type="float">
            <text:p>956253,5023004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17434" calcext:value-type="float">
            <text:p>0,217434</text:p>
          </table:table-cell>
          <table:table-cell office:value-type="float" office:value="0.291338" calcext:value-type="float">
            <text:p>0,291338</text:p>
          </table:table-cell>
          <table:table-cell table:formula="of:=([.B110]*[.$B$297])-([.B110]*[.$B$296])+[.$B$296]" office:value-type="float" office:value="886.09990836" calcext:value-type="float">
            <text:p>886,09990836</text:p>
          </table:table-cell>
          <table:table-cell table:formula="of:=([.C110]*[.$B$297])-([.C110]*[.$B$296])+[.$B$296]" office:value-type="float" office:value="1188.48108052" calcext:value-type="float">
            <text:p>1188,48108052</text:p>
          </table:table-cell>
          <table:table-cell table:formula="of:=([.D110]-[.E110])^2" office:value-type="float" office:value="91434.3732768556" calcext:value-type="float">
            <text:p>91434,373276855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4802" calcext:value-type="float">
            <text:p>0,194802</text:p>
          </table:table-cell>
          <table:table-cell office:value-type="float" office:value="0.0991662" calcext:value-type="float">
            <text:p>0,0991662</text:p>
          </table:table-cell>
          <table:table-cell table:formula="of:=([.B111]*[.$B$297])-([.B111]*[.$B$296])+[.$B$296]" office:value-type="float" office:value="793.50017508" calcext:value-type="float">
            <text:p>793,50017508</text:p>
          </table:table-cell>
          <table:table-cell table:formula="of:=([.C111]*[.$B$297])-([.C111]*[.$B$296])+[.$B$296]" office:value-type="float" office:value="402.202473948" calcext:value-type="float">
            <text:p>402,202473948</text:p>
          </table:table-cell>
          <table:table-cell table:formula="of:=([.D111]-[.E111])^2" office:value-type="float" office:value="153113.890911188" calcext:value-type="float">
            <text:p>153113,8909111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4151" calcext:value-type="float">
            <text:p>0,04151</text:p>
          </table:table-cell>
          <table:table-cell office:value-type="float" office:value="-0.0277016" calcext:value-type="float">
            <text:p>-0,0277016</text:p>
          </table:table-cell>
          <table:table-cell table:formula="of:=([.B112]*[.$B$297])-([.B112]*[.$B$296])+[.$B$296]" office:value-type="float" office:value="166.2998254" calcext:value-type="float">
            <text:p>166,2998254</text:p>
          </table:table-cell>
          <table:table-cell table:formula="of:=([.C112]*[.$B$297])-([.C112]*[.$B$296])+[.$B$296]" office:value-type="float" office:value="-116.882204464" calcext:value-type="float">
            <text:p>-116,882204464</text:p>
          </table:table-cell>
          <table:table-cell table:formula="of:=([.D112]-[.E112])^2" office:value-type="float" office:value="80192.0620378954" calcext:value-type="float">
            <text:p>80192,06203789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0369054" calcext:value-type="float">
            <text:p>0,000369054</text:p>
          </table:table-cell>
          <table:table-cell office:value-type="float" office:value="0.0849988" calcext:value-type="float">
            <text:p>0,0849988</text:p>
          </table:table-cell>
          <table:table-cell table:formula="of:=([.B113]*[.$B$297])-([.B113]*[.$B$296])+[.$B$296]" office:value-type="float" office:value="-2.03000079684" calcext:value-type="float">
            <text:p>-2,0300007968</text:p>
          </table:table-cell>
          <table:table-cell table:formula="of:=([.C113]*[.$B$297])-([.C113]*[.$B$296])+[.$B$296]" office:value-type="float" office:value="344.235990152" calcext:value-type="float">
            <text:p>344,235990152</text:p>
          </table:table-cell>
          <table:table-cell table:formula="of:=([.D113]-[.E113])^2" office:value-type="float" office:value="119900.136487782" calcext:value-type="float">
            <text:p>119900,1364877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2303" calcext:value-type="float">
            <text:p>0,00052303</text:p>
          </table:table-cell>
          <table:table-cell office:value-type="float" office:value="0.0551452" calcext:value-type="float">
            <text:p>0,0551452</text:p>
          </table:table-cell>
          <table:table-cell table:formula="of:=([.B114]*[.$B$297])-([.B114]*[.$B$296])+[.$B$296]" office:value-type="float" office:value="-1.4000018338" calcext:value-type="float">
            <text:p>-1,4000018338</text:p>
          </table:table-cell>
          <table:table-cell table:formula="of:=([.C114]*[.$B$297])-([.C114]*[.$B$296])+[.$B$296]" office:value-type="float" office:value="222.088791608" calcext:value-type="float">
            <text:p>222,088791608</text:p>
          </table:table-cell>
          <table:table-cell table:formula="of:=([.D114]-[.E114])^2" office:value-type="float" office:value="49947.2407940716" calcext:value-type="float">
            <text:p>49947,24079407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0263959" calcext:value-type="float">
            <text:p>0,000263959</text:p>
          </table:table-cell>
          <table:table-cell office:value-type="float" office:value="0.06439" calcext:value-type="float">
            <text:p>0,06439</text:p>
          </table:table-cell>
          <table:table-cell table:formula="of:=([.B115]*[.$B$297])-([.B115]*[.$B$296])+[.$B$296]" office:value-type="float" office:value="-2.46000119314" calcext:value-type="float">
            <text:p>-2,4600011931</text:p>
          </table:table-cell>
          <table:table-cell table:formula="of:=([.C115]*[.$B$297])-([.C115]*[.$B$296])+[.$B$296]" office:value-type="float" office:value="259.9142606" calcext:value-type="float">
            <text:p>259,9142606</text:p>
          </table:table-cell>
          <table:table-cell table:formula="of:=([.D115]-[.E115])^2" office:value-type="float" office:value="68840.2532514952" calcext:value-type="float">
            <text:p>68840,25325149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376386" calcext:value-type="float">
            <text:p>0,000376386</text:p>
          </table:table-cell>
          <table:table-cell office:value-type="float" office:value="0.0301363" calcext:value-type="float">
            <text:p>0,0301363</text:p>
          </table:table-cell>
          <table:table-cell table:formula="of:=([.B116]*[.$B$297])-([.B116]*[.$B$296])+[.$B$296]" office:value-type="float" office:value="-2.00000162556" calcext:value-type="float">
            <text:p>-2,0000016256</text:p>
          </table:table-cell>
          <table:table-cell table:formula="of:=([.C116]*[.$B$297])-([.C116]*[.$B$296])+[.$B$296]" office:value-type="float" office:value="119.763876902" calcext:value-type="float">
            <text:p>119,763876902</text:p>
          </table:table-cell>
          <table:table-cell table:formula="of:=([.D116]-[.E116])^2" office:value-type="float" office:value="14826.4421140744" calcext:value-type="float">
            <text:p>14826,44211407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0400738" calcext:value-type="float">
            <text:p>0,0400738</text:p>
          </table:table-cell>
          <table:table-cell table:formula="of:=([.B117]*[.$B$297])-([.B117]*[.$B$296])+[.$B$296]" office:value-type="float" office:value="-3.54" calcext:value-type="float">
            <text:p>-3,54</text:p>
          </table:table-cell>
          <table:table-cell table:formula="of:=([.C117]*[.$B$297])-([.C117]*[.$B$296])+[.$B$296]" office:value-type="float" office:value="160.423555652" calcext:value-type="float">
            <text:p>160,423555652</text:p>
          </table:table-cell>
          <table:table-cell table:formula="of:=([.D117]-[.E117])^2" office:value-type="float" office:value="26884.0475820465" calcext:value-type="float">
            <text:p>26884,04758204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0334837" calcext:value-type="float">
            <text:p>0,000334837</text:p>
          </table:table-cell>
          <table:table-cell office:value-type="float" office:value="0.0530183" calcext:value-type="float">
            <text:p>0,0530183</text:p>
          </table:table-cell>
          <table:table-cell table:formula="of:=([.B118]*[.$B$297])-([.B118]*[.$B$296])+[.$B$296]" office:value-type="float" office:value="-2.17000102102" calcext:value-type="float">
            <text:p>-2,170001021</text:p>
          </table:table-cell>
          <table:table-cell table:formula="of:=([.C118]*[.$B$297])-([.C118]*[.$B$296])+[.$B$296]" office:value-type="float" office:value="213.386495182" calcext:value-type="float">
            <text:p>213,386495182</text:p>
          </table:table-cell>
          <table:table-cell table:formula="of:=([.D118]-[.E118])^2" office:value-type="float" office:value="46464.6030553226" calcext:value-type="float">
            <text:p>46464,603055322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0457041" calcext:value-type="float">
            <text:p>0,000457041</text:p>
          </table:table-cell>
          <table:table-cell office:value-type="float" office:value="0.0534342" calcext:value-type="float">
            <text:p>0,0534342</text:p>
          </table:table-cell>
          <table:table-cell table:formula="of:=([.B119]*[.$B$297])-([.B119]*[.$B$296])+[.$B$296]" office:value-type="float" office:value="-1.66999846686" calcext:value-type="float">
            <text:p>-1,6699984669</text:p>
          </table:table-cell>
          <table:table-cell table:formula="of:=([.C119]*[.$B$297])-([.C119]*[.$B$296])+[.$B$296]" office:value-type="float" office:value="215.088166668" calcext:value-type="float">
            <text:p>215,088166668</text:p>
          </table:table-cell>
          <table:table-cell table:formula="of:=([.D119]-[.E119])^2" office:value-type="float" office:value="46984.1021526312" calcext:value-type="float">
            <text:p>46984,10215263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237074" calcext:value-type="float">
            <text:p>0,000237074</text:p>
          </table:table-cell>
          <table:table-cell office:value-type="float" office:value="0.053616" calcext:value-type="float">
            <text:p>0,053616</text:p>
          </table:table-cell>
          <table:table-cell table:formula="of:=([.B120]*[.$B$297])-([.B120]*[.$B$296])+[.$B$296]" office:value-type="float" office:value="-2.57000224604" calcext:value-type="float">
            <text:p>-2,570002246</text:p>
          </table:table-cell>
          <table:table-cell table:formula="of:=([.C120]*[.$B$297])-([.C120]*[.$B$296])+[.$B$296]" office:value-type="float" office:value="215.83200864" calcext:value-type="float">
            <text:p>215,83200864</text:p>
          </table:table-cell>
          <table:table-cell table:formula="of:=([.D120]-[.E120])^2" office:value-type="float" office:value="47699.4383590659" calcext:value-type="float">
            <text:p>47699,43835906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0532319" calcext:value-type="float">
            <text:p>0,0532319</text:p>
          </table:table-cell>
          <table:table-cell table:formula="of:=([.B121]*[.$B$297])-([.B121]*[.$B$296])+[.$B$296]" office:value-type="float" office:value="-3.54" calcext:value-type="float">
            <text:p>-3,54</text:p>
          </table:table-cell>
          <table:table-cell table:formula="of:=([.C121]*[.$B$297])-([.C121]*[.$B$296])+[.$B$296]" office:value-type="float" office:value="214.260448126" calcext:value-type="float">
            <text:p>214,260448126</text:p>
          </table:table-cell>
          <table:table-cell table:formula="of:=([.D121]-[.E121])^2" office:value-type="float" office:value="47437.0352038864" calcext:value-type="float">
            <text:p>47437,03520388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0532167" calcext:value-type="float">
            <text:p>0,0532167</text:p>
          </table:table-cell>
          <table:table-cell table:formula="of:=([.B122]*[.$B$297])-([.B122]*[.$B$296])+[.$B$296]" office:value-type="float" office:value="-3.54" calcext:value-type="float">
            <text:p>-3,54</text:p>
          </table:table-cell>
          <table:table-cell table:formula="of:=([.C122]*[.$B$297])-([.C122]*[.$B$296])+[.$B$296]" office:value-type="float" office:value="214.198256718" calcext:value-type="float">
            <text:p>214,198256718</text:p>
          </table:table-cell>
          <table:table-cell table:formula="of:=([.D122]-[.E122])^2" office:value-type="float" office:value="47409.9484385937" calcext:value-type="float">
            <text:p>47409,948438593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0219966" calcext:value-type="float">
            <text:p>2,19966E-05</text:p>
          </table:table-cell>
          <table:table-cell office:value-type="float" office:value="0.0530368" calcext:value-type="float">
            <text:p>0,0530368</text:p>
          </table:table-cell>
          <table:table-cell table:formula="of:=([.B123]*[.$B$297])-([.B123]*[.$B$296])+[.$B$296]" office:value-type="float" office:value="-3.450000031236" calcext:value-type="float">
            <text:p>-3,4500000312</text:p>
          </table:table-cell>
          <table:table-cell table:formula="of:=([.C123]*[.$B$297])-([.C123]*[.$B$296])+[.$B$296]" office:value-type="float" office:value="213.462188672" calcext:value-type="float">
            <text:p>213,462188672</text:p>
          </table:table-cell>
          <table:table-cell table:formula="of:=([.D123]-[.E123])^2" office:value-type="float" office:value="47050.8976080282" calcext:value-type="float">
            <text:p>47050,89760802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544049" calcext:value-type="float">
            <text:p>0,00544049</text:p>
          </table:table-cell>
          <table:table-cell office:value-type="float" office:value="0.0528675" calcext:value-type="float">
            <text:p>0,0528675</text:p>
          </table:table-cell>
          <table:table-cell table:formula="of:=([.B124]*[.$B$297])-([.B124]*[.$B$296])+[.$B$296]" office:value-type="float" office:value="18.7199824546" calcext:value-type="float">
            <text:p>18,7199824546</text:p>
          </table:table-cell>
          <table:table-cell table:formula="of:=([.C124]*[.$B$297])-([.C124]*[.$B$296])+[.$B$296]" office:value-type="float" office:value="212.76949095" calcext:value-type="float">
            <text:p>212,76949095</text:p>
          </table:table-cell>
          <table:table-cell table:formula="of:=([.D124]-[.E124])^2" office:value-type="float" office:value="37655.2117473063" calcext:value-type="float">
            <text:p>37655,21174730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85038" calcext:value-type="float">
            <text:p>0,0385038</text:p>
          </table:table-cell>
          <table:table-cell office:value-type="float" office:value="0.061" calcext:value-type="float">
            <text:p>0,061</text:p>
          </table:table-cell>
          <table:table-cell table:formula="of:=([.B125]*[.$B$297])-([.B125]*[.$B$296])+[.$B$296]" office:value-type="float" office:value="153.999837852" calcext:value-type="float">
            <text:p>153,999837852</text:p>
          </table:table-cell>
          <table:table-cell table:formula="of:=([.C125]*[.$B$297])-([.C125]*[.$B$296])+[.$B$296]" office:value-type="float" office:value="246.04394" calcext:value-type="float">
            <text:p>246,04394</text:p>
          </table:table-cell>
          <table:table-cell table:formula="of:=([.D125]-[.E125])^2" office:value-type="float" office:value="8472.11674023146" calcext:value-type="float">
            <text:p>8472,11674023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72157" calcext:value-type="float">
            <text:p>0,272157</text:p>
          </table:table-cell>
          <table:table-cell office:value-type="float" office:value="0.11369" calcext:value-type="float">
            <text:p>0,11369</text:p>
          </table:table-cell>
          <table:table-cell table:formula="of:=([.B126]*[.$B$297])-([.B126]*[.$B$296])+[.$B$296]" office:value-type="float" office:value="1110.00125178" calcext:value-type="float">
            <text:p>1110,00125178</text:p>
          </table:table-cell>
          <table:table-cell table:formula="of:=([.C126]*[.$B$297])-([.C126]*[.$B$296])+[.$B$296]" office:value-type="float" office:value="461.6271826" calcext:value-type="float">
            <text:p>461,6271826</text:p>
          </table:table-cell>
          <table:table-cell table:formula="of:=([.D126]-[.E126])^2" office:value-type="float" office:value="420388.933585032" calcext:value-type="float">
            <text:p>420388,9335850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40271" calcext:value-type="float">
            <text:p>0,540271</text:p>
          </table:table-cell>
          <table:table-cell office:value-type="float" office:value="0.46263" calcext:value-type="float">
            <text:p>0,46263</text:p>
          </table:table-cell>
          <table:table-cell table:formula="of:=([.B127]*[.$B$297])-([.B127]*[.$B$296])+[.$B$296]" office:value-type="float" office:value="2207.00040734" calcext:value-type="float">
            <text:p>2207,00040734</text:p>
          </table:table-cell>
          <table:table-cell table:formula="of:=([.C127]*[.$B$297])-([.C127]*[.$B$296])+[.$B$296]" office:value-type="float" office:value="1889.3291502" calcext:value-type="float">
            <text:p>1889,3291502</text:p>
          </table:table-cell>
          <table:table-cell table:formula="of:=([.D127]-[.E127])^2" office:value-type="float" office:value="100915.027612908" calcext:value-type="float">
            <text:p>100915,0276129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567906" calcext:value-type="float">
            <text:p>0,567906</text:p>
          </table:table-cell>
          <table:table-cell table:formula="of:=([.B128]*[.$B$297])-([.B128]*[.$B$296])+[.$B$296]" office:value-type="float" office:value="3016.9984896" calcext:value-type="float">
            <text:p>3016,9984896</text:p>
          </table:table-cell>
          <table:table-cell table:formula="of:=([.C128]*[.$B$297])-([.C128]*[.$B$296])+[.$B$296]" office:value-type="float" office:value="2320.07011524" calcext:value-type="float">
            <text:p>2320,07011524</text:p>
          </table:table-cell>
          <table:table-cell table:formula="of:=([.D128]-[.E128])^2" office:value-type="float" office:value="485709.158988072" calcext:value-type="float">
            <text:p>485709,1589880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751901" calcext:value-type="float">
            <text:p>0,751901</text:p>
          </table:table-cell>
          <table:table-cell table:formula="of:=([.B129]*[.$B$297])-([.B129]*[.$B$296])+[.$B$296]" office:value-type="float" office:value="3114.99905568" calcext:value-type="float">
            <text:p>3114,99905568</text:p>
          </table:table-cell>
          <table:table-cell table:formula="of:=([.C129]*[.$B$297])-([.C129]*[.$B$296])+[.$B$296]" office:value-type="float" office:value="3072.89301754" calcext:value-type="float">
            <text:p>3072,89301754</text:p>
          </table:table-cell>
          <table:table-cell table:formula="of:=([.D129]-[.E129])^2" office:value-type="float" office:value="1772.91844784712" calcext:value-type="float">
            <text:p>1772,91844784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842358" calcext:value-type="float">
            <text:p>0,842358</text:p>
          </table:table-cell>
          <table:table-cell office:value-type="float" office:value="0.607085" calcext:value-type="float">
            <text:p>0,607085</text:p>
          </table:table-cell>
          <table:table-cell table:formula="of:=([.B130]*[.$B$297])-([.B130]*[.$B$296])+[.$B$296]" office:value-type="float" office:value="3443.00145132" calcext:value-type="float">
            <text:p>3443,00145132</text:p>
          </table:table-cell>
          <table:table-cell table:formula="of:=([.C130]*[.$B$297])-([.C130]*[.$B$296])+[.$B$296]" office:value-type="float" office:value="2480.3725609" calcext:value-type="float">
            <text:p>2480,3725609</text:p>
          </table:table-cell>
          <table:table-cell table:formula="of:=([.D130]-[.E130])^2" office:value-type="float" office:value="926654.38067124" calcext:value-type="float">
            <text:p>926654,380671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66798" calcext:value-type="float">
            <text:p>0,866798</text:p>
          </table:table-cell>
          <table:table-cell office:value-type="float" office:value="0.774069" calcext:value-type="float">
            <text:p>0,774069</text:p>
          </table:table-cell>
          <table:table-cell table:formula="of:=([.B131]*[.$B$297])-([.B131]*[.$B$296])+[.$B$296]" office:value-type="float" office:value="3542.99868892" calcext:value-type="float">
            <text:p>3542,99868892</text:p>
          </table:table-cell>
          <table:table-cell table:formula="of:=([.C131]*[.$B$297])-([.C131]*[.$B$296])+[.$B$296]" office:value-type="float" office:value="3163.59427626" calcext:value-type="float">
            <text:p>3163,59427626</text:p>
          </table:table-cell>
          <table:table-cell table:formula="of:=([.D131]-[.E131])^2" office:value-type="float" office:value="143947.708345879" calcext:value-type="float">
            <text:p>143947,7083458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5291" calcext:value-type="float">
            <text:p>0,845291</text:p>
          </table:table-cell>
          <table:table-cell office:value-type="float" office:value="0.763091" calcext:value-type="float">
            <text:p>0,763091</text:p>
          </table:table-cell>
          <table:table-cell table:formula="of:=([.B132]*[.$B$297])-([.B132]*[.$B$296])+[.$B$296]" office:value-type="float" office:value="3455.00193814" calcext:value-type="float">
            <text:p>3455,00193814</text:p>
          </table:table-cell>
          <table:table-cell table:formula="of:=([.C132]*[.$B$297])-([.C132]*[.$B$296])+[.$B$296]" office:value-type="float" office:value="3118.67735014" calcext:value-type="float">
            <text:p>3118,67735014</text:p>
          </table:table-cell>
          <table:table-cell table:formula="of:=([.D132]-[.E132])^2" office:value-type="float" office:value="113114.22849337" calcext:value-type="float">
            <text:p>113114,228493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01335" calcext:value-type="float">
            <text:p>0,701335</text:p>
          </table:table-cell>
          <table:table-cell office:value-type="float" office:value="0.652998" calcext:value-type="float">
            <text:p>0,652998</text:p>
          </table:table-cell>
          <table:table-cell table:formula="of:=([.B133]*[.$B$297])-([.B133]*[.$B$296])+[.$B$296]" office:value-type="float" office:value="2866.0002059" calcext:value-type="float">
            <text:p>2866,0002059</text:p>
          </table:table-cell>
          <table:table-cell table:formula="of:=([.C133]*[.$B$297])-([.C133]*[.$B$296])+[.$B$296]" office:value-type="float" office:value="2668.22743692" calcext:value-type="float">
            <text:p>2668,22743692</text:p>
          </table:table-cell>
          <table:table-cell table:formula="of:=([.D133]-[.E133])^2" office:value-type="float" office:value="39114.0681500166" calcext:value-type="float">
            <text:p>39114,06815001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02632" calcext:value-type="float">
            <text:p>0,502632</text:p>
          </table:table-cell>
          <table:table-cell office:value-type="float" office:value="0.398711" calcext:value-type="float">
            <text:p>0,398711</text:p>
          </table:table-cell>
          <table:table-cell table:formula="of:=([.B134]*[.$B$297])-([.B134]*[.$B$296])+[.$B$296]" office:value-type="float" office:value="2052.99893328" calcext:value-type="float">
            <text:p>2052,99893328</text:p>
          </table:table-cell>
          <table:table-cell table:formula="of:=([.C134]*[.$B$297])-([.C134]*[.$B$296])+[.$B$296]" office:value-type="float" office:value="1627.80200494" calcext:value-type="float">
            <text:p>1627,80200494</text:p>
          </table:table-cell>
          <table:table-cell table:formula="of:=([.D134]-[.E134])^2" office:value-type="float" office:value="180792.427869771" calcext:value-type="float">
            <text:p>180792,42786977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34396" calcext:value-type="float">
            <text:p>0,234396</text:p>
          </table:table-cell>
          <table:table-cell office:value-type="float" office:value="0.192942" calcext:value-type="float">
            <text:p>0,192942</text:p>
          </table:table-cell>
          <table:table-cell table:formula="of:=([.B135]*[.$B$297])-([.B135]*[.$B$296])+[.$B$296]" office:value-type="float" office:value="955.50060984" calcext:value-type="float">
            <text:p>955,50060984</text:p>
          </table:table-cell>
          <table:table-cell table:formula="of:=([.C135]*[.$B$297])-([.C135]*[.$B$296])+[.$B$296]" office:value-type="float" office:value="785.88991068" calcext:value-type="float">
            <text:p>785,88991068</text:p>
          </table:table-cell>
          <table:table-cell table:formula="of:=([.D135]-[.E135])^2" office:value-type="float" office:value="28767.789269544" calcext:value-type="float">
            <text:p>28767,7892695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262835" calcext:value-type="float">
            <text:p>0,0262835</text:p>
          </table:table-cell>
          <table:table-cell office:value-type="float" office:value="0.117489" calcext:value-type="float">
            <text:p>0,117489</text:p>
          </table:table-cell>
          <table:table-cell table:formula="of:=([.B136]*[.$B$297])-([.B136]*[.$B$296])+[.$B$296]" office:value-type="float" office:value="103.99999159" calcext:value-type="float">
            <text:p>103,99999159</text:p>
          </table:table-cell>
          <table:table-cell table:formula="of:=([.C136]*[.$B$297])-([.C136]*[.$B$296])+[.$B$296]" office:value-type="float" office:value="477.17094306" calcext:value-type="float">
            <text:p>477,17094306</text:p>
          </table:table-cell>
          <table:table-cell table:formula="of:=([.D136]-[.E136])^2" office:value-type="float" office:value="139256.559021025" calcext:value-type="float">
            <text:p>139256,5590210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91709" calcext:value-type="float">
            <text:p>0,291709</text:p>
          </table:table-cell>
          <table:table-cell office:value-type="float" office:value="0.0185949" calcext:value-type="float">
            <text:p>0,0185949</text:p>
          </table:table-cell>
          <table:table-cell table:formula="of:=([.B137]*[.$B$297])-([.B137]*[.$B$296])+[.$B$296]" office:value-type="float" office:value="1189.99904186" calcext:value-type="float">
            <text:p>1189,99904186</text:p>
          </table:table-cell>
          <table:table-cell table:formula="of:=([.C137]*[.$B$297])-([.C137]*[.$B$296])+[.$B$296]" office:value-type="float" office:value="72.541777146" calcext:value-type="float">
            <text:p>72,541777146</text:p>
          </table:table-cell>
          <table:table-cell table:formula="of:=([.D137]-[.E137])^2" office:value-type="float" office:value="1248710.7384621" calcext:value-type="float">
            <text:p>1248710,73846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285896" calcext:value-type="float">
            <text:p>0,285896</text:p>
          </table:table-cell>
          <table:table-cell table:formula="of:=([.B138]*[.$B$297])-([.B138]*[.$B$296])+[.$B$296]" office:value-type="float" office:value="-3.54" calcext:value-type="float">
            <text:p>-3,54</text:p>
          </table:table-cell>
          <table:table-cell table:formula="of:=([.C138]*[.$B$297])-([.C138]*[.$B$296])+[.$B$296]" office:value-type="float" office:value="1166.21491984" calcext:value-type="float">
            <text:p>1166,21491984</text:p>
          </table:table-cell>
          <table:table-cell table:formula="of:=([.D138]-[.E138])^2" office:value-type="float" office:value="1368326.57248988" calcext:value-type="float">
            <text:p>1368326,5724898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541726" calcext:value-type="float">
            <text:p>0,0541726</text:p>
          </table:table-cell>
          <table:table-cell table:formula="of:=([.B139]*[.$B$297])-([.B139]*[.$B$296])+[.$B$296]" office:value-type="float" office:value="-3.54" calcext:value-type="float">
            <text:p>-3,54</text:p>
          </table:table-cell>
          <table:table-cell table:formula="of:=([.C139]*[.$B$297])-([.C139]*[.$B$296])+[.$B$296]" office:value-type="float" office:value="218.109359804" calcext:value-type="float">
            <text:p>218,109359804</text:p>
          </table:table-cell>
          <table:table-cell table:formula="of:=([.D139]-[.E139])^2" office:value-type="float" office:value="49128.438701523" calcext:value-type="float">
            <text:p>49128,4387015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2164" calcext:value-type="float">
            <text:p>0,512164</text:p>
          </table:table-cell>
          <table:table-cell office:value-type="float" office:value="0.0779931" calcext:value-type="float">
            <text:p>0,0779931</text:p>
          </table:table-cell>
          <table:table-cell table:formula="of:=([.B140]*[.$B$297])-([.B140]*[.$B$296])+[.$B$296]" office:value-type="float" office:value="2091.99949256" calcext:value-type="float">
            <text:p>2091,99949256</text:p>
          </table:table-cell>
          <table:table-cell table:formula="of:=([.C140]*[.$B$297])-([.C140]*[.$B$296])+[.$B$296]" office:value-type="float" office:value="315.571888374" calcext:value-type="float">
            <text:p>315,571888374</text:p>
          </table:table-cell>
          <table:table-cell table:formula="of:=([.D140]-[.E140])^2" office:value-type="float" office:value="3155695.03291401" calcext:value-type="float">
            <text:p>3155695,032914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212317" calcext:value-type="float">
            <text:p>0,212317</text:p>
          </table:table-cell>
          <table:table-cell table:formula="of:=([.B141]*[.$B$297])-([.B141]*[.$B$296])+[.$B$296]" office:value-type="float" office:value="-3.54" calcext:value-type="float">
            <text:p>-3,54</text:p>
          </table:table-cell>
          <table:table-cell table:formula="of:=([.C141]*[.$B$297])-([.C141]*[.$B$296])+[.$B$296]" office:value-type="float" office:value="865.16349818" calcext:value-type="float">
            <text:p>865,16349818</text:p>
          </table:table-cell>
          <table:table-cell table:formula="of:=([.D141]-[.E141])^2" office:value-type="float" office:value="754645.767750169" calcext:value-type="float">
            <text:p>754645,7677501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-0.0997548" calcext:value-type="float">
            <text:p>-0,0997548</text:p>
          </table:table-cell>
          <table:table-cell table:formula="of:=([.B142]*[.$B$297])-([.B142]*[.$B$296])+[.$B$296]" office:value-type="float" office:value="-3.54" calcext:value-type="float">
            <text:p>-3,54</text:p>
          </table:table-cell>
          <table:table-cell table:formula="of:=([.C142]*[.$B$297])-([.C142]*[.$B$296])+[.$B$296]" office:value-type="float" office:value="-411.690754392" calcext:value-type="float">
            <text:p>-411,690754392</text:p>
          </table:table-cell>
          <table:table-cell table:formula="of:=([.D142]-[.E142])^2" office:value-type="float" office:value="166587.038310759" calcext:value-type="float">
            <text:p>166587,0383107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137494" calcext:value-type="float">
            <text:p>0,137494</text:p>
          </table:table-cell>
          <table:table-cell table:formula="of:=([.B143]*[.$B$297])-([.B143]*[.$B$296])+[.$B$296]" office:value-type="float" office:value="-3.5299999898322" calcext:value-type="float">
            <text:p>-3,5299999898</text:p>
          </table:table-cell>
          <table:table-cell table:formula="of:=([.C143]*[.$B$297])-([.C143]*[.$B$296])+[.$B$296]" office:value-type="float" office:value="559.02220076" calcext:value-type="float">
            <text:p>559,02220076</text:p>
          </table:table-cell>
          <table:table-cell table:formula="of:=([.D143]-[.E143])^2" office:value-type="float" office:value="316464.978568479" calcext:value-type="float">
            <text:p>316464,9785684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03704" calcext:value-type="float">
            <text:p>0,903704</text:p>
          </table:table-cell>
          <table:table-cell office:value-type="float" office:value="0.22987" calcext:value-type="float">
            <text:p>0,22987</text:p>
          </table:table-cell>
          <table:table-cell table:formula="of:=([.B144]*[.$B$297])-([.B144]*[.$B$296])+[.$B$296]" office:value-type="float" office:value="3694.00106416" calcext:value-type="float">
            <text:p>3694,00106416</text:p>
          </table:table-cell>
          <table:table-cell table:formula="of:=([.C144]*[.$B$297])-([.C144]*[.$B$296])+[.$B$296]" office:value-type="float" office:value="936.9822998" calcext:value-type="float">
            <text:p>936,9822998</text:p>
          </table:table-cell>
          <table:table-cell table:formula="of:=([.D144]-[.E144])^2" office:value-type="float" office:value="7601152.46703314" calcext:value-type="float">
            <text:p>7601152,467033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456555" calcext:value-type="float">
            <text:p>0,0456555</text:p>
          </table:table-cell>
          <table:table-cell table:formula="of:=([.B145]*[.$B$297])-([.B145]*[.$B$296])+[.$B$296]" office:value-type="float" office:value="-3.54" calcext:value-type="float">
            <text:p>-3,54</text:p>
          </table:table-cell>
          <table:table-cell table:formula="of:=([.C145]*[.$B$297])-([.C145]*[.$B$296])+[.$B$296]" office:value-type="float" office:value="183.26130447" calcext:value-type="float">
            <text:p>183,26130447</text:p>
          </table:table-cell>
          <table:table-cell table:formula="of:=([.D145]-[.E145])^2" office:value-type="float" office:value="34894.7273516936" calcext:value-type="float">
            <text:p>34894,72735169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60801" calcext:value-type="float">
            <text:p>0,560801</text:p>
          </table:table-cell>
          <table:table-cell office:value-type="float" office:value="0.0515244" calcext:value-type="float">
            <text:p>0,0515244</text:p>
          </table:table-cell>
          <table:table-cell table:formula="of:=([.B146]*[.$B$297])-([.B146]*[.$B$296])+[.$B$296]" office:value-type="float" office:value="2290.99972354" calcext:value-type="float">
            <text:p>2290,99972354</text:p>
          </table:table-cell>
          <table:table-cell table:formula="of:=([.C146]*[.$B$297])-([.C146]*[.$B$296])+[.$B$296]" office:value-type="float" office:value="207.274143576" calcext:value-type="float">
            <text:p>207,274143576</text:p>
          </table:table-cell>
          <table:table-cell table:formula="of:=([.D146]-[.E146])^2" office:value-type="float" office:value="4341912.29259631" calcext:value-type="float">
            <text:p>4341912,292596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295226" calcext:value-type="float">
            <text:p>0,295226</text:p>
          </table:table-cell>
          <table:table-cell table:formula="of:=([.B147]*[.$B$297])-([.B147]*[.$B$296])+[.$B$296]" office:value-type="float" office:value="-3.5299999898322" calcext:value-type="float">
            <text:p>-3,5299999898</text:p>
          </table:table-cell>
          <table:table-cell table:formula="of:=([.C147]*[.$B$297])-([.C147]*[.$B$296])+[.$B$296]" office:value-type="float" office:value="1204.38898804" calcext:value-type="float">
            <text:p>1204,38898804</text:p>
          </table:table-cell>
          <table:table-cell table:formula="of:=([.D147]-[.E147])^2" office:value-type="float" office:value="1459068.28164301" calcext:value-type="float">
            <text:p>1459068,281643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221299" calcext:value-type="float">
            <text:p>0,221299</text:p>
          </table:table-cell>
          <table:table-cell table:formula="of:=([.B148]*[.$B$297])-([.B148]*[.$B$296])+[.$B$296]" office:value-type="float" office:value="-3.54" calcext:value-type="float">
            <text:p>-3,54</text:p>
          </table:table-cell>
          <table:table-cell table:formula="of:=([.C148]*[.$B$297])-([.C148]*[.$B$296])+[.$B$296]" office:value-type="float" office:value="901.91371046" calcext:value-type="float">
            <text:p>901,91371046</text:p>
          </table:table-cell>
          <table:table-cell table:formula="of:=([.D148]-[.E148])^2" office:value-type="float" office:value="819846.421785781" calcext:value-type="float">
            <text:p>819846,4217857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70953" calcext:value-type="float">
            <text:p>0,870953</text:p>
          </table:table-cell>
          <table:table-cell office:value-type="float" office:value="-0.166231" calcext:value-type="float">
            <text:p>-0,166231</text:p>
          </table:table-cell>
          <table:table-cell table:formula="of:=([.B149]*[.$B$297])-([.B149]*[.$B$296])+[.$B$296]" office:value-type="float" office:value="3559.99903762" calcext:value-type="float">
            <text:p>3559,99903762</text:p>
          </table:table-cell>
          <table:table-cell table:formula="of:=([.C149]*[.$B$297])-([.C149]*[.$B$296])+[.$B$296]" office:value-type="float" office:value="-683.68078574" calcext:value-type="float">
            <text:p>-683,68078574</text:p>
          </table:table-cell>
          <table:table-cell table:formula="of:=([.D149]-[.E149])^2" office:value-type="float" office:value="18008818.4431928" calcext:value-type="float">
            <text:p>18008818,44319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00830983" calcext:value-type="float">
            <text:p>8,30983E-05</text:p>
          </table:table-cell>
          <table:table-cell office:value-type="float" office:value="0.246731" calcext:value-type="float">
            <text:p>0,246731</text:p>
          </table:table-cell>
          <table:table-cell table:formula="of:=([.B150]*[.$B$297])-([.B150]*[.$B$296])+[.$B$296]" office:value-type="float" office:value="-3.199999981618" calcext:value-type="float">
            <text:p>-3,1999999816</text:p>
          </table:table-cell>
          <table:table-cell table:formula="of:=([.C150]*[.$B$297])-([.C150]*[.$B$296])+[.$B$296]" office:value-type="float" office:value="1005.96975574" calcext:value-type="float">
            <text:p>1005,96975574</text:p>
          </table:table-cell>
          <table:table-cell table:formula="of:=([.D150]-[.E150])^2" office:value-type="float" office:value="1018423.59586323" calcext:value-type="float">
            <text:p>1018423,5958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-0.043385" calcext:value-type="float">
            <text:p>-0,043385</text:p>
          </table:table-cell>
          <table:table-cell table:formula="of:=([.B151]*[.$B$297])-([.B151]*[.$B$296])+[.$B$296]" office:value-type="float" office:value="3358.99804358" calcext:value-type="float">
            <text:p>3358,99804358</text:p>
          </table:table-cell>
          <table:table-cell table:formula="of:=([.C151]*[.$B$297])-([.C151]*[.$B$296])+[.$B$296]" office:value-type="float" office:value="-181.0514629" calcext:value-type="float">
            <text:p>-181,0514629</text:p>
          </table:table-cell>
          <table:table-cell table:formula="of:=([.D151]-[.E151])^2" office:value-type="float" office:value="12531950.5083293" calcext:value-type="float">
            <text:p>12531950,508329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11449" calcext:value-type="float">
            <text:p>0,0111449</text:p>
          </table:table-cell>
          <table:table-cell office:value-type="float" office:value="0.517884" calcext:value-type="float">
            <text:p>0,517884</text:p>
          </table:table-cell>
          <table:table-cell table:formula="of:=([.B152]*[.$B$297])-([.B152]*[.$B$296])+[.$B$296]" office:value-type="float" office:value="42.059804146" calcext:value-type="float">
            <text:p>42,059804146</text:p>
          </table:table-cell>
          <table:table-cell table:formula="of:=([.C152]*[.$B$297])-([.C152]*[.$B$296])+[.$B$296]" office:value-type="float" office:value="2115.40310136" calcext:value-type="float">
            <text:p>2115,40310136</text:p>
          </table:table-cell>
          <table:table-cell table:formula="of:=([.D152]-[.E152])^2" office:value-type="float" office:value="4298752.42810222" calcext:value-type="float">
            <text:p>4298752,428102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225089" calcext:value-type="float">
            <text:p>0,225089</text:p>
          </table:table-cell>
          <table:table-cell table:formula="of:=([.B153]*[.$B$297])-([.B153]*[.$B$296])+[.$B$296]" office:value-type="float" office:value="3723.00189968" calcext:value-type="float">
            <text:p>3723,00189968</text:p>
          </table:table-cell>
          <table:table-cell table:formula="of:=([.C153]*[.$B$297])-([.C153]*[.$B$296])+[.$B$296]" office:value-type="float" office:value="917.42064706" calcext:value-type="float">
            <text:p>917,42064706</text:p>
          </table:table-cell>
          <table:table-cell table:formula="of:=([.D153]-[.E153])^2" office:value-type="float" office:value="7871286.16505281" calcext:value-type="float">
            <text:p>7871286,1650528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607449" calcext:value-type="float">
            <text:p>0,0607449</text:p>
          </table:table-cell>
          <table:table-cell office:value-type="float" office:value="0.11158" calcext:value-type="float">
            <text:p>0,11158</text:p>
          </table:table-cell>
          <table:table-cell table:formula="of:=([.B154]*[.$B$297])-([.B154]*[.$B$296])+[.$B$296]" office:value-type="float" office:value="245.000188146" calcext:value-type="float">
            <text:p>245,000188146</text:p>
          </table:table-cell>
          <table:table-cell table:formula="of:=([.C154]*[.$B$297])-([.C154]*[.$B$296])+[.$B$296]" office:value-type="float" office:value="452.9940332" calcext:value-type="float">
            <text:p>452,9940332</text:p>
          </table:table-cell>
          <table:table-cell table:formula="of:=([.D154]-[.E154])^2" office:value-type="float" office:value="43261.4395803474" calcext:value-type="float">
            <text:p>43261,439580347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0422824" calcext:value-type="float">
            <text:p>0,000422824</text:p>
          </table:table-cell>
          <table:table-cell office:value-type="float" office:value="0.263272" calcext:value-type="float">
            <text:p>0,263272</text:p>
          </table:table-cell>
          <table:table-cell table:formula="of:=([.B155]*[.$B$297])-([.B155]*[.$B$296])+[.$B$296]" office:value-type="float" office:value="-1.80999869104" calcext:value-type="float">
            <text:p>-1,809998691</text:p>
          </table:table-cell>
          <table:table-cell table:formula="of:=([.C155]*[.$B$297])-([.C155]*[.$B$296])+[.$B$296]" office:value-type="float" office:value="1073.64791888" calcext:value-type="float">
            <text:p>1073,64791888</text:p>
          </table:table-cell>
          <table:table-cell table:formula="of:=([.D155]-[.E155])^2" office:value-type="float" office:value="1156609.73246624" calcext:value-type="float">
            <text:p>1156609,732466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-0.0632897" calcext:value-type="float">
            <text:p>-0,0632897</text:p>
          </table:table-cell>
          <table:table-cell table:formula="of:=([.B156]*[.$B$297])-([.B156]*[.$B$296])+[.$B$296]" office:value-type="float" office:value="-3.54" calcext:value-type="float">
            <text:p>-3,54</text:p>
          </table:table-cell>
          <table:table-cell table:formula="of:=([.C156]*[.$B$297])-([.C156]*[.$B$296])+[.$B$296]" office:value-type="float" office:value="-262.492339138" calcext:value-type="float">
            <text:p>-262,492339138</text:p>
          </table:table-cell>
          <table:table-cell table:formula="of:=([.D156]-[.E156])^2" office:value-type="float" office:value="67056.3139450418" calcext:value-type="float">
            <text:p>67056,31394504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91314" calcext:value-type="float">
            <text:p>0,691314</text:p>
          </table:table-cell>
          <table:table-cell office:value-type="float" office:value="0.420427" calcext:value-type="float">
            <text:p>0,420427</text:p>
          </table:table-cell>
          <table:table-cell table:formula="of:=([.B157]*[.$B$297])-([.B157]*[.$B$296])+[.$B$296]" office:value-type="float" office:value="2824.99888356" calcext:value-type="float">
            <text:p>2824,99888356</text:p>
          </table:table-cell>
          <table:table-cell table:formula="of:=([.C157]*[.$B$297])-([.C157]*[.$B$296])+[.$B$296]" office:value-type="float" office:value="1716.65388758" calcext:value-type="float">
            <text:p>1716,65388758</text:p>
          </table:table-cell>
          <table:table-cell table:formula="of:=([.D157]-[.E157])^2" office:value-type="float" office:value="1228428.63011391" calcext:value-type="float">
            <text:p>1228428,6301139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09964" calcext:value-type="float">
            <text:p>0,509964</text:p>
          </table:table-cell>
          <table:table-cell office:value-type="float" office:value="0.0153672" calcext:value-type="float">
            <text:p>0,0153672</text:p>
          </table:table-cell>
          <table:table-cell table:formula="of:=([.B158]*[.$B$297])-([.B158]*[.$B$296])+[.$B$296]" office:value-type="float" office:value="2082.99810456" calcext:value-type="float">
            <text:p>2082,99810456</text:p>
          </table:table-cell>
          <table:table-cell table:formula="of:=([.C158]*[.$B$297])-([.C158]*[.$B$296])+[.$B$296]" office:value-type="float" office:value="59.335513488" calcext:value-type="float">
            <text:p>59,335513488</text:p>
          </table:table-cell>
          <table:table-cell table:formula="of:=([.D158]-[.E158])^2" office:value-type="float" office:value="4095210.28250424" calcext:value-type="float">
            <text:p>4095210,282504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38404" calcext:value-type="float">
            <text:p>0,238404</text:p>
          </table:table-cell>
          <table:table-cell office:value-type="float" office:value="0.360007" calcext:value-type="float">
            <text:p>0,360007</text:p>
          </table:table-cell>
          <table:table-cell table:formula="of:=([.B159]*[.$B$297])-([.B159]*[.$B$296])+[.$B$296]" office:value-type="float" office:value="971.89950216" calcext:value-type="float">
            <text:p>971,89950216</text:p>
          </table:table-cell>
          <table:table-cell table:formula="of:=([.C159]*[.$B$297])-([.C159]*[.$B$296])+[.$B$296]" office:value-type="float" office:value="1469.44304078" calcext:value-type="float">
            <text:p>1469,44304078</text:p>
          </table:table-cell>
          <table:table-cell table:formula="of:=([.D159]-[.E159])^2" office:value-type="float" office:value="247549.572822511" calcext:value-type="float">
            <text:p>247549,5728225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60391" calcext:value-type="float">
            <text:p>0,0260391</text:p>
          </table:table-cell>
          <table:table-cell office:value-type="float" office:value="0.369345" calcext:value-type="float">
            <text:p>0,369345</text:p>
          </table:table-cell>
          <table:table-cell table:formula="of:=([.B160]*[.$B$297])-([.B160]*[.$B$296])+[.$B$296]" office:value-type="float" office:value="103.000019214" calcext:value-type="float">
            <text:p>103,000019214</text:p>
          </table:table-cell>
          <table:table-cell table:formula="of:=([.C160]*[.$B$297])-([.C160]*[.$B$296])+[.$B$296]" office:value-type="float" office:value="1507.6498413" calcext:value-type="float">
            <text:p>1507,6498413</text:p>
          </table:table-cell>
          <table:table-cell table:formula="of:=([.D160]-[.E160])^2" office:value-type="float" office:value="1973041.12268623" calcext:value-type="float">
            <text:p>1973041,1226862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618349" calcext:value-type="float">
            <text:p>0,000618349</text:p>
          </table:table-cell>
          <table:table-cell office:value-type="float" office:value="0.185407" calcext:value-type="float">
            <text:p>0,185407</text:p>
          </table:table-cell>
          <table:table-cell table:formula="of:=([.B161]*[.$B$297])-([.B161]*[.$B$296])+[.$B$296]" office:value-type="float" office:value="-1.01000033254" calcext:value-type="float">
            <text:p>-1,0100003325</text:p>
          </table:table-cell>
          <table:table-cell table:formula="of:=([.C161]*[.$B$297])-([.C161]*[.$B$296])+[.$B$296]" office:value-type="float" office:value="755.06015678" calcext:value-type="float">
            <text:p>755,06015678</text:p>
          </table:table-cell>
          <table:table-cell table:formula="of:=([.D161]-[.E161])^2" office:value-type="float" office:value="571642.082476181" calcext:value-type="float">
            <text:p>571642,0824761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107752" calcext:value-type="float">
            <text:p>0,0107752</text:p>
          </table:table-cell>
          <table:table-cell table:formula="of:=([.B162]*[.$B$297])-([.B162]*[.$B$296])+[.$B$296]" office:value-type="float" office:value="-3.54" calcext:value-type="float">
            <text:p>-3,54</text:p>
          </table:table-cell>
          <table:table-cell table:formula="of:=([.C162]*[.$B$297])-([.C162]*[.$B$296])+[.$B$296]" office:value-type="float" office:value="40.547161808" calcext:value-type="float">
            <text:p>40,547161808</text:p>
          </table:table-cell>
          <table:table-cell table:formula="of:=([.D162]-[.E162])^2" office:value-type="float" office:value="1943.67783628477" calcext:value-type="float">
            <text:p>1943,67783628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374266" calcext:value-type="float">
            <text:p>0,0374266</text:p>
          </table:table-cell>
          <table:table-cell table:formula="of:=([.B163]*[.$B$297])-([.B163]*[.$B$296])+[.$B$296]" office:value-type="float" office:value="-3.54" calcext:value-type="float">
            <text:p>-3,54</text:p>
          </table:table-cell>
          <table:table-cell table:formula="of:=([.C163]*[.$B$297])-([.C163]*[.$B$296])+[.$B$296]" office:value-type="float" office:value="149.592430964" calcext:value-type="float">
            <text:p>149,592430964</text:p>
          </table:table-cell>
          <table:table-cell table:formula="of:=([.D163]-[.E163])^2" office:value-type="float" office:value="23449.5414129442" calcext:value-type="float">
            <text:p>23449,54141294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279154" calcext:value-type="float">
            <text:p>0,0279154</text:p>
          </table:table-cell>
          <table:table-cell table:formula="of:=([.B164]*[.$B$297])-([.B164]*[.$B$296])+[.$B$296]" office:value-type="float" office:value="-3.54" calcext:value-type="float">
            <text:p>-3,54</text:p>
          </table:table-cell>
          <table:table-cell table:formula="of:=([.C164]*[.$B$297])-([.C164]*[.$B$296])+[.$B$296]" office:value-type="float" office:value="110.676975716" calcext:value-type="float">
            <text:p>110,676975716</text:p>
          </table:table-cell>
          <table:table-cell table:formula="of:=([.D164]-[.E164])^2" office:value-type="float" office:value="13045.5175417093" calcext:value-type="float">
            <text:p>13045,517541709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433299" calcext:value-type="float">
            <text:p>0,0433299</text:p>
          </table:table-cell>
          <table:table-cell table:formula="of:=([.B165]*[.$B$297])-([.B165]*[.$B$296])+[.$B$296]" office:value-type="float" office:value="-3.54" calcext:value-type="float">
            <text:p>-3,54</text:p>
          </table:table-cell>
          <table:table-cell table:formula="of:=([.C165]*[.$B$297])-([.C165]*[.$B$296])+[.$B$296]" office:value-type="float" office:value="173.746019046" calcext:value-type="float">
            <text:p>173,746019046</text:p>
          </table:table-cell>
          <table:table-cell table:formula="of:=([.D165]-[.E165])^2" office:value-type="float" office:value="31430.3325491787" calcext:value-type="float">
            <text:p>31430,33254917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526911" calcext:value-type="float">
            <text:p>0,0526911</text:p>
          </table:table-cell>
          <table:table-cell table:formula="of:=([.B166]*[.$B$297])-([.B166]*[.$B$296])+[.$B$296]" office:value-type="float" office:value="-3.54" calcext:value-type="float">
            <text:p>-3,54</text:p>
          </table:table-cell>
          <table:table-cell table:formula="of:=([.C166]*[.$B$297])-([.C166]*[.$B$296])+[.$B$296]" office:value-type="float" office:value="212.047743294" calcext:value-type="float">
            <text:p>212,047743294</text:p>
          </table:table-cell>
          <table:table-cell table:formula="of:=([.D166]-[.E166])^2" office:value-type="float" office:value="46478.0750585996" calcext:value-type="float">
            <text:p>46478,07505859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67]*[.$B$297])-([.B167]*[.$B$296])+[.$B$296]" office:value-type="float" office:value="-3.54" calcext:value-type="float">
            <text:p>-3,54</text:p>
          </table:table-cell>
          <table:table-cell table:formula="of:=([.C167]*[.$B$297])-([.C167]*[.$B$296])+[.$B$296]" office:value-type="float" office:value="213.24410959" calcext:value-type="float">
            <text:p>213,24410959</text:p>
          </table:table-cell>
          <table:table-cell table:formula="of:=([.D167]-[.E167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68]*[.$B$297])-([.B168]*[.$B$296])+[.$B$296]" office:value-type="float" office:value="-3.54" calcext:value-type="float">
            <text:p>-3,54</text:p>
          </table:table-cell>
          <table:table-cell table:formula="of:=([.C168]*[.$B$297])-([.C168]*[.$B$296])+[.$B$296]" office:value-type="float" office:value="213.24410959" calcext:value-type="float">
            <text:p>213,24410959</text:p>
          </table:table-cell>
          <table:table-cell table:formula="of:=([.D168]-[.E168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69]*[.$B$297])-([.B169]*[.$B$296])+[.$B$296]" office:value-type="float" office:value="-3.54" calcext:value-type="float">
            <text:p>-3,54</text:p>
          </table:table-cell>
          <table:table-cell table:formula="of:=([.C169]*[.$B$297])-([.C169]*[.$B$296])+[.$B$296]" office:value-type="float" office:value="213.24410959" calcext:value-type="float">
            <text:p>213,24410959</text:p>
          </table:table-cell>
          <table:table-cell table:formula="of:=([.D169]-[.E169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70]*[.$B$297])-([.B170]*[.$B$296])+[.$B$296]" office:value-type="float" office:value="-3.54" calcext:value-type="float">
            <text:p>-3,54</text:p>
          </table:table-cell>
          <table:table-cell table:formula="of:=([.C170]*[.$B$297])-([.C170]*[.$B$296])+[.$B$296]" office:value-type="float" office:value="213.24410959" calcext:value-type="float">
            <text:p>213,24410959</text:p>
          </table:table-cell>
          <table:table-cell table:formula="of:=([.D170]-[.E170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71]*[.$B$297])-([.B171]*[.$B$296])+[.$B$296]" office:value-type="float" office:value="-3.54" calcext:value-type="float">
            <text:p>-3,54</text:p>
          </table:table-cell>
          <table:table-cell table:formula="of:=([.C171]*[.$B$297])-([.C171]*[.$B$296])+[.$B$296]" office:value-type="float" office:value="213.24410959" calcext:value-type="float">
            <text:p>213,24410959</text:p>
          </table:table-cell>
          <table:table-cell table:formula="of:=([.D171]-[.E171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955386" calcext:value-type="float">
            <text:p>0,00955386</text:p>
          </table:table-cell>
          <table:table-cell office:value-type="float" office:value="0.0529835" calcext:value-type="float">
            <text:p>0,0529835</text:p>
          </table:table-cell>
          <table:table-cell table:formula="of:=([.B172]*[.$B$297])-([.B172]*[.$B$296])+[.$B$296]" office:value-type="float" office:value="35.5500003444" calcext:value-type="float">
            <text:p>35,5500003444</text:p>
          </table:table-cell>
          <table:table-cell table:formula="of:=([.C172]*[.$B$297])-([.C172]*[.$B$296])+[.$B$296]" office:value-type="float" office:value="213.24410959" calcext:value-type="float">
            <text:p>213,24410959</text:p>
          </table:table-cell>
          <table:table-cell table:formula="of:=([.D172]-[.E172])^2" office:value-type="float" office:value="31575.1964605872" calcext:value-type="float">
            <text:p>31575,19646058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549035" calcext:value-type="float">
            <text:p>0,0549035</text:p>
          </table:table-cell>
          <table:table-cell office:value-type="float" office:value="0.0673751" calcext:value-type="float">
            <text:p>0,0673751</text:p>
          </table:table-cell>
          <table:table-cell table:formula="of:=([.B173]*[.$B$297])-([.B173]*[.$B$296])+[.$B$296]" office:value-type="float" office:value="221.09986639" calcext:value-type="float">
            <text:p>221,09986639</text:p>
          </table:table-cell>
          <table:table-cell table:formula="of:=([.C173]*[.$B$297])-([.C173]*[.$B$296])+[.$B$296]" office:value-type="float" office:value="272.127916654" calcext:value-type="float">
            <text:p>272,127916654</text:p>
          </table:table-cell>
          <table:table-cell table:formula="of:=([.D173]-[.E173])^2" office:value-type="float" office:value="2603.8619137453" calcext:value-type="float">
            <text:p>2603,86191374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03441" calcext:value-type="float">
            <text:p>0,303441</text:p>
          </table:table-cell>
          <table:table-cell office:value-type="float" office:value="0.14193" calcext:value-type="float">
            <text:p>0,14193</text:p>
          </table:table-cell>
          <table:table-cell table:formula="of:=([.B174]*[.$B$297])-([.B174]*[.$B$296])+[.$B$296]" office:value-type="float" office:value="1238.00098914" calcext:value-type="float">
            <text:p>1238,00098914</text:p>
          </table:table-cell>
          <table:table-cell table:formula="of:=([.C174]*[.$B$297])-([.C174]*[.$B$296])+[.$B$296]" office:value-type="float" office:value="577.1722722" calcext:value-type="float">
            <text:p>577,1722722</text:p>
          </table:table-cell>
          <table:table-cell table:formula="of:=([.D174]-[.E174])^2" office:value-type="float" office:value="436694.593132567" calcext:value-type="float">
            <text:p>436694,5931325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75221" calcext:value-type="float">
            <text:p>0,575221</text:p>
          </table:table-cell>
          <table:table-cell office:value-type="float" office:value="0.47712" calcext:value-type="float">
            <text:p>0,47712</text:p>
          </table:table-cell>
          <table:table-cell table:formula="of:=([.B175]*[.$B$297])-([.B175]*[.$B$296])+[.$B$296]" office:value-type="float" office:value="2349.99973034" calcext:value-type="float">
            <text:p>2349,99973034</text:p>
          </table:table-cell>
          <table:table-cell table:formula="of:=([.C175]*[.$B$297])-([.C175]*[.$B$296])+[.$B$296]" office:value-type="float" office:value="1948.6155648" calcext:value-type="float">
            <text:p>1948,6155648</text:p>
          </table:table-cell>
          <table:table-cell table:formula="of:=([.D175]-[.E175])^2" office:value-type="float" office:value="161109.248346242" calcext:value-type="float">
            <text:p>161109,2483462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31153" calcext:value-type="float">
            <text:p>0,731153</text:p>
          </table:table-cell>
          <table:table-cell office:value-type="float" office:value="0.589319" calcext:value-type="float">
            <text:p>0,589319</text:p>
          </table:table-cell>
          <table:table-cell table:formula="of:=([.B176]*[.$B$297])-([.B176]*[.$B$296])+[.$B$296]" office:value-type="float" office:value="2988.00174562" calcext:value-type="float">
            <text:p>2988,00174562</text:p>
          </table:table-cell>
          <table:table-cell table:formula="of:=([.C176]*[.$B$297])-([.C176]*[.$B$296])+[.$B$296]" office:value-type="float" office:value="2407.68226126" calcext:value-type="float">
            <text:p>2407,68226126</text:p>
          </table:table-cell>
          <table:table-cell table:formula="of:=([.D176]-[.E176])^2" office:value-type="float" office:value="336770.703927856" calcext:value-type="float">
            <text:p>336770,7039278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32581" calcext:value-type="float">
            <text:p>0,832581</text:p>
          </table:table-cell>
          <table:table-cell office:value-type="float" office:value="0.717186" calcext:value-type="float">
            <text:p>0,717186</text:p>
          </table:table-cell>
          <table:table-cell table:formula="of:=([.B177]*[.$B$297])-([.B177]*[.$B$296])+[.$B$296]" office:value-type="float" office:value="3402.99846474" calcext:value-type="float">
            <text:p>3402,99846474</text:p>
          </table:table-cell>
          <table:table-cell table:formula="of:=([.C177]*[.$B$297])-([.C177]*[.$B$296])+[.$B$296]" office:value-type="float" office:value="2930.85520644" calcext:value-type="float">
            <text:p>2930,85520644</text:p>
          </table:table-cell>
          <table:table-cell table:formula="of:=([.D177]-[.E177])^2" office:value-type="float" office:value="222919.256358141" calcext:value-type="float">
            <text:p>222919,2563581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88062" calcext:value-type="float">
            <text:p>0,888062</text:p>
          </table:table-cell>
          <table:table-cell office:value-type="float" office:value="0.679134" calcext:value-type="float">
            <text:p>0,679134</text:p>
          </table:table-cell>
          <table:table-cell table:formula="of:=([.B178]*[.$B$297])-([.B178]*[.$B$296])+[.$B$296]" office:value-type="float" office:value="3630.00119548" calcext:value-type="float">
            <text:p>3630,00119548</text:p>
          </table:table-cell>
          <table:table-cell table:formula="of:=([.C178]*[.$B$297])-([.C178]*[.$B$296])+[.$B$296]" office:value-type="float" office:value="2775.16392636" calcext:value-type="float">
            <text:p>2775,16392636</text:p>
          </table:table-cell>
          <table:table-cell table:formula="of:=([.D178]-[.E178])^2" office:value-type="float" office:value="730746.756676538" calcext:value-type="float">
            <text:p>730746,75667653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55556" calcext:value-type="float">
            <text:p>0,855556</text:p>
          </table:table-cell>
          <table:table-cell office:value-type="float" office:value="0.841048" calcext:value-type="float">
            <text:p>0,841048</text:p>
          </table:table-cell>
          <table:table-cell table:formula="of:=([.B179]*[.$B$297])-([.B179]*[.$B$296])+[.$B$296]" office:value-type="float" office:value="3497.00159624" calcext:value-type="float">
            <text:p>3497,00159624</text:p>
          </table:table-cell>
          <table:table-cell table:formula="of:=([.C179]*[.$B$297])-([.C179]*[.$B$296])+[.$B$296]" office:value-type="float" office:value="3437.64153392" calcext:value-type="float">
            <text:p>3437,64153392</text:p>
          </table:table-cell>
          <table:table-cell table:formula="of:=([.D179]-[.E179])^2" office:value-type="float" office:value="3523.61699863434" calcext:value-type="float">
            <text:p>3523,61699863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29648" calcext:value-type="float">
            <text:p>0,829648</text:p>
          </table:table-cell>
          <table:table-cell office:value-type="float" office:value="0.73264" calcext:value-type="float">
            <text:p>0,73264</text:p>
          </table:table-cell>
          <table:table-cell table:formula="of:=([.B180]*[.$B$297])-([.B180]*[.$B$296])+[.$B$296]" office:value-type="float" office:value="3390.99797792" calcext:value-type="float">
            <text:p>3390,99797792</text:p>
          </table:table-cell>
          <table:table-cell table:formula="of:=([.C180]*[.$B$297])-([.C180]*[.$B$296])+[.$B$296]" office:value-type="float" office:value="2994.0858656" calcext:value-type="float">
            <text:p>2994,0858656</text:p>
          </table:table-cell>
          <table:table-cell table:formula="of:=([.D180]-[.E180])^2" office:value-type="float" office:value="157539.224906324" calcext:value-type="float">
            <text:p>157539,2249063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07934" calcext:value-type="float">
            <text:p>0,707934</text:p>
          </table:table-cell>
          <table:table-cell office:value-type="float" office:value="0.619253" calcext:value-type="float">
            <text:p>0,619253</text:p>
          </table:table-cell>
          <table:table-cell table:formula="of:=([.B181]*[.$B$297])-([.B181]*[.$B$296])+[.$B$296]" office:value-type="float" office:value="2893.00027836" calcext:value-type="float">
            <text:p>2893,00027836</text:p>
          </table:table-cell>
          <table:table-cell table:formula="of:=([.C181]*[.$B$297])-([.C181]*[.$B$296])+[.$B$296]" office:value-type="float" office:value="2530.15841962" calcext:value-type="float">
            <text:p>2530,15841962</text:p>
          </table:table-cell>
          <table:table-cell table:formula="of:=([.D181]-[.E181])^2" office:value-type="float" office:value="131654.214453898" calcext:value-type="float">
            <text:p>131654,2144538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192" calcext:value-type="float">
            <text:p>0,51192</text:p>
          </table:table-cell>
          <table:table-cell office:value-type="float" office:value="0.412708" calcext:value-type="float">
            <text:p>0,412708</text:p>
          </table:table-cell>
          <table:table-cell table:formula="of:=([.B182]*[.$B$297])-([.B182]*[.$B$296])+[.$B$296]" office:value-type="float" office:value="2091.0011568" calcext:value-type="float">
            <text:p>2091,0011568</text:p>
          </table:table-cell>
          <table:table-cell table:formula="of:=([.C182]*[.$B$297])-([.C182]*[.$B$296])+[.$B$296]" office:value-type="float" office:value="1685.07129032" calcext:value-type="float">
            <text:p>1685,07129032</text:p>
          </table:table-cell>
          <table:table-cell table:formula="of:=([.D182]-[.E182])^2" office:value-type="float" office:value="164779.056500471" calcext:value-type="float">
            <text:p>164779,0565004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236547" calcext:value-type="float">
            <text:p>0,236547</text:p>
          </table:table-cell>
          <table:table-cell office:value-type="float" office:value="0.187023" calcext:value-type="float">
            <text:p>0,187023</text:p>
          </table:table-cell>
          <table:table-cell table:formula="of:=([.B183]*[.$B$297])-([.B183]*[.$B$296])+[.$B$296]" office:value-type="float" office:value="964.30151238" calcext:value-type="float">
            <text:p>964,30151238</text:p>
          </table:table-cell>
          <table:table-cell table:formula="of:=([.C183]*[.$B$297])-([.C183]*[.$B$296])+[.$B$296]" office:value-type="float" office:value="761.67208542" calcext:value-type="float">
            <text:p>761,67208542</text:p>
          </table:table-cell>
          <table:table-cell table:formula="of:=([.D183]-[.E183])^2" office:value-type="float" office:value="41058.684670138" calcext:value-type="float">
            <text:p>41058,6846701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238785" calcext:value-type="float">
            <text:p>0,0238785</text:p>
          </table:table-cell>
          <table:table-cell office:value-type="float" office:value="0.119461" calcext:value-type="float">
            <text:p>0,119461</text:p>
          </table:table-cell>
          <table:table-cell table:formula="of:=([.B184]*[.$B$297])-([.B184]*[.$B$296])+[.$B$296]" office:value-type="float" office:value="94.15983789" calcext:value-type="float">
            <text:p>94,15983789</text:p>
          </table:table-cell>
          <table:table-cell table:formula="of:=([.C184]*[.$B$297])-([.C184]*[.$B$296])+[.$B$296]" office:value-type="float" office:value="485.23945994" calcext:value-type="float">
            <text:p>485,23945994</text:p>
          </table:table-cell>
          <table:table-cell table:formula="of:=([.D184]-[.E184])^2" office:value-type="float" office:value="152943.270782771" calcext:value-type="float">
            <text:p>152943,27078277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0562136" calcext:value-type="float">
            <text:p>0,000562136</text:p>
          </table:table-cell>
          <table:table-cell office:value-type="float" office:value="0.0245518" calcext:value-type="float">
            <text:p>0,0245518</text:p>
          </table:table-cell>
          <table:table-cell table:formula="of:=([.B185]*[.$B$297])-([.B185]*[.$B$296])+[.$B$296]" office:value-type="float" office:value="-1.23999807056" calcext:value-type="float">
            <text:p>-1,2399980706</text:p>
          </table:table-cell>
          <table:table-cell table:formula="of:=([.C185]*[.$B$297])-([.C185]*[.$B$296])+[.$B$296]" office:value-type="float" office:value="96.914671772" calcext:value-type="float">
            <text:p>96,914671772</text:p>
          </table:table-cell>
          <table:table-cell table:formula="of:=([.D185]-[.E185])^2" office:value-type="float" office:value="9634.33921190196" calcext:value-type="float">
            <text:p>9634,3392119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0831785" calcext:value-type="float">
            <text:p>0,00831785</text:p>
          </table:table-cell>
          <table:table-cell table:formula="of:=([.B186]*[.$B$297])-([.B186]*[.$B$296])+[.$B$296]" office:value-type="float" office:value="-3.54" calcext:value-type="float">
            <text:p>-3,54</text:p>
          </table:table-cell>
          <table:table-cell table:formula="of:=([.C186]*[.$B$297])-([.C186]*[.$B$296])+[.$B$296]" office:value-type="float" office:value="30.492815989" calcext:value-type="float">
            <text:p>30,492815989</text:p>
          </table:table-cell>
          <table:table-cell table:formula="of:=([.D186]-[.E186])^2" office:value-type="float" office:value="1158.23256414113" calcext:value-type="float">
            <text:p>1158,23256414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366147" calcext:value-type="float">
            <text:p>0,0366147</text:p>
          </table:table-cell>
          <table:table-cell table:formula="of:=([.B187]*[.$B$297])-([.B187]*[.$B$296])+[.$B$296]" office:value-type="float" office:value="-3.54" calcext:value-type="float">
            <text:p>-3,54</text:p>
          </table:table-cell>
          <table:table-cell table:formula="of:=([.C187]*[.$B$297])-([.C187]*[.$B$296])+[.$B$296]" office:value-type="float" office:value="146.270509638" calcext:value-type="float">
            <text:p>146,270509638</text:p>
          </table:table-cell>
          <table:table-cell table:formula="of:=([.D187]-[.E187])^2" office:value-type="float" office:value="22443.1887979973" calcext:value-type="float">
            <text:p>22443,188797997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279148" calcext:value-type="float">
            <text:p>0,0279148</text:p>
          </table:table-cell>
          <table:table-cell table:formula="of:=([.B188]*[.$B$297])-([.B188]*[.$B$296])+[.$B$296]" office:value-type="float" office:value="-3.54" calcext:value-type="float">
            <text:p>-3,54</text:p>
          </table:table-cell>
          <table:table-cell table:formula="of:=([.C188]*[.$B$297])-([.C188]*[.$B$296])+[.$B$296]" office:value-type="float" office:value="110.674520792" calcext:value-type="float">
            <text:p>110,674520792</text:p>
          </table:table-cell>
          <table:table-cell table:formula="of:=([.D188]-[.E188])^2" office:value-type="float" office:value="13044.9567597462" calcext:value-type="float">
            <text:p>13044,95675974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439586" calcext:value-type="float">
            <text:p>0,0439586</text:p>
          </table:table-cell>
          <table:table-cell table:formula="of:=([.B189]*[.$B$297])-([.B189]*[.$B$296])+[.$B$296]" office:value-type="float" office:value="-3.54" calcext:value-type="float">
            <text:p>-3,54</text:p>
          </table:table-cell>
          <table:table-cell table:formula="of:=([.C189]*[.$B$297])-([.C189]*[.$B$296])+[.$B$296]" office:value-type="float" office:value="176.318370244" calcext:value-type="float">
            <text:p>176,318370244</text:p>
          </table:table-cell>
          <table:table-cell table:formula="of:=([.D189]-[.E189])^2" office:value-type="float" office:value="32349.0333468278" calcext:value-type="float">
            <text:p>32349,03334682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527175" calcext:value-type="float">
            <text:p>0,0527175</text:p>
          </table:table-cell>
          <table:table-cell table:formula="of:=([.B190]*[.$B$297])-([.B190]*[.$B$296])+[.$B$296]" office:value-type="float" office:value="-3.54" calcext:value-type="float">
            <text:p>-3,54</text:p>
          </table:table-cell>
          <table:table-cell table:formula="of:=([.C190]*[.$B$297])-([.C190]*[.$B$296])+[.$B$296]" office:value-type="float" office:value="212.15575995" calcext:value-type="float">
            <text:p>212,15575995</text:p>
          </table:table-cell>
          <table:table-cell table:formula="of:=([.D190]-[.E190])^2" office:value-type="float" office:value="46524.660860408" calcext:value-type="float">
            <text:p>46524,6608604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191]*[.$B$297])-([.B191]*[.$B$296])+[.$B$296]" office:value-type="float" office:value="-3.54" calcext:value-type="float">
            <text:p>-3,54</text:p>
          </table:table-cell>
          <table:table-cell table:formula="of:=([.C191]*[.$B$297])-([.C191]*[.$B$296])+[.$B$296]" office:value-type="float" office:value="213.24410959" calcext:value-type="float">
            <text:p>213,24410959</text:p>
          </table:table-cell>
          <table:table-cell table:formula="of:=([.D191]-[.E191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00195525" calcext:value-type="float">
            <text:p>1,95525E-05</text:p>
          </table:table-cell>
          <table:table-cell office:value-type="float" office:value="0.0529835" calcext:value-type="float">
            <text:p>0,0529835</text:p>
          </table:table-cell>
          <table:table-cell table:formula="of:=([.B192]*[.$B$297])-([.B192]*[.$B$296])+[.$B$296]" office:value-type="float" office:value="-3.46000016415" calcext:value-type="float">
            <text:p>-3,4600001642</text:p>
          </table:table-cell>
          <table:table-cell table:formula="of:=([.C192]*[.$B$297])-([.C192]*[.$B$296])+[.$B$296]" office:value-type="float" office:value="213.24410959" calcext:value-type="float">
            <text:p>213,24410959</text:p>
          </table:table-cell>
          <table:table-cell table:formula="of:=([.D192]-[.E192])^2" office:value-type="float" office:value="46960.6711843387" calcext:value-type="float">
            <text:p>46960,67118433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100207" calcext:value-type="float">
            <text:p>0,000100207</text:p>
          </table:table-cell>
          <table:table-cell office:value-type="float" office:value="0.0530124" calcext:value-type="float">
            <text:p>0,0530124</text:p>
          </table:table-cell>
          <table:table-cell table:formula="of:=([.B193]*[.$B$297])-([.B193]*[.$B$296])+[.$B$296]" office:value-type="float" office:value="-3.12999905122" calcext:value-type="float">
            <text:p>-3,1299990512</text:p>
          </table:table-cell>
          <table:table-cell table:formula="of:=([.C193]*[.$B$297])-([.C193]*[.$B$296])+[.$B$296]" office:value-type="float" office:value="213.362355096" calcext:value-type="float">
            <text:p>213,362355096</text:p>
          </table:table-cell>
          <table:table-cell table:formula="of:=([.D193]-[.E193])^2" office:value-type="float" office:value="46868.9394042053" calcext:value-type="float">
            <text:p>46868,939404205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531303" calcext:value-type="float">
            <text:p>0,0531303</text:p>
          </table:table-cell>
          <table:table-cell table:formula="of:=([.B194]*[.$B$297])-([.B194]*[.$B$296])+[.$B$296]" office:value-type="float" office:value="-3.54" calcext:value-type="float">
            <text:p>-3,54</text:p>
          </table:table-cell>
          <table:table-cell table:formula="of:=([.C194]*[.$B$297])-([.C194]*[.$B$296])+[.$B$296]" office:value-type="float" office:value="213.844747662" calcext:value-type="float">
            <text:p>213,844747662</text:p>
          </table:table-cell>
          <table:table-cell table:formula="of:=([.D194]-[.E194])^2" office:value-type="float" office:value="47256.1285160714" calcext:value-type="float">
            <text:p>47256,12851607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52982" calcext:value-type="float">
            <text:p>0,052982</text:p>
          </table:table-cell>
          <table:table-cell table:formula="of:=([.B195]*[.$B$297])-([.B195]*[.$B$296])+[.$B$296]" office:value-type="float" office:value="-3.54" calcext:value-type="float">
            <text:p>-3,54</text:p>
          </table:table-cell>
          <table:table-cell table:formula="of:=([.C195]*[.$B$297])-([.C195]*[.$B$296])+[.$B$296]" office:value-type="float" office:value="213.23797228" calcext:value-type="float">
            <text:p>213,23797228</text:p>
          </table:table-cell>
          <table:table-cell table:formula="of:=([.D195]-[.E195])^2" office:value-type="float" office:value="46992.6892658284" calcext:value-type="float">
            <text:p>46992,68926582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448975" calcext:value-type="float">
            <text:p>0,00448975</text:p>
          </table:table-cell>
          <table:table-cell office:value-type="float" office:value="0.0530231" calcext:value-type="float">
            <text:p>0,0530231</text:p>
          </table:table-cell>
          <table:table-cell table:formula="of:=([.B196]*[.$B$297])-([.B196]*[.$B$296])+[.$B$296]" office:value-type="float" office:value="14.829991715" calcext:value-type="float">
            <text:p>14,829991715</text:p>
          </table:table-cell>
          <table:table-cell table:formula="of:=([.C196]*[.$B$297])-([.C196]*[.$B$296])+[.$B$296]" office:value-type="float" office:value="213.406134574" calcext:value-type="float">
            <text:p>213,406134574</text:p>
          </table:table-cell>
          <table:table-cell table:formula="of:=([.D196]-[.E196])^2" office:value-type="float" office:value="39432.484512758" calcext:value-type="float">
            <text:p>39432,4845127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475469" calcext:value-type="float">
            <text:p>0,0475469</text:p>
          </table:table-cell>
          <table:table-cell office:value-type="float" office:value="0.0597044" calcext:value-type="float">
            <text:p>0,0597044</text:p>
          </table:table-cell>
          <table:table-cell table:formula="of:=([.B197]*[.$B$297])-([.B197]*[.$B$296])+[.$B$296]" office:value-type="float" office:value="191.000043226" calcext:value-type="float">
            <text:p>191,000043226</text:p>
          </table:table-cell>
          <table:table-cell table:formula="of:=([.C197]*[.$B$297])-([.C197]*[.$B$296])+[.$B$296]" office:value-type="float" office:value="240.742940776" calcext:value-type="float">
            <text:p>240,742940776</text:p>
          </table:table-cell>
          <table:table-cell table:formula="of:=([.D197]-[.E197])^2" office:value-type="float" office:value="2474.35585666979" calcext:value-type="float">
            <text:p>2474,355856669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90671" calcext:value-type="float">
            <text:p>0,190671</text:p>
          </table:table-cell>
          <table:table-cell office:value-type="float" office:value="0.129323" calcext:value-type="float">
            <text:p>0,129323</text:p>
          </table:table-cell>
          <table:table-cell table:formula="of:=([.B198]*[.$B$297])-([.B198]*[.$B$296])+[.$B$296]" office:value-type="float" office:value="776.59802334" calcext:value-type="float">
            <text:p>776,59802334</text:p>
          </table:table-cell>
          <table:table-cell table:formula="of:=([.C198]*[.$B$297])-([.C198]*[.$B$296])+[.$B$296]" office:value-type="float" office:value="525.59022742" calcext:value-type="float">
            <text:p>525,59022742</text:p>
          </table:table-cell>
          <table:table-cell table:formula="of:=([.D198]-[.E198])^2" office:value-type="float" office:value="63004.9136126163" calcext:value-type="float">
            <text:p>63004,913612616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34161" calcext:value-type="float">
            <text:p>0,534161</text:p>
          </table:table-cell>
          <table:table-cell office:value-type="float" office:value="0.38475" calcext:value-type="float">
            <text:p>0,38475</text:p>
          </table:table-cell>
          <table:table-cell table:formula="of:=([.B199]*[.$B$297])-([.B199]*[.$B$296])+[.$B$296]" office:value-type="float" office:value="2182.00109794" calcext:value-type="float">
            <text:p>2182,00109794</text:p>
          </table:table-cell>
          <table:table-cell table:formula="of:=([.C199]*[.$B$297])-([.C199]*[.$B$296])+[.$B$296]" office:value-type="float" office:value="1570.680015" calcext:value-type="float">
            <text:p>1570,680015</text:p>
          </table:table-cell>
          <table:table-cell table:formula="of:=([.D199]-[.E199])^2" office:value-type="float" office:value="373713.466446935" calcext:value-type="float">
            <text:p>373713,4664469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49483" calcext:value-type="float">
            <text:p>0,749483</text:p>
          </table:table-cell>
          <table:table-cell office:value-type="float" office:value="0.546283" calcext:value-type="float">
            <text:p>0,546283</text:p>
          </table:table-cell>
          <table:table-cell table:formula="of:=([.B200]*[.$B$297])-([.B200]*[.$B$296])+[.$B$296]" office:value-type="float" office:value="3062.99967382" calcext:value-type="float">
            <text:p>3062,99967382</text:p>
          </table:table-cell>
          <table:table-cell table:formula="of:=([.C200]*[.$B$297])-([.C200]*[.$B$296])+[.$B$296]" office:value-type="float" office:value="2231.59874582" calcext:value-type="float">
            <text:p>2231,59874582</text:p>
          </table:table-cell>
          <table:table-cell table:formula="of:=([.D200]-[.E200])^2" office:value-type="float" office:value="691227.503079262" calcext:value-type="float">
            <text:p>691227,5030792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6065" calcext:value-type="float">
            <text:p>0,866065</text:p>
          </table:table-cell>
          <table:table-cell office:value-type="float" office:value="0.734603" calcext:value-type="float">
            <text:p>0,734603</text:p>
          </table:table-cell>
          <table:table-cell table:formula="of:=([.B201]*[.$B$297])-([.B201]*[.$B$296])+[.$B$296]" office:value-type="float" office:value="3539.9995901" calcext:value-type="float">
            <text:p>3539,9995901</text:p>
          </table:table-cell>
          <table:table-cell table:formula="of:=([.C201]*[.$B$297])-([.C201]*[.$B$296])+[.$B$296]" office:value-type="float" office:value="3002.11755862" calcext:value-type="float">
            <text:p>3002,11755862</text:p>
          </table:table-cell>
          <table:table-cell table:formula="of:=([.D201]-[.E201])^2" office:value-type="float" office:value="289317.079789052" calcext:value-type="float">
            <text:p>289317,0797890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0812" calcext:value-type="float">
            <text:p>0,920812</text:p>
          </table:table-cell>
          <table:table-cell office:value-type="float" office:value="0.670183" calcext:value-type="float">
            <text:p>0,670183</text:p>
          </table:table-cell>
          <table:table-cell table:formula="of:=([.B202]*[.$B$297])-([.B202]*[.$B$296])+[.$B$296]" office:value-type="float" office:value="3763.99913048" calcext:value-type="float">
            <text:p>3763,99913048</text:p>
          </table:table-cell>
          <table:table-cell table:formula="of:=([.C202]*[.$B$297])-([.C202]*[.$B$296])+[.$B$296]" office:value-type="float" office:value="2738.54055182" calcext:value-type="float">
            <text:p>2738,54055182</text:p>
          </table:table-cell>
          <table:table-cell table:formula="of:=([.D202]-[.E202])^2" office:value-type="float" office:value="1051565.29654739" calcext:value-type="float">
            <text:p>1051565,296547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07614" calcext:value-type="float">
            <text:p>0,907614</text:p>
          </table:table-cell>
          <table:table-cell office:value-type="float" office:value="0.890229" calcext:value-type="float">
            <text:p>0,890229</text:p>
          </table:table-cell>
          <table:table-cell table:formula="of:=([.B203]*[.$B$297])-([.B203]*[.$B$296])+[.$B$296]" office:value-type="float" office:value="3709.99898556" calcext:value-type="float">
            <text:p>3709,99898556</text:p>
          </table:table-cell>
          <table:table-cell table:formula="of:=([.C203]*[.$B$297])-([.C203]*[.$B$296])+[.$B$296]" office:value-type="float" office:value="3638.86756266" calcext:value-type="float">
            <text:p>3638,86756266</text:p>
          </table:table-cell>
          <table:table-cell table:formula="of:=([.D203]-[.E203])^2" office:value-type="float" office:value="5059.67932377864" calcext:value-type="float">
            <text:p>5059,679323778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29404" calcext:value-type="float">
            <text:p>0,829404</text:p>
          </table:table-cell>
          <table:table-cell office:value-type="float" office:value="0.821532" calcext:value-type="float">
            <text:p>0,821532</text:p>
          </table:table-cell>
          <table:table-cell table:formula="of:=([.B204]*[.$B$297])-([.B204]*[.$B$296])+[.$B$296]" office:value-type="float" office:value="3389.99964216" calcext:value-type="float">
            <text:p>3389,99964216</text:p>
          </table:table-cell>
          <table:table-cell table:formula="of:=([.C204]*[.$B$297])-([.C204]*[.$B$296])+[.$B$296]" office:value-type="float" office:value="3357.79103928" calcext:value-type="float">
            <text:p>3357,79103928</text:p>
          </table:table-cell>
          <table:table-cell table:formula="of:=([.D204]-[.E204])^2" office:value-type="float" office:value="1037.39409948151" calcext:value-type="float">
            <text:p>1037,39409948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88137" calcext:value-type="float">
            <text:p>0,688137</text:p>
          </table:table-cell>
          <table:table-cell office:value-type="float" office:value="0.59775" calcext:value-type="float">
            <text:p>0,59775</text:p>
          </table:table-cell>
          <table:table-cell table:formula="of:=([.B205]*[.$B$297])-([.B205]*[.$B$296])+[.$B$296]" office:value-type="float" office:value="2812.00006098" calcext:value-type="float">
            <text:p>2812,00006098</text:p>
          </table:table-cell>
          <table:table-cell table:formula="of:=([.C205]*[.$B$297])-([.C205]*[.$B$296])+[.$B$296]" office:value-type="float" office:value="2442.178035" calcext:value-type="float">
            <text:p>2442,178035</text:p>
          </table:table-cell>
          <table:table-cell table:formula="of:=([.D205]-[.E205])^2" office:value-type="float" office:value="136768.330899952" calcext:value-type="float">
            <text:p>136768,3308999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13386" calcext:value-type="float">
            <text:p>0,513386</text:p>
          </table:table-cell>
          <table:table-cell office:value-type="float" office:value="0.362413" calcext:value-type="float">
            <text:p>0,362413</text:p>
          </table:table-cell>
          <table:table-cell table:formula="of:=([.B206]*[.$B$297])-([.B206]*[.$B$296])+[.$B$296]" office:value-type="float" office:value="2096.99935444" calcext:value-type="float">
            <text:p>2096,99935444</text:p>
          </table:table-cell>
          <table:table-cell table:formula="of:=([.C206]*[.$B$297])-([.C206]*[.$B$296])+[.$B$296]" office:value-type="float" office:value="1479.28728602" calcext:value-type="float">
            <text:p>1479,28728602</text:p>
          </table:table-cell>
          <table:table-cell table:formula="of:=([.D206]-[.E206])^2" office:value-type="float" office:value="381568.199471715" calcext:value-type="float">
            <text:p>381568,1994717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35325" calcext:value-type="float">
            <text:p>0,235325</text:p>
          </table:table-cell>
          <table:table-cell office:value-type="float" office:value="0.204666" calcext:value-type="float">
            <text:p>0,204666</text:p>
          </table:table-cell>
          <table:table-cell table:formula="of:=([.B207]*[.$B$297])-([.B207]*[.$B$296])+[.$B$296]" office:value-type="float" office:value="959.3016505" calcext:value-type="float">
            <text:p>959,3016505</text:p>
          </table:table-cell>
          <table:table-cell table:formula="of:=([.C207]*[.$B$297])-([.C207]*[.$B$296])+[.$B$296]" office:value-type="float" office:value="833.85912564" calcext:value-type="float">
            <text:p>833,85912564</text:p>
          </table:table-cell>
          <table:table-cell table:formula="of:=([.D207]-[.E207])^2" office:value-type="float" office:value="15735.8270432517" calcext:value-type="float">
            <text:p>15735,82704325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24228" calcext:value-type="float">
            <text:p>0,024228</text:p>
          </table:table-cell>
          <table:table-cell office:value-type="float" office:value="0.107412" calcext:value-type="float">
            <text:p>0,107412</text:p>
          </table:table-cell>
          <table:table-cell table:formula="of:=([.B208]*[.$B$297])-([.B208]*[.$B$296])+[.$B$296]" office:value-type="float" office:value="95.58983112" calcext:value-type="float">
            <text:p>95,58983112</text:p>
          </table:table-cell>
          <table:table-cell table:formula="of:=([.C208]*[.$B$297])-([.C208]*[.$B$296])+[.$B$296]" office:value-type="float" office:value="435.94049448" calcext:value-type="float">
            <text:p>435,94049448</text:p>
          </table:table-cell>
          <table:table-cell table:formula="of:=([.D208]-[.E208])^2" office:value-type="float" office:value="115838.574049592" calcext:value-type="float">
            <text:p>115838,5740495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23115" calcext:value-type="float">
            <text:p>0,023115</text:p>
          </table:table-cell>
          <table:table-cell table:formula="of:=([.B209]*[.$B$297])-([.B209]*[.$B$296])+[.$B$296]" office:value-type="float" office:value="-3.54" calcext:value-type="float">
            <text:p>-3,54</text:p>
          </table:table-cell>
          <table:table-cell table:formula="of:=([.C209]*[.$B$297])-([.C209]*[.$B$296])+[.$B$296]" office:value-type="float" office:value="91.0359471" calcext:value-type="float">
            <text:p>91,0359471</text:p>
          </table:table-cell>
          <table:table-cell table:formula="of:=([.D209]-[.E209])^2" office:value-type="float" office:value="8944.609769862" calcext:value-type="float">
            <text:p>8944,6097698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122022" calcext:value-type="float">
            <text:p>0,0122022</text:p>
          </table:table-cell>
          <table:table-cell table:formula="of:=([.B210]*[.$B$297])-([.B210]*[.$B$296])+[.$B$296]" office:value-type="float" office:value="-3.54" calcext:value-type="float">
            <text:p>-3,54</text:p>
          </table:table-cell>
          <table:table-cell table:formula="of:=([.C210]*[.$B$297])-([.C210]*[.$B$296])+[.$B$296]" office:value-type="float" office:value="46.385789388" calcext:value-type="float">
            <text:p>46,385789388</text:p>
          </table:table-cell>
          <table:table-cell table:formula="of:=([.D210]-[.E210])^2" office:value-type="float" office:value="2492.58444601493" calcext:value-type="float">
            <text:p>2492,584446014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464373" calcext:value-type="float">
            <text:p>0,000464373</text:p>
          </table:table-cell>
          <table:table-cell office:value-type="float" office:value="0.0363664" calcext:value-type="float">
            <text:p>0,0363664</text:p>
          </table:table-cell>
          <table:table-cell table:formula="of:=([.B211]*[.$B$297])-([.B211]*[.$B$296])+[.$B$296]" office:value-type="float" office:value="-1.63999929558" calcext:value-type="float">
            <text:p>-1,6399992956</text:p>
          </table:table-cell>
          <table:table-cell table:formula="of:=([.C211]*[.$B$297])-([.C211]*[.$B$296])+[.$B$296]" office:value-type="float" office:value="145.254580256" calcext:value-type="float">
            <text:p>145,254580256</text:p>
          </table:table-cell>
          <table:table-cell table:formula="of:=([.D211]-[.E211])^2" office:value-type="float" office:value="21578.0175016355" calcext:value-type="float">
            <text:p>21578,01750163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284484" calcext:value-type="float">
            <text:p>0,0284484</text:p>
          </table:table-cell>
          <table:table-cell table:formula="of:=([.B212]*[.$B$297])-([.B212]*[.$B$296])+[.$B$296]" office:value-type="float" office:value="-3.54" calcext:value-type="float">
            <text:p>-3,54</text:p>
          </table:table-cell>
          <table:table-cell table:formula="of:=([.C212]*[.$B$297])-([.C212]*[.$B$296])+[.$B$296]" office:value-type="float" office:value="112.857766536" calcext:value-type="float">
            <text:p>112,857766536</text:p>
          </table:table-cell>
          <table:table-cell table:formula="of:=([.D212]-[.E212])^2" office:value-type="float" office:value="13548.4400545692" calcext:value-type="float">
            <text:p>13548,440054569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436774" calcext:value-type="float">
            <text:p>0,0436774</text:p>
          </table:table-cell>
          <table:table-cell table:formula="of:=([.B213]*[.$B$297])-([.B213]*[.$B$296])+[.$B$296]" office:value-type="float" office:value="-3.54" calcext:value-type="float">
            <text:p>-3,54</text:p>
          </table:table-cell>
          <table:table-cell table:formula="of:=([.C213]*[.$B$297])-([.C213]*[.$B$296])+[.$B$296]" office:value-type="float" office:value="175.167829196" calcext:value-type="float">
            <text:p>175,167829196</text:p>
          </table:table-cell>
          <table:table-cell table:formula="of:=([.D213]-[.E213])^2" office:value-type="float" office:value="31936.4882159467" calcext:value-type="float">
            <text:p>31936,48821594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531414" calcext:value-type="float">
            <text:p>0,0531414</text:p>
          </table:table-cell>
          <table:table-cell table:formula="of:=([.B214]*[.$B$297])-([.B214]*[.$B$296])+[.$B$296]" office:value-type="float" office:value="-3.54" calcext:value-type="float">
            <text:p>-3,54</text:p>
          </table:table-cell>
          <table:table-cell table:formula="of:=([.C214]*[.$B$297])-([.C214]*[.$B$296])+[.$B$296]" office:value-type="float" office:value="213.890163756" calcext:value-type="float">
            <text:p>213,890163756</text:p>
          </table:table-cell>
          <table:table-cell table:formula="of:=([.D214]-[.E214])^2" office:value-type="float" office:value="47275.876110961" calcext:value-type="float">
            <text:p>47275,87611096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531174" calcext:value-type="float">
            <text:p>0,0531174</text:p>
          </table:table-cell>
          <table:table-cell table:formula="of:=([.B215]*[.$B$297])-([.B215]*[.$B$296])+[.$B$296]" office:value-type="float" office:value="-3.54" calcext:value-type="float">
            <text:p>-3,54</text:p>
          </table:table-cell>
          <table:table-cell table:formula="of:=([.C215]*[.$B$297])-([.C215]*[.$B$296])+[.$B$296]" office:value-type="float" office:value="213.791966796" calcext:value-type="float">
            <text:p>213,791966796</text:p>
          </table:table-cell>
          <table:table-cell table:formula="of:=([.D215]-[.E215])^2" office:value-type="float" office:value="47233.1837914176" calcext:value-type="float">
            <text:p>47233,183791417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000977627" calcext:value-type="float">
            <text:p>9,77627E-06</text:p>
          </table:table-cell>
          <table:table-cell office:value-type="float" office:value="0.0527636" calcext:value-type="float">
            <text:p>0,0527636</text:p>
          </table:table-cell>
          <table:table-cell table:formula="of:=([.B216]*[.$B$297])-([.B216]*[.$B$296])+[.$B$296]" office:value-type="float" office:value="-3.5000000002442" calcext:value-type="float">
            <text:p>-3,5000000002</text:p>
          </table:table-cell>
          <table:table-cell table:formula="of:=([.C216]*[.$B$297])-([.C216]*[.$B$296])+[.$B$296]" office:value-type="float" office:value="212.344379944" calcext:value-type="float">
            <text:p>212,344379944</text:p>
          </table:table-cell>
          <table:table-cell table:formula="of:=([.D216]-[.E216])^2" office:value-type="float" office:value="46588.7963535153" calcext:value-type="float">
            <text:p>46588,79635351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529979" calcext:value-type="float">
            <text:p>0,0529979</text:p>
          </table:table-cell>
          <table:table-cell table:formula="of:=([.B217]*[.$B$297])-([.B217]*[.$B$296])+[.$B$296]" office:value-type="float" office:value="-3.54" calcext:value-type="float">
            <text:p>-3,54</text:p>
          </table:table-cell>
          <table:table-cell table:formula="of:=([.C217]*[.$B$297])-([.C217]*[.$B$296])+[.$B$296]" office:value-type="float" office:value="213.303027766" calcext:value-type="float">
            <text:p>213,303027766</text:p>
          </table:table-cell>
          <table:table-cell table:formula="of:=([.D217]-[.E217])^2" office:value-type="float" office:value="47020.8986907263" calcext:value-type="float">
            <text:p>47020,89869072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529827" calcext:value-type="float">
            <text:p>0,0529827</text:p>
          </table:table-cell>
          <table:table-cell table:formula="of:=([.B218]*[.$B$297])-([.B218]*[.$B$296])+[.$B$296]" office:value-type="float" office:value="-3.54" calcext:value-type="float">
            <text:p>-3,54</text:p>
          </table:table-cell>
          <table:table-cell table:formula="of:=([.C218]*[.$B$297])-([.C218]*[.$B$296])+[.$B$296]" office:value-type="float" office:value="213.240836358" calcext:value-type="float">
            <text:p>213,240836358</text:p>
          </table:table-cell>
          <table:table-cell table:formula="of:=([.D218]-[.E218])^2" office:value-type="float" office:value="46993.931012074" calcext:value-type="float">
            <text:p>46993,93101207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529868" calcext:value-type="float">
            <text:p>0,0529868</text:p>
          </table:table-cell>
          <table:table-cell table:formula="of:=([.B219]*[.$B$297])-([.B219]*[.$B$296])+[.$B$296]" office:value-type="float" office:value="-3.54" calcext:value-type="float">
            <text:p>-3,54</text:p>
          </table:table-cell>
          <table:table-cell table:formula="of:=([.C219]*[.$B$297])-([.C219]*[.$B$296])+[.$B$296]" office:value-type="float" office:value="213.257611672" calcext:value-type="float">
            <text:p>213,257611672</text:p>
          </table:table-cell>
          <table:table-cell table:formula="of:=([.D219]-[.E219])^2" office:value-type="float" office:value="47001.2044266833" calcext:value-type="float">
            <text:p>47001,204426683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456063" calcext:value-type="float">
            <text:p>0,00456063</text:p>
          </table:table-cell>
          <table:table-cell office:value-type="float" office:value="0.0529863" calcext:value-type="float">
            <text:p>0,0529863</text:p>
          </table:table-cell>
          <table:table-cell table:formula="of:=([.B220]*[.$B$297])-([.B220]*[.$B$296])+[.$B$296]" office:value-type="float" office:value="15.1200000702" calcext:value-type="float">
            <text:p>15,1200000702</text:p>
          </table:table-cell>
          <table:table-cell table:formula="of:=([.C220]*[.$B$297])-([.C220]*[.$B$296])+[.$B$296]" office:value-type="float" office:value="213.255565902" calcext:value-type="float">
            <text:p>213,255565902</text:p>
          </table:table-cell>
          <table:table-cell table:formula="of:=([.D220]-[.E220])^2" office:value-type="float" office:value="39257.7024474875" calcext:value-type="float">
            <text:p>39257,70244748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553679" calcext:value-type="float">
            <text:p>0,0553679</text:p>
          </table:table-cell>
          <table:table-cell office:value-type="float" office:value="0.0597877" calcext:value-type="float">
            <text:p>0,0597877</text:p>
          </table:table-cell>
          <table:table-cell table:formula="of:=([.B221]*[.$B$297])-([.B221]*[.$B$296])+[.$B$296]" office:value-type="float" office:value="222.999977566" calcext:value-type="float">
            <text:p>222,999977566</text:p>
          </table:table-cell>
          <table:table-cell table:formula="of:=([.C221]*[.$B$297])-([.C221]*[.$B$296])+[.$B$296]" office:value-type="float" office:value="241.083766058" calcext:value-type="float">
            <text:p>241,083766058</text:p>
          </table:table-cell>
          <table:table-cell table:formula="of:=([.D221]-[.E221])^2" office:value-type="float" office:value="327.023406223393" calcext:value-type="float">
            <text:p>327,02340622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64667" calcext:value-type="float">
            <text:p>0,164667</text:p>
          </table:table-cell>
          <table:table-cell office:value-type="float" office:value="0.143277" calcext:value-type="float">
            <text:p>0,143277</text:p>
          </table:table-cell>
          <table:table-cell table:formula="of:=([.B222]*[.$B$297])-([.B222]*[.$B$296])+[.$B$296]" office:value-type="float" office:value="670.20161718" calcext:value-type="float">
            <text:p>670,20161718</text:p>
          </table:table-cell>
          <table:table-cell table:formula="of:=([.C222]*[.$B$297])-([.C222]*[.$B$296])+[.$B$296]" office:value-type="float" office:value="582.68357658" calcext:value-type="float">
            <text:p>582,68357658</text:p>
          </table:table-cell>
          <table:table-cell table:formula="of:=([.D222]-[.E222])^2" office:value-type="float" office:value="7659.40743046324" calcext:value-type="float">
            <text:p>7659,407430463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3183" calcext:value-type="float">
            <text:p>0,533183</text:p>
          </table:table-cell>
          <table:table-cell office:value-type="float" office:value="0.339454" calcext:value-type="float">
            <text:p>0,339454</text:p>
          </table:table-cell>
          <table:table-cell table:formula="of:=([.B223]*[.$B$297])-([.B223]*[.$B$296])+[.$B$296]" office:value-type="float" office:value="2177.99957182" calcext:value-type="float">
            <text:p>2177,99957182</text:p>
          </table:table-cell>
          <table:table-cell table:formula="of:=([.C223]*[.$B$297])-([.C223]*[.$B$296])+[.$B$296]" office:value-type="float" office:value="1385.34961916" calcext:value-type="float">
            <text:p>1385,34961916</text:p>
          </table:table-cell>
          <table:table-cell table:formula="of:=([.D223]-[.E223])^2" office:value-type="float" office:value="628293.9474519" calcext:value-type="float">
            <text:p>628293,94745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91841" calcext:value-type="float">
            <text:p>0,591841</text:p>
          </table:table-cell>
          <table:table-cell office:value-type="float" office:value="0.540269" calcext:value-type="float">
            <text:p>0,540269</text:p>
          </table:table-cell>
          <table:table-cell table:formula="of:=([.B224]*[.$B$297])-([.B224]*[.$B$296])+[.$B$296]" office:value-type="float" office:value="2418.00112514" calcext:value-type="float">
            <text:p>2418,00112514</text:p>
          </table:table-cell>
          <table:table-cell table:formula="of:=([.C224]*[.$B$297])-([.C224]*[.$B$296])+[.$B$296]" office:value-type="float" office:value="2206.99222426" calcext:value-type="float">
            <text:p>2206,99222426</text:p>
          </table:table-cell>
          <table:table-cell table:formula="of:=([.D224]-[.E224])^2" office:value-type="float" office:value="44524.7562505857" calcext:value-type="float">
            <text:p>44524,756250585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1252" calcext:value-type="float">
            <text:p>0,661252</text:p>
          </table:table-cell>
          <table:table-cell office:value-type="float" office:value="0.603124" calcext:value-type="float">
            <text:p>0,603124</text:p>
          </table:table-cell>
          <table:table-cell table:formula="of:=([.B225]*[.$B$297])-([.B225]*[.$B$296])+[.$B$296]" office:value-type="float" office:value="2701.99900808" calcext:value-type="float">
            <text:p>2701,99900808</text:p>
          </table:table-cell>
          <table:table-cell table:formula="of:=([.C225]*[.$B$297])-([.C225]*[.$B$296])+[.$B$296]" office:value-type="float" office:value="2464.16597096" calcext:value-type="float">
            <text:p>2464,16597096</text:p>
          </table:table-cell>
          <table:table-cell table:formula="of:=([.D225]-[.E225])^2" office:value-type="float" office:value="56564.5535457231" calcext:value-type="float">
            <text:p>56564,55354572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79507" calcext:value-type="float">
            <text:p>0,879507</text:p>
          </table:table-cell>
          <table:table-cell office:value-type="float" office:value="0.534145" calcext:value-type="float">
            <text:p>0,534145</text:p>
          </table:table-cell>
          <table:table-cell table:formula="of:=([.B226]*[.$B$297])-([.B226]*[.$B$296])+[.$B$296]" office:value-type="float" office:value="3594.99807078" calcext:value-type="float">
            <text:p>3594,99807078</text:p>
          </table:table-cell>
          <table:table-cell table:formula="of:=([.C226]*[.$B$297])-([.C226]*[.$B$296])+[.$B$296]" office:value-type="float" office:value="2181.9356333" calcext:value-type="float">
            <text:p>2181,9356333</text:p>
          </table:table-cell>
          <table:table-cell table:formula="of:=([.D226]-[.E226])^2" office:value-type="float" office:value="1996745.45221692" calcext:value-type="float">
            <text:p>1996745,452216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06392" calcext:value-type="float">
            <text:p>0,906392</text:p>
          </table:table-cell>
          <table:table-cell office:value-type="float" office:value="0.748457" calcext:value-type="float">
            <text:p>0,748457</text:p>
          </table:table-cell>
          <table:table-cell table:formula="of:=([.B227]*[.$B$297])-([.B227]*[.$B$296])+[.$B$296]" office:value-type="float" office:value="3704.99912368" calcext:value-type="float">
            <text:p>3704,99912368</text:p>
          </table:table-cell>
          <table:table-cell table:formula="of:=([.C227]*[.$B$297])-([.C227]*[.$B$296])+[.$B$296]" office:value-type="float" office:value="3058.80175378" calcext:value-type="float">
            <text:p>3058,80175378</text:p>
          </table:table-cell>
          <table:table-cell table:formula="of:=([.D227]-[.E227])^2" office:value-type="float" office:value="417571.040865678" calcext:value-type="float">
            <text:p>417571,0408656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14984" calcext:value-type="float">
            <text:p>0,814984</text:p>
          </table:table-cell>
          <table:table-cell office:value-type="float" office:value="0.833055" calcext:value-type="float">
            <text:p>0,833055</text:p>
          </table:table-cell>
          <table:table-cell table:formula="of:=([.B228]*[.$B$297])-([.B228]*[.$B$296])+[.$B$296]" office:value-type="float" office:value="3330.99963536" calcext:value-type="float">
            <text:p>3330,99963536</text:p>
          </table:table-cell>
          <table:table-cell table:formula="of:=([.C228]*[.$B$297])-([.C228]*[.$B$296])+[.$B$296]" office:value-type="float" office:value="3404.9378547" calcext:value-type="float">
            <text:p>3404,9378547</text:p>
          </table:table-cell>
          <table:table-cell table:formula="of:=([.D228]-[.E228])^2" office:value-type="float" office:value="5466.86027916997" calcext:value-type="float">
            <text:p>5466,8602791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86915" calcext:value-type="float">
            <text:p>0,686915</text:p>
          </table:table-cell>
          <table:table-cell office:value-type="float" office:value="0.625872" calcext:value-type="float">
            <text:p>0,625872</text:p>
          </table:table-cell>
          <table:table-cell table:formula="of:=([.B229]*[.$B$297])-([.B229]*[.$B$296])+[.$B$296]" office:value-type="float" office:value="2807.0001991" calcext:value-type="float">
            <text:p>2807,0001991</text:p>
          </table:table-cell>
          <table:table-cell table:formula="of:=([.C229]*[.$B$297])-([.C229]*[.$B$296])+[.$B$296]" office:value-type="float" office:value="2557.24032288" calcext:value-type="float">
            <text:p>2557,24032288</text:p>
          </table:table-cell>
          <table:table-cell table:formula="of:=([.D229]-[.E229])^2" office:value-type="float" office:value="62379.9957694297" calcext:value-type="float">
            <text:p>62379,99576942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96522" calcext:value-type="float">
            <text:p>0,496522</text:p>
          </table:table-cell>
          <table:table-cell office:value-type="float" office:value="0.405412" calcext:value-type="float">
            <text:p>0,405412</text:p>
          </table:table-cell>
          <table:table-cell table:formula="of:=([.B230]*[.$B$297])-([.B230]*[.$B$296])+[.$B$296]" office:value-type="float" office:value="2027.99962388" calcext:value-type="float">
            <text:p>2027,99962388</text:p>
          </table:table-cell>
          <table:table-cell table:formula="of:=([.C230]*[.$B$297])-([.C230]*[.$B$296])+[.$B$296]" office:value-type="float" office:value="1655.21941448" calcext:value-type="float">
            <text:p>1655,21941448</text:p>
          </table:table-cell>
          <table:table-cell table:formula="of:=([.D230]-[.E230])^2" office:value-type="float" office:value="138965.084520308" calcext:value-type="float">
            <text:p>138965,0845203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235105" calcext:value-type="float">
            <text:p>0,235105</text:p>
          </table:table-cell>
          <table:table-cell office:value-type="float" office:value="0.200018" calcext:value-type="float">
            <text:p>0,200018</text:p>
          </table:table-cell>
          <table:table-cell table:formula="of:=([.B231]*[.$B$297])-([.B231]*[.$B$296])+[.$B$296]" office:value-type="float" office:value="958.4015117" calcext:value-type="float">
            <text:p>958,4015117</text:p>
          </table:table-cell>
          <table:table-cell table:formula="of:=([.C231]*[.$B$297])-([.C231]*[.$B$296])+[.$B$296]" office:value-type="float" office:value="814.84164772" calcext:value-type="float">
            <text:p>814,84164772</text:p>
          </table:table-cell>
          <table:table-cell table:formula="of:=([.D231]-[.E231])^2" office:value-type="float" office:value="20609.4345459561" calcext:value-type="float">
            <text:p>20609,43454595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219306" calcext:value-type="float">
            <text:p>0,0219306</text:p>
          </table:table-cell>
          <table:table-cell office:value-type="float" office:value="0.104439" calcext:value-type="float">
            <text:p>0,104439</text:p>
          </table:table-cell>
          <table:table-cell table:formula="of:=([.B232]*[.$B$297])-([.B232]*[.$B$296])+[.$B$296]" office:value-type="float" office:value="86.189927124" calcext:value-type="float">
            <text:p>86,189927124</text:p>
          </table:table-cell>
          <table:table-cell table:formula="of:=([.C232]*[.$B$297])-([.C232]*[.$B$296])+[.$B$296]" office:value-type="float" office:value="423.77634606" calcext:value-type="float">
            <text:p>423,77634606</text:p>
          </table:table-cell>
          <table:table-cell table:formula="of:=([.D232]-[.E232])^2" office:value-type="float" office:value="113964.590250032" calcext:value-type="float">
            <text:p>113964,5902500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284587" calcext:value-type="float">
            <text:p>0,0284587</text:p>
          </table:table-cell>
          <table:table-cell office:value-type="float" office:value="0.0230056" calcext:value-type="float">
            <text:p>0,0230056</text:p>
          </table:table-cell>
          <table:table-cell table:formula="of:=([.B233]*[.$B$297])-([.B233]*[.$B$296])+[.$B$296]" office:value-type="float" office:value="112.899909398" calcext:value-type="float">
            <text:p>112,899909398</text:p>
          </table:table-cell>
          <table:table-cell table:formula="of:=([.C233]*[.$B$297])-([.C233]*[.$B$296])+[.$B$296]" office:value-type="float" office:value="90.588332624" calcext:value-type="float">
            <text:p>90,588332624</text:p>
          </table:table-cell>
          <table:table-cell table:formula="of:=([.D233]-[.E233])^2" office:value-type="float" office:value="497.806458142096" calcext:value-type="float">
            <text:p>497,80645814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0559692" calcext:value-type="float">
            <text:p>0,000559692</text:p>
          </table:table-cell>
          <table:table-cell office:value-type="float" office:value="0.0298154" calcext:value-type="float">
            <text:p>0,0298154</text:p>
          </table:table-cell>
          <table:table-cell table:formula="of:=([.B234]*[.$B$297])-([.B234]*[.$B$296])+[.$B$296]" office:value-type="float" office:value="-1.24999779432" calcext:value-type="float">
            <text:p>-1,2499977943</text:p>
          </table:table-cell>
          <table:table-cell table:formula="of:=([.C234]*[.$B$297])-([.C234]*[.$B$296])+[.$B$296]" office:value-type="float" office:value="118.450901716" calcext:value-type="float">
            <text:p>118,450901716</text:p>
          </table:table-cell>
          <table:table-cell table:formula="of:=([.D234]-[.E234])^2" office:value-type="float" office:value="14328.3053435797" calcext:value-type="float">
            <text:p>14328,30534357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385101" calcext:value-type="float">
            <text:p>0,0385101</text:p>
          </table:table-cell>
          <table:table-cell table:formula="of:=([.B235]*[.$B$297])-([.B235]*[.$B$296])+[.$B$296]" office:value-type="float" office:value="-3.54" calcext:value-type="float">
            <text:p>-3,54</text:p>
          </table:table-cell>
          <table:table-cell table:formula="of:=([.C235]*[.$B$297])-([.C235]*[.$B$296])+[.$B$296]" office:value-type="float" office:value="154.025614554" calcext:value-type="float">
            <text:p>154,025614554</text:p>
          </table:table-cell>
          <table:table-cell table:formula="of:=([.D235]-[.E235])^2" office:value-type="float" office:value="24826.9228897797" calcext:value-type="float">
            <text:p>24826,92288977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320648" calcext:value-type="float">
            <text:p>0,0320648</text:p>
          </table:table-cell>
          <table:table-cell table:formula="of:=([.B236]*[.$B$297])-([.B236]*[.$B$296])+[.$B$296]" office:value-type="float" office:value="-3.54" calcext:value-type="float">
            <text:p>-3,54</text:p>
          </table:table-cell>
          <table:table-cell table:formula="of:=([.C236]*[.$B$297])-([.C236]*[.$B$296])+[.$B$296]" office:value-type="float" office:value="127.654411792" calcext:value-type="float">
            <text:p>127,654411792</text:p>
          </table:table-cell>
          <table:table-cell table:formula="of:=([.D236]-[.E236])^2" office:value-type="float" office:value="17211.9736854489" calcext:value-type="float">
            <text:p>17211,973685448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519997" calcext:value-type="float">
            <text:p>0,0519997</text:p>
          </table:table-cell>
          <table:table-cell table:formula="of:=([.B237]*[.$B$297])-([.B237]*[.$B$296])+[.$B$296]" office:value-type="float" office:value="-3.5299999898322" calcext:value-type="float">
            <text:p>-3,5299999898</text:p>
          </table:table-cell>
          <table:table-cell table:formula="of:=([.C237]*[.$B$297])-([.C237]*[.$B$296])+[.$B$296]" office:value-type="float" office:value="209.218852538" calcext:value-type="float">
            <text:p>209,218852538</text:p>
          </table:table-cell>
          <table:table-cell table:formula="of:=([.D237]-[.E237])^2" office:value-type="float" office:value="45262.0742519093" calcext:value-type="float">
            <text:p>45262,074251909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00317729" calcext:value-type="float">
            <text:p>3,17729E-05</text:p>
          </table:table-cell>
          <table:table-cell office:value-type="float" office:value="0.0426354" calcext:value-type="float">
            <text:p>0,0426354</text:p>
          </table:table-cell>
          <table:table-cell table:formula="of:=([.B238]*[.$B$297])-([.B238]*[.$B$296])+[.$B$296]" office:value-type="float" office:value="-3.409999908734" calcext:value-type="float">
            <text:p>-3,4099999087</text:p>
          </table:table-cell>
          <table:table-cell table:formula="of:=([.C238]*[.$B$297])-([.C238]*[.$B$296])+[.$B$296]" office:value-type="float" office:value="170.904444516" calcext:value-type="float">
            <text:p>170,904444516</text:p>
          </table:table-cell>
          <table:table-cell table:formula="of:=([.D238]-[.E238])^2" office:value-type="float" office:value="30385.5255351037" calcext:value-type="float">
            <text:p>30385,52553510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527654" calcext:value-type="float">
            <text:p>0,0527654</text:p>
          </table:table-cell>
          <table:table-cell table:formula="of:=([.B239]*[.$B$297])-([.B239]*[.$B$296])+[.$B$296]" office:value-type="float" office:value="-3.54" calcext:value-type="float">
            <text:p>-3,54</text:p>
          </table:table-cell>
          <table:table-cell table:formula="of:=([.C239]*[.$B$297])-([.C239]*[.$B$296])+[.$B$296]" office:value-type="float" office:value="212.351744716" calcext:value-type="float">
            <text:p>212,351744716</text:p>
          </table:table-cell>
          <table:table-cell table:formula="of:=([.D239]-[.E239])^2" office:value-type="float" office:value="46609.2454365185" calcext:value-type="float">
            <text:p>46609,245436518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529817" calcext:value-type="float">
            <text:p>0,0529817</text:p>
          </table:table-cell>
          <table:table-cell table:formula="of:=([.B240]*[.$B$297])-([.B240]*[.$B$296])+[.$B$296]" office:value-type="float" office:value="-3.54" calcext:value-type="float">
            <text:p>-3,54</text:p>
          </table:table-cell>
          <table:table-cell table:formula="of:=([.C240]*[.$B$297])-([.C240]*[.$B$296])+[.$B$296]" office:value-type="float" office:value="213.236744818" calcext:value-type="float">
            <text:p>213,236744818</text:p>
          </table:table-cell>
          <table:table-cell table:formula="of:=([.D240]-[.E240])^2" office:value-type="float" office:value="46992.1570938883" calcext:value-type="float">
            <text:p>46992,15709388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529949" calcext:value-type="float">
            <text:p>0,0529949</text:p>
          </table:table-cell>
          <table:table-cell table:formula="of:=([.B241]*[.$B$297])-([.B241]*[.$B$296])+[.$B$296]" office:value-type="float" office:value="-3.54" calcext:value-type="float">
            <text:p>-3,54</text:p>
          </table:table-cell>
          <table:table-cell table:formula="of:=([.C241]*[.$B$297])-([.C241]*[.$B$296])+[.$B$296]" office:value-type="float" office:value="213.290753146" calcext:value-type="float">
            <text:p>213,290753146</text:p>
          </table:table-cell>
          <table:table-cell table:formula="of:=([.D241]-[.E241])^2" office:value-type="float" office:value="47015.5755098616" calcext:value-type="float">
            <text:p>47015,57550986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529914" calcext:value-type="float">
            <text:p>0,0529914</text:p>
          </table:table-cell>
          <table:table-cell table:formula="of:=([.B242]*[.$B$297])-([.B242]*[.$B$296])+[.$B$296]" office:value-type="float" office:value="-3.54" calcext:value-type="float">
            <text:p>-3,54</text:p>
          </table:table-cell>
          <table:table-cell table:formula="of:=([.C242]*[.$B$297])-([.C242]*[.$B$296])+[.$B$296]" office:value-type="float" office:value="213.276432756" calcext:value-type="float">
            <text:p>213,276432756</text:p>
          </table:table-cell>
          <table:table-cell table:formula="of:=([.D242]-[.E242])^2" office:value-type="float" office:value="47009.3655130371" calcext:value-type="float">
            <text:p>47009,365513037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529683" calcext:value-type="float">
            <text:p>0,0529683</text:p>
          </table:table-cell>
          <table:table-cell table:formula="of:=([.B243]*[.$B$297])-([.B243]*[.$B$296])+[.$B$296]" office:value-type="float" office:value="-3.54" calcext:value-type="float">
            <text:p>-3,54</text:p>
          </table:table-cell>
          <table:table-cell table:formula="of:=([.C243]*[.$B$297])-([.C243]*[.$B$296])+[.$B$296]" office:value-type="float" office:value="213.181918182" calcext:value-type="float">
            <text:p>213,181918182</text:p>
          </table:table-cell>
          <table:table-cell table:formula="of:=([.D243]-[.E243])^2" office:value-type="float" office:value="46968.3898204855" calcext:value-type="float">
            <text:p>46968,389820485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529835" calcext:value-type="float">
            <text:p>0,0529835</text:p>
          </table:table-cell>
          <table:table-cell table:formula="of:=([.B244]*[.$B$297])-([.B244]*[.$B$296])+[.$B$296]" office:value-type="float" office:value="-3.54" calcext:value-type="float">
            <text:p>-3,54</text:p>
          </table:table-cell>
          <table:table-cell table:formula="of:=([.C244]*[.$B$297])-([.C244]*[.$B$296])+[.$B$296]" office:value-type="float" office:value="213.24410959" calcext:value-type="float">
            <text:p>213,24410959</text:p>
          </table:table-cell>
          <table:table-cell table:formula="of:=([.D244]-[.E244])^2" office:value-type="float" office:value="46995.3501707291" calcext:value-type="float">
            <text:p>46995,350170729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525963" calcext:value-type="float">
            <text:p>0,00525963</text:p>
          </table:table-cell>
          <table:table-cell office:value-type="float" office:value="0.0529835" calcext:value-type="float">
            <text:p>0,0529835</text:p>
          </table:table-cell>
          <table:table-cell table:formula="of:=([.B245]*[.$B$297])-([.B245]*[.$B$296])+[.$B$296]" office:value-type="float" office:value="17.9799865302" calcext:value-type="float">
            <text:p>17,9799865302</text:p>
          </table:table-cell>
          <table:table-cell table:formula="of:=([.C245]*[.$B$297])-([.C245]*[.$B$296])+[.$B$296]" office:value-type="float" office:value="213.24410959" calcext:value-type="float">
            <text:p>213,24410959</text:p>
          </table:table-cell>
          <table:table-cell table:formula="of:=([.D245]-[.E245])^2" office:value-type="float" office:value="38128.0777543127" calcext:value-type="float">
            <text:p>38128,077754312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40068" calcext:value-type="float">
            <text:p>0,040068</text:p>
          </table:table-cell>
          <table:table-cell office:value-type="float" office:value="0.0608459" calcext:value-type="float">
            <text:p>0,0608459</text:p>
          </table:table-cell>
          <table:table-cell table:formula="of:=([.B246]*[.$B$297])-([.B246]*[.$B$296])+[.$B$296]" office:value-type="float" office:value="160.39982472" calcext:value-type="float">
            <text:p>160,39982472</text:p>
          </table:table-cell>
          <table:table-cell table:formula="of:=([.C246]*[.$B$297])-([.C246]*[.$B$296])+[.$B$296]" office:value-type="float" office:value="245.413433686" calcext:value-type="float">
            <text:p>245,413433686</text:p>
          </table:table-cell>
          <table:table-cell table:formula="of:=([.D246]-[.E246])^2" office:value-type="float" office:value="7227.31370942396" calcext:value-type="float">
            <text:p>7227,3137094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17128" calcext:value-type="float">
            <text:p>0,317128</text:p>
          </table:table-cell>
          <table:table-cell office:value-type="float" office:value="0.11637" calcext:value-type="float">
            <text:p>0,11637</text:p>
          </table:table-cell>
          <table:table-cell table:formula="of:=([.B247]*[.$B$297])-([.B247]*[.$B$296])+[.$B$296]" office:value-type="float" office:value="1294.00189712" calcext:value-type="float">
            <text:p>1294,00189712</text:p>
          </table:table-cell>
          <table:table-cell table:formula="of:=([.C247]*[.$B$297])-([.C247]*[.$B$296])+[.$B$296]" office:value-type="float" office:value="472.5925098" calcext:value-type="float">
            <text:p>472,5925098</text:p>
          </table:table-cell>
          <table:table-cell table:formula="of:=([.D247]-[.E247])^2" office:value-type="float" office:value="674713.381577418" calcext:value-type="float">
            <text:p>674713,3815774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8684" calcext:value-type="float">
            <text:p>0,598684</text:p>
          </table:table-cell>
          <table:table-cell office:value-type="float" office:value="0.47194" calcext:value-type="float">
            <text:p>0,47194</text:p>
          </table:table-cell>
          <table:table-cell table:formula="of:=([.B248]*[.$B$297])-([.B248]*[.$B$296])+[.$B$296]" office:value-type="float" office:value="2445.99953336" calcext:value-type="float">
            <text:p>2445,99953336</text:p>
          </table:table-cell>
          <table:table-cell table:formula="of:=([.C248]*[.$B$297])-([.C248]*[.$B$296])+[.$B$296]" office:value-type="float" office:value="1927.4213876" calcext:value-type="float">
            <text:p>1927,4213876</text:p>
          </table:table-cell>
          <table:table-cell table:formula="of:=([.D248]-[.E248])^2" office:value-type="float" office:value="268923.29325988" calcext:value-type="float">
            <text:p>268923,293259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62192" calcext:value-type="float">
            <text:p>0,762192</text:p>
          </table:table-cell>
          <table:table-cell office:value-type="float" office:value="0.585796" calcext:value-type="float">
            <text:p>0,585796</text:p>
          </table:table-cell>
          <table:table-cell table:formula="of:=([.B249]*[.$B$297])-([.B249]*[.$B$296])+[.$B$296]" office:value-type="float" office:value="3114.99905568" calcext:value-type="float">
            <text:p>3114,99905568</text:p>
          </table:table-cell>
          <table:table-cell table:formula="of:=([.C249]*[.$B$297])-([.C249]*[.$B$296])+[.$B$296]" office:value-type="float" office:value="2393.26776584" calcext:value-type="float">
            <text:p>2393,26776584</text:p>
          </table:table-cell>
          <table:table-cell table:formula="of:=([.D249]-[.E249])^2" office:value-type="float" office:value="520896.05473411" calcext:value-type="float">
            <text:p>520896,054734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63865" calcext:value-type="float">
            <text:p>0,863865</text:p>
          </table:table-cell>
          <table:table-cell office:value-type="float" office:value="0.729246" calcext:value-type="float">
            <text:p>0,729246</text:p>
          </table:table-cell>
          <table:table-cell table:formula="of:=([.B250]*[.$B$297])-([.B250]*[.$B$296])+[.$B$296]" office:value-type="float" office:value="3530.9982021" calcext:value-type="float">
            <text:p>3530,9982021</text:p>
          </table:table-cell>
          <table:table-cell table:formula="of:=([.C250]*[.$B$297])-([.C250]*[.$B$296])+[.$B$296]" office:value-type="float" office:value="2980.19917884" calcext:value-type="float">
            <text:p>2980,19917884</text:p>
          </table:table-cell>
          <table:table-cell table:formula="of:=([.D250]-[.E250])^2" office:value-type="float" office:value="303379.56402417" calcext:value-type="float">
            <text:p>303379,564024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01504" calcext:value-type="float">
            <text:p>0,901504</text:p>
          </table:table-cell>
          <table:table-cell office:value-type="float" office:value="0.707273" calcext:value-type="float">
            <text:p>0,707273</text:p>
          </table:table-cell>
          <table:table-cell table:formula="of:=([.B251]*[.$B$297])-([.B251]*[.$B$296])+[.$B$296]" office:value-type="float" office:value="3684.99967616" calcext:value-type="float">
            <text:p>3684,99967616</text:p>
          </table:table-cell>
          <table:table-cell table:formula="of:=([.C251]*[.$B$297])-([.C251]*[.$B$296])+[.$B$296]" office:value-type="float" office:value="2890.29577042" calcext:value-type="float">
            <text:p>2890,29577042</text:p>
          </table:table-cell>
          <table:table-cell table:formula="of:=([.D251]-[.E251])^2" office:value-type="float" office:value="631554.297798411" calcext:value-type="float">
            <text:p>631554,2977984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89528" calcext:value-type="float">
            <text:p>0,889528</text:p>
          </table:table-cell>
          <table:table-cell office:value-type="float" office:value="0.866784" calcext:value-type="float">
            <text:p>0,866784</text:p>
          </table:table-cell>
          <table:table-cell table:formula="of:=([.B252]*[.$B$297])-([.B252]*[.$B$296])+[.$B$296]" office:value-type="float" office:value="3635.99939312" calcext:value-type="float">
            <text:p>3635,99939312</text:p>
          </table:table-cell>
          <table:table-cell table:formula="of:=([.C252]*[.$B$297])-([.C252]*[.$B$296])+[.$B$296]" office:value-type="float" office:value="3542.94140736" calcext:value-type="float">
            <text:p>3542,94140736</text:p>
          </table:table-cell>
          <table:table-cell table:formula="of:=([.D252]-[.E252])^2" office:value-type="float" office:value="8659.78871370838" calcext:value-type="float">
            <text:p>8659,788713708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21827" calcext:value-type="float">
            <text:p>0,821827</text:p>
          </table:table-cell>
          <table:table-cell office:value-type="float" office:value="0.768223" calcext:value-type="float">
            <text:p>0,768223</text:p>
          </table:table-cell>
          <table:table-cell table:formula="of:=([.B253]*[.$B$297])-([.B253]*[.$B$296])+[.$B$296]" office:value-type="float" office:value="3358.99804358" calcext:value-type="float">
            <text:p>3358,99804358</text:p>
          </table:table-cell>
          <table:table-cell table:formula="of:=([.C253]*[.$B$297])-([.C253]*[.$B$296])+[.$B$296]" office:value-type="float" office:value="3139.67513342" calcext:value-type="float">
            <text:p>3139,67513342</text:p>
          </table:table-cell>
          <table:table-cell table:formula="of:=([.D253]-[.E253])^2" office:value-type="float" office:value="48102.5389210512" calcext:value-type="float">
            <text:p>48102,53892105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6426" calcext:value-type="float">
            <text:p>0,686426</text:p>
          </table:table-cell>
          <table:table-cell office:value-type="float" office:value="0.591643" calcext:value-type="float">
            <text:p>0,591643</text:p>
          </table:table-cell>
          <table:table-cell table:formula="of:=([.B254]*[.$B$297])-([.B254]*[.$B$296])+[.$B$296]" office:value-type="float" office:value="2804.99943604" calcext:value-type="float">
            <text:p>2804,99943604</text:p>
          </table:table-cell>
          <table:table-cell table:formula="of:=([.C254]*[.$B$297])-([.C254]*[.$B$296])+[.$B$296]" office:value-type="float" office:value="2417.19100022" calcext:value-type="float">
            <text:p>2417,19100022</text:p>
          </table:table-cell>
          <table:table-cell table:formula="of:=([.D254]-[.E254])^2" office:value-type="float" office:value="150395.382893155" calcext:value-type="float">
            <text:p>150395,38289315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97255" calcext:value-type="float">
            <text:p>0,497255</text:p>
          </table:table-cell>
          <table:table-cell office:value-type="float" office:value="0.363584" calcext:value-type="float">
            <text:p>0,363584</text:p>
          </table:table-cell>
          <table:table-cell table:formula="of:=([.B255]*[.$B$297])-([.B255]*[.$B$296])+[.$B$296]" office:value-type="float" office:value="2030.9987227" calcext:value-type="float">
            <text:p>2030,9987227</text:p>
          </table:table-cell>
          <table:table-cell table:formula="of:=([.C255]*[.$B$297])-([.C255]*[.$B$296])+[.$B$296]" office:value-type="float" office:value="1484.07847936" calcext:value-type="float">
            <text:p>1484,07847936</text:p>
          </table:table-cell>
          <table:table-cell table:formula="of:=([.D255]-[.E255])^2" office:value-type="float" office:value="299121.752575085" calcext:value-type="float">
            <text:p>299121,75257508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231243" calcext:value-type="float">
            <text:p>0,231243</text:p>
          </table:table-cell>
          <table:table-cell office:value-type="float" office:value="0.189894" calcext:value-type="float">
            <text:p>0,189894</text:p>
          </table:table-cell>
          <table:table-cell table:formula="of:=([.B256]*[.$B$297])-([.B256]*[.$B$296])+[.$B$296]" office:value-type="float" office:value="942.59998422" calcext:value-type="float">
            <text:p>942,59998422</text:p>
          </table:table-cell>
          <table:table-cell table:formula="of:=([.C256]*[.$B$297])-([.C256]*[.$B$296])+[.$B$296]" office:value-type="float" office:value="773.41889676" calcext:value-type="float">
            <text:p>773,41889676</text:p>
          </table:table-cell>
          <table:table-cell table:formula="of:=([.D256]-[.E256])^2" office:value-type="float" office:value="28622.2403541482" calcext:value-type="float">
            <text:p>28622,24035414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108234" calcext:value-type="float">
            <text:p>0,108234</text:p>
          </table:table-cell>
          <table:table-cell table:formula="of:=([.B257]*[.$B$297])-([.B257]*[.$B$296])+[.$B$296]" office:value-type="float" office:value="-3.54" calcext:value-type="float">
            <text:p>-3,54</text:p>
          </table:table-cell>
          <table:table-cell table:formula="of:=([.C257]*[.$B$297])-([.C257]*[.$B$296])+[.$B$296]" office:value-type="float" office:value="439.30374036" calcext:value-type="float">
            <text:p>439,30374036</text:p>
          </table:table-cell>
          <table:table-cell table:formula="of:=([.D257]-[.E257])^2" office:value-type="float" office:value="196110.578376035" calcext:value-type="float">
            <text:p>196110,5783760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753995" calcext:value-type="float">
            <text:p>0,00753995</text:p>
          </table:table-cell>
          <table:table-cell office:value-type="float" office:value="0.0195983" calcext:value-type="float">
            <text:p>0,0195983</text:p>
          </table:table-cell>
          <table:table-cell table:formula="of:=([.B258]*[.$B$297])-([.B258]*[.$B$296])+[.$B$296]" office:value-type="float" office:value="27.310007023" calcext:value-type="float">
            <text:p>27,310007023</text:p>
          </table:table-cell>
          <table:table-cell table:formula="of:=([.C258]*[.$B$297])-([.C258]*[.$B$296])+[.$B$296]" office:value-type="float" office:value="76.647228382" calcext:value-type="float">
            <text:p>76,647228382</text:p>
          </table:table-cell>
          <table:table-cell table:formula="of:=([.D258]-[.E258])^2" office:value-type="float" office:value="2434.16141142697" calcext:value-type="float">
            <text:p>2434,16141142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943508" calcext:value-type="float">
            <text:p>0,0943508</text:p>
          </table:table-cell>
          <table:table-cell office:value-type="float" office:value="0.021107" calcext:value-type="float">
            <text:p>0,021107</text:p>
          </table:table-cell>
          <table:table-cell table:formula="of:=([.B259]*[.$B$297])-([.B259]*[.$B$296])+[.$B$296]" office:value-type="float" office:value="382.500072232" calcext:value-type="float">
            <text:p>382,500072232</text:p>
          </table:table-cell>
          <table:table-cell table:formula="of:=([.C259]*[.$B$297])-([.C259]*[.$B$296])+[.$B$296]" office:value-type="float" office:value="82.82013478" calcext:value-type="float">
            <text:p>82,82013478</text:p>
          </table:table-cell>
          <table:table-cell table:formula="of:=([.D259]-[.E259])^2" office:value-type="float" office:value="89808.0649112346" calcext:value-type="float">
            <text:p>89808,064911234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296353" calcext:value-type="float">
            <text:p>0,296353</text:p>
          </table:table-cell>
          <table:table-cell office:value-type="float" office:value="0.110322" calcext:value-type="float">
            <text:p>0,110322</text:p>
          </table:table-cell>
          <table:table-cell table:formula="of:=([.B260]*[.$B$297])-([.B260]*[.$B$296])+[.$B$296]" office:value-type="float" office:value="1209.00015362" calcext:value-type="float">
            <text:p>1209,00015362</text:p>
          </table:table-cell>
          <table:table-cell table:formula="of:=([.C260]*[.$B$297])-([.C260]*[.$B$296])+[.$B$296]" office:value-type="float" office:value="447.84687588" calcext:value-type="float">
            <text:p>447,84687588</text:p>
          </table:table-cell>
          <table:table-cell table:formula="of:=([.D260]-[.E260])^2" office:value-type="float" office:value="579354.312214345" calcext:value-type="float">
            <text:p>579354,3122143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98477" calcext:value-type="float">
            <text:p>0,498477</text:p>
          </table:table-cell>
          <table:table-cell office:value-type="float" office:value="0.419846" calcext:value-type="float">
            <text:p>0,419846</text:p>
          </table:table-cell>
          <table:table-cell table:formula="of:=([.B261]*[.$B$297])-([.B261]*[.$B$296])+[.$B$296]" office:value-type="float" office:value="2035.99858458" calcext:value-type="float">
            <text:p>2035,99858458</text:p>
          </table:table-cell>
          <table:table-cell table:formula="of:=([.C261]*[.$B$297])-([.C261]*[.$B$296])+[.$B$296]" office:value-type="float" office:value="1714.27670284" calcext:value-type="float">
            <text:p>1714,27670284</text:p>
          </table:table-cell>
          <table:table-cell table:formula="of:=([.D261]-[.E261])^2" office:value-type="float" office:value="103504.969190327" calcext:value-type="float">
            <text:p>103504,9691903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85204" calcext:value-type="float">
            <text:p>0,685204</text:p>
          </table:table-cell>
          <table:table-cell office:value-type="float" office:value="0.603435" calcext:value-type="float">
            <text:p>0,603435</text:p>
          </table:table-cell>
          <table:table-cell table:formula="of:=([.B262]*[.$B$297])-([.B262]*[.$B$296])+[.$B$296]" office:value-type="float" office:value="2799.99957416" calcext:value-type="float">
            <text:p>2799,99957416</text:p>
          </table:table-cell>
          <table:table-cell table:formula="of:=([.C262]*[.$B$297])-([.C262]*[.$B$296])+[.$B$296]" office:value-type="float" office:value="2465.4384399" calcext:value-type="float">
            <text:p>2465,4384399</text:p>
          </table:table-cell>
          <table:table-cell table:formula="of:=([.D262]-[.E262])^2" office:value-type="float" office:value="111931.152557337" calcext:value-type="float">
            <text:p>111931,1525573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34725" calcext:value-type="float">
            <text:p>0,334725</text:p>
          </table:table-cell>
          <table:table-cell office:value-type="float" office:value="0.711395" calcext:value-type="float">
            <text:p>0,711395</text:p>
          </table:table-cell>
          <table:table-cell table:formula="of:=([.B263]*[.$B$297])-([.B263]*[.$B$296])+[.$B$296]" office:value-type="float" office:value="1366.0007265" calcext:value-type="float">
            <text:p>1366,0007265</text:p>
          </table:table-cell>
          <table:table-cell table:formula="of:=([.C263]*[.$B$297])-([.C263]*[.$B$296])+[.$B$296]" office:value-type="float" office:value="2907.1610983" calcext:value-type="float">
            <text:p>2907,1610983</text:p>
          </table:table-cell>
          <table:table-cell table:formula="of:=([.D263]-[.E263])^2" office:value-type="float" office:value="2375175.29160671" calcext:value-type="float">
            <text:p>2375175,2916067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9165" calcext:value-type="float">
            <text:p>0,359165</text:p>
          </table:table-cell>
          <table:table-cell office:value-type="float" office:value="0.438263" calcext:value-type="float">
            <text:p>0,438263</text:p>
          </table:table-cell>
          <table:table-cell table:formula="of:=([.B264]*[.$B$297])-([.B264]*[.$B$296])+[.$B$296]" office:value-type="float" office:value="1465.9979641" calcext:value-type="float">
            <text:p>1465,9979641</text:p>
          </table:table-cell>
          <table:table-cell table:formula="of:=([.C264]*[.$B$297])-([.C264]*[.$B$296])+[.$B$296]" office:value-type="float" office:value="1789.63059502" calcext:value-type="float">
            <text:p>1789,63059502</text:p>
          </table:table-cell>
          <table:table-cell table:formula="of:=([.D264]-[.E264])^2" office:value-type="float" office:value="104738.079796201" calcext:value-type="float">
            <text:p>104738,07979620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245808" calcext:value-type="float">
            <text:p>0,245808</text:p>
          </table:table-cell>
          <table:table-cell table:formula="of:=([.B265]*[.$B$297])-([.B265]*[.$B$296])+[.$B$296]" office:value-type="float" office:value="3242.00045728" calcext:value-type="float">
            <text:p>3242,00045728</text:p>
          </table:table-cell>
          <table:table-cell table:formula="of:=([.C265]*[.$B$297])-([.C265]*[.$B$296])+[.$B$296]" office:value-type="float" office:value="1002.19326432" calcext:value-type="float">
            <text:p>1002,19326432</text:p>
          </table:table-cell>
          <table:table-cell table:formula="of:=([.D265]-[.E265])^2" office:value-type="float" office:value="5016736.26163536" calcext:value-type="float">
            <text:p>5016736,2616353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93232" calcext:value-type="float">
            <text:p>0,793232</text:p>
          </table:table-cell>
          <table:table-cell office:value-type="float" office:value="0.52725" calcext:value-type="float">
            <text:p>0,52725</text:p>
          </table:table-cell>
          <table:table-cell table:formula="of:=([.B266]*[.$B$297])-([.B266]*[.$B$296])+[.$B$296]" office:value-type="float" office:value="3242.00045728" calcext:value-type="float">
            <text:p>3242,00045728</text:p>
          </table:table-cell>
          <table:table-cell table:formula="of:=([.C266]*[.$B$297])-([.C266]*[.$B$296])+[.$B$296]" office:value-type="float" office:value="2153.724465" calcext:value-type="float">
            <text:p>2153,724465</text:p>
          </table:table-cell>
          <table:table-cell table:formula="of:=([.D266]-[.E266])^2" office:value-type="float" office:value="1184344.63537302" calcext:value-type="float">
            <text:p>1184344,6353730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652263" calcext:value-type="float">
            <text:p>0,652263</text:p>
          </table:table-cell>
          <table:table-cell table:formula="of:=([.B267]*[.$B$297])-([.B267]*[.$B$296])+[.$B$296]" office:value-type="float" office:value="2696.9991462" calcext:value-type="float">
            <text:p>2696,9991462</text:p>
          </table:table-cell>
          <table:table-cell table:formula="of:=([.C267]*[.$B$297])-([.C267]*[.$B$296])+[.$B$296]" office:value-type="float" office:value="2665.22015502" calcext:value-type="float">
            <text:p>2665,22015502</text:p>
          </table:table-cell>
          <table:table-cell table:formula="of:=([.D267]-[.E267])^2" office:value-type="float" office:value="1009.90428041852" calcext:value-type="float">
            <text:p>1009,904280418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8308" calcext:value-type="float">
            <text:p>0,48308</text:p>
          </table:table-cell>
          <table:table-cell office:value-type="float" office:value="0.480646" calcext:value-type="float">
            <text:p>0,480646</text:p>
          </table:table-cell>
          <table:table-cell table:formula="of:=([.B268]*[.$B$297])-([.B268]*[.$B$296])+[.$B$296]" office:value-type="float" office:value="1973.0011432" calcext:value-type="float">
            <text:p>1973,0011432</text:p>
          </table:table-cell>
          <table:table-cell table:formula="of:=([.C268]*[.$B$297])-([.C268]*[.$B$296])+[.$B$296]" office:value-type="float" office:value="1963.04233484" calcext:value-type="float">
            <text:p>1963,04233484</text:p>
          </table:table-cell>
          <table:table-cell table:formula="of:=([.D268]-[.E268])^2" office:value-type="float" office:value="99.1778639512179" calcext:value-type="float">
            <text:p>99,17786395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30094" calcext:value-type="float">
            <text:p>0,230094</text:p>
          </table:table-cell>
          <table:table-cell office:value-type="float" office:value="0.257384" calcext:value-type="float">
            <text:p>0,257384</text:p>
          </table:table-cell>
          <table:table-cell table:formula="of:=([.B269]*[.$B$297])-([.B269]*[.$B$296])+[.$B$296]" office:value-type="float" office:value="937.89880476" calcext:value-type="float">
            <text:p>937,89880476</text:p>
          </table:table-cell>
          <table:table-cell table:formula="of:=([.C269]*[.$B$297])-([.C269]*[.$B$296])+[.$B$296]" office:value-type="float" office:value="1049.55693136" calcext:value-type="float">
            <text:p>1049,55693136</text:p>
          </table:table-cell>
          <table:table-cell table:formula="of:=([.D269]-[.E269])^2" office:value-type="float" office:value="12467.5372358216" calcext:value-type="float">
            <text:p>12467,53723582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301207" calcext:value-type="float">
            <text:p>0,0301207</text:p>
          </table:table-cell>
          <table:table-cell office:value-type="float" office:value="0.115922" calcext:value-type="float">
            <text:p>0,115922</text:p>
          </table:table-cell>
          <table:table-cell table:formula="of:=([.B270]*[.$B$297])-([.B270]*[.$B$296])+[.$B$296]" office:value-type="float" office:value="119.700048878" calcext:value-type="float">
            <text:p>119,700048878</text:p>
          </table:table-cell>
          <table:table-cell table:formula="of:=([.C270]*[.$B$297])-([.C270]*[.$B$296])+[.$B$296]" office:value-type="float" office:value="470.75949988" calcext:value-type="float">
            <text:p>470,75949988</text:p>
          </table:table-cell>
          <table:table-cell table:formula="of:=([.D270]-[.E270])^2" office:value-type="float" office:value="123242.738137826" calcext:value-type="float">
            <text:p>123242,73813782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25475" calcext:value-type="float">
            <text:p>0,000525475</text:p>
          </table:table-cell>
          <table:table-cell office:value-type="float" office:value="0.0232082" calcext:value-type="float">
            <text:p>0,0232082</text:p>
          </table:table-cell>
          <table:table-cell table:formula="of:=([.B271]*[.$B$297])-([.B271]*[.$B$296])+[.$B$296]" office:value-type="float" office:value="-1.3899980185" calcext:value-type="float">
            <text:p>-1,3899980185</text:p>
          </table:table-cell>
          <table:table-cell table:formula="of:=([.C271]*[.$B$297])-([.C271]*[.$B$296])+[.$B$296]" office:value-type="float" office:value="91.417278628" calcext:value-type="float">
            <text:p>91,417278628</text:p>
          </table:table-cell>
          <table:table-cell table:formula="of:=([.D271]-[.E271])^2" office:value-type="float" office:value="8613.19059853998" calcext:value-type="float">
            <text:p>8613,1905985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0.0148022" calcext:value-type="float">
            <text:p>0,0148022</text:p>
          </table:table-cell>
          <table:table-cell table:formula="of:=([.B272]*[.$B$297])-([.B272]*[.$B$296])+[.$B$296]" office:value-type="float" office:value="-3.54" calcext:value-type="float">
            <text:p>-3,54</text:p>
          </table:table-cell>
          <table:table-cell table:formula="of:=([.C272]*[.$B$297])-([.C272]*[.$B$296])+[.$B$296]" office:value-type="float" office:value="57.023793388" calcext:value-type="float">
            <text:p>57,023793388</text:p>
          </table:table-cell>
          <table:table-cell table:formula="of:=([.D272]-[.E272])^2" office:value-type="float" office:value="3667.97306954435" calcext:value-type="float">
            <text:p>3667,97306954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0405091" calcext:value-type="float">
            <text:p>0,0405091</text:p>
          </table:table-cell>
          <table:table-cell table:formula="of:=([.B273]*[.$B$297])-([.B273]*[.$B$296])+[.$B$296]" office:value-type="float" office:value="-3.54" calcext:value-type="float">
            <text:p>-3,54</text:p>
          </table:table-cell>
          <table:table-cell table:formula="of:=([.C273]*[.$B$297])-([.C273]*[.$B$296])+[.$B$296]" office:value-type="float" office:value="162.204603014" calcext:value-type="float">
            <text:p>162,204603014</text:p>
          </table:table-cell>
          <table:table-cell table:formula="of:=([.D273]-[.E273])^2" office:value-type="float" office:value="27471.2734282684" calcext:value-type="float">
            <text:p>27471,27342826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000244407" calcext:value-type="float">
            <text:p>2,44407E-06</text:p>
          </table:table-cell>
          <table:table-cell office:value-type="float" office:value="0.0281578" calcext:value-type="float">
            <text:p>0,0281578</text:p>
          </table:table-cell>
          <table:table-cell table:formula="of:=([.B274]*[.$B$297])-([.B274]*[.$B$296])+[.$B$296]" office:value-type="float" office:value="-3.5299999898322" calcext:value-type="float">
            <text:p>-3,5299999898</text:p>
          </table:table-cell>
          <table:table-cell table:formula="of:=([.C274]*[.$B$297])-([.C274]*[.$B$296])+[.$B$296]" office:value-type="float" office:value="111.668765012" calcext:value-type="float">
            <text:p>111,668765012</text:p>
          </table:table-cell>
          <table:table-cell table:formula="of:=([.D274]-[.E274])^2" office:value-type="float" office:value="13270.7554579474" calcext:value-type="float">
            <text:p>13270,75545794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0421765" calcext:value-type="float">
            <text:p>0,0421765</text:p>
          </table:table-cell>
          <table:table-cell table:formula="of:=([.B275]*[.$B$297])-([.B275]*[.$B$296])+[.$B$296]" office:value-type="float" office:value="-3.54" calcext:value-type="float">
            <text:p>-3,54</text:p>
          </table:table-cell>
          <table:table-cell table:formula="of:=([.C275]*[.$B$297])-([.C275]*[.$B$296])+[.$B$296]" office:value-type="float" office:value="169.02683681" calcext:value-type="float">
            <text:p>169,02683681</text:p>
          </table:table-cell>
          <table:table-cell table:formula="of:=([.D275]-[.E275])^2" office:value-type="float" office:value="29779.3131666092" calcext:value-type="float">
            <text:p>29779,31316660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0527346" calcext:value-type="float">
            <text:p>0,0527346</text:p>
          </table:table-cell>
          <table:table-cell table:formula="of:=([.B276]*[.$B$297])-([.B276]*[.$B$296])+[.$B$296]" office:value-type="float" office:value="-3.54" calcext:value-type="float">
            <text:p>-3,54</text:p>
          </table:table-cell>
          <table:table-cell table:formula="of:=([.C276]*[.$B$297])-([.C276]*[.$B$296])+[.$B$296]" office:value-type="float" office:value="212.225725284" calcext:value-type="float">
            <text:p>212,225725284</text:p>
          </table:table-cell>
          <table:table-cell table:formula="of:=([.D276]-[.E276])^2" office:value-type="float" office:value="46554.8482073306" calcext:value-type="float">
            <text:p>46554,848207330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00146644" calcext:value-type="float">
            <text:p>1,46644E-05</text:p>
          </table:table-cell>
          <table:table-cell office:value-type="float" office:value="0.0529843" calcext:value-type="float">
            <text:p>0,0529843</text:p>
          </table:table-cell>
          <table:table-cell table:formula="of:=([.B277]*[.$B$297])-([.B277]*[.$B$296])+[.$B$296]" office:value-type="float" office:value="-3.480000020824" calcext:value-type="float">
            <text:p>-3,4800000208</text:p>
          </table:table-cell>
          <table:table-cell table:formula="of:=([.C277]*[.$B$297])-([.C277]*[.$B$296])+[.$B$296]" office:value-type="float" office:value="213.247382822" calcext:value-type="float">
            <text:p>213,247382822</text:p>
          </table:table-cell>
          <table:table-cell table:formula="of:=([.D277]-[.E277])^2" office:value-type="float" office:value="46970.7584739" calcext:value-type="float">
            <text:p>46970,758473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00073322" calcext:value-type="float">
            <text:p>7,3322E-06</text:p>
          </table:table-cell>
          <table:table-cell office:value-type="float" office:value="0.0530059" calcext:value-type="float">
            <text:p>0,0530059</text:p>
          </table:table-cell>
          <table:table-cell table:formula="of:=([.B278]*[.$B$297])-([.B278]*[.$B$296])+[.$B$296]" office:value-type="float" office:value="-3.510000010412" calcext:value-type="float">
            <text:p>-3,5100000104</text:p>
          </table:table-cell>
          <table:table-cell table:formula="of:=([.C278]*[.$B$297])-([.C278]*[.$B$296])+[.$B$296]" office:value-type="float" office:value="213.335760086" calcext:value-type="float">
            <text:p>213,335760086</text:p>
          </table:table-cell>
          <table:table-cell table:formula="of:=([.D278]-[.E278])^2" office:value-type="float" office:value="47022.0836717907" calcext:value-type="float">
            <text:p>47022,08367179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00342169" calcext:value-type="float">
            <text:p>3,42169E-05</text:p>
          </table:table-cell>
          <table:table-cell office:value-type="float" office:value="0.052992" calcext:value-type="float">
            <text:p>0,052992</text:p>
          </table:table-cell>
          <table:table-cell table:formula="of:=([.B279]*[.$B$297])-([.B279]*[.$B$296])+[.$B$296]" office:value-type="float" office:value="-3.400000184974" calcext:value-type="float">
            <text:p>-3,400000185</text:p>
          </table:table-cell>
          <table:table-cell table:formula="of:=([.C279]*[.$B$297])-([.C279]*[.$B$296])+[.$B$296]" office:value-type="float" office:value="213.27888768" calcext:value-type="float">
            <text:p>213,27888768</text:p>
          </table:table-cell>
          <table:table-cell table:formula="of:=([.D279]-[.E279])^2" office:value-type="float" office:value="46949.740446402" calcext:value-type="float">
            <text:p>46949,7404464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0530385" calcext:value-type="float">
            <text:p>0,0530385</text:p>
          </table:table-cell>
          <table:table-cell table:formula="of:=([.B280]*[.$B$297])-([.B280]*[.$B$296])+[.$B$296]" office:value-type="float" office:value="-3.54" calcext:value-type="float">
            <text:p>-3,54</text:p>
          </table:table-cell>
          <table:table-cell table:formula="of:=([.C280]*[.$B$297])-([.C280]*[.$B$296])+[.$B$296]" office:value-type="float" office:value="213.46914429" calcext:value-type="float">
            <text:p>213,46914429</text:p>
          </table:table-cell>
          <table:table-cell table:formula="of:=([.D280]-[.E280])^2" office:value-type="float" office:value="47092.968705478" calcext:value-type="float">
            <text:p>47092,9687054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0529874" calcext:value-type="float">
            <text:p>0,0529874</text:p>
          </table:table-cell>
          <table:table-cell table:formula="of:=([.B281]*[.$B$297])-([.B281]*[.$B$296])+[.$B$296]" office:value-type="float" office:value="-3.54" calcext:value-type="float">
            <text:p>-3,54</text:p>
          </table:table-cell>
          <table:table-cell table:formula="of:=([.C281]*[.$B$297])-([.C281]*[.$B$296])+[.$B$296]" office:value-type="float" office:value="213.260066596" calcext:value-type="float">
            <text:p>213,260066596</text:p>
          </table:table-cell>
          <table:table-cell table:formula="of:=([.D281]-[.E281])^2" office:value-type="float" office:value="47002.26887603" calcext:value-type="float">
            <text:p>47002,268876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0529902" calcext:value-type="float">
            <text:p>0,0529902</text:p>
          </table:table-cell>
          <table:table-cell table:formula="of:=([.B282]*[.$B$297])-([.B282]*[.$B$296])+[.$B$296]" office:value-type="float" office:value="-3.54" calcext:value-type="float">
            <text:p>-3,54</text:p>
          </table:table-cell>
          <table:table-cell table:formula="of:=([.C282]*[.$B$297])-([.C282]*[.$B$296])+[.$B$296]" office:value-type="float" office:value="213.271522908" calcext:value-type="float">
            <text:p>213,271522908</text:p>
          </table:table-cell>
          <table:table-cell table:formula="of:=([.D282]-[.E282])^2" office:value-type="float" office:value="47007.2364656862" calcext:value-type="float">
            <text:p>47007,236465686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529898" calcext:value-type="float">
            <text:p>0,0529898</text:p>
          </table:table-cell>
          <table:table-cell table:formula="of:=([.B283]*[.$B$297])-([.B283]*[.$B$296])+[.$B$296]" office:value-type="float" office:value="-3.54" calcext:value-type="float">
            <text:p>-3,54</text:p>
          </table:table-cell>
          <table:table-cell table:formula="of:=([.C283]*[.$B$297])-([.C283]*[.$B$296])+[.$B$296]" office:value-type="float" office:value="213.269886292" calcext:value-type="float">
            <text:p>213,269886292</text:p>
          </table:table-cell>
          <table:table-cell table:formula="of:=([.D283]-[.E283])^2" office:value-type="float" office:value="47006.52679395" calcext:value-type="float">
            <text:p>47006,526793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0.0529672" calcext:value-type="float">
            <text:p>0,0529672</text:p>
          </table:table-cell>
          <table:table-cell table:formula="of:=([.B284]*[.$B$297])-([.B284]*[.$B$296])+[.$B$296]" office:value-type="float" office:value="-3.54" calcext:value-type="float">
            <text:p>-3,54</text:p>
          </table:table-cell>
          <table:table-cell table:formula="of:=([.C284]*[.$B$297])-([.C284]*[.$B$296])+[.$B$296]" office:value-type="float" office:value="213.177417488" calcext:value-type="float">
            <text:p>213,177417488</text:p>
          </table:table-cell>
          <table:table-cell table:formula="of:=([.D284]-[.E284])^2" office:value-type="float" office:value="46966.4390426681" calcext:value-type="float">
            <text:p>46966,439042668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00171085" calcext:value-type="float">
            <text:p>1,71085E-05</text:p>
          </table:table-cell>
          <table:table-cell office:value-type="float" office:value="0.0529835" calcext:value-type="float">
            <text:p>0,0529835</text:p>
          </table:table-cell>
          <table:table-cell table:formula="of:=([.B285]*[.$B$297])-([.B285]*[.$B$296])+[.$B$296]" office:value-type="float" office:value="-3.46999988791" calcext:value-type="float">
            <text:p>-3,4699998879</text:p>
          </table:table-cell>
          <table:table-cell table:formula="of:=([.C285]*[.$B$297])-([.C285]*[.$B$296])+[.$B$296]" office:value-type="float" office:value="213.24410959" calcext:value-type="float">
            <text:p>213,24410959</text:p>
          </table:table-cell>
          <table:table-cell table:formula="of:=([.D285]-[.E285])^2" office:value-type="float" office:value="46965.0052468036" calcext:value-type="float">
            <text:p>46965,00524680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0.0530088" calcext:value-type="float">
            <text:p>0,0530088</text:p>
          </table:table-cell>
          <table:table-cell table:formula="of:=([.B286]*[.$B$297])-([.B286]*[.$B$296])+[.$B$296]" office:value-type="float" office:value="-3.54" calcext:value-type="float">
            <text:p>-3,54</text:p>
          </table:table-cell>
          <table:table-cell table:formula="of:=([.C286]*[.$B$297])-([.C286]*[.$B$296])+[.$B$296]" office:value-type="float" office:value="213.347625552" calcext:value-type="float">
            <text:p>213,347625552</text:p>
          </table:table-cell>
          <table:table-cell table:formula="of:=([.D286]-[.E286])^2" office:value-type="float" office:value="47040.2421175846" calcext:value-type="float">
            <text:p>47040,24211758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529821" calcext:value-type="float">
            <text:p>0,0529821</text:p>
          </table:table-cell>
          <table:table-cell table:formula="of:=([.B287]*[.$B$297])-([.B287]*[.$B$296])+[.$B$296]" office:value-type="float" office:value="-3.54" calcext:value-type="float">
            <text:p>-3,54</text:p>
          </table:table-cell>
          <table:table-cell table:formula="of:=([.C287]*[.$B$297])-([.C287]*[.$B$296])+[.$B$296]" office:value-type="float" office:value="213.238381434" calcext:value-type="float">
            <text:p>213,238381434</text:p>
          </table:table-cell>
          <table:table-cell table:formula="of:=([.D287]-[.E287])^2" office:value-type="float" office:value="46992.8666571448" calcext:value-type="float">
            <text:p>46992,866657144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000488814" calcext:value-type="float">
            <text:p>4,88814E-06</text:p>
          </table:table-cell>
          <table:table-cell office:value-type="float" office:value="0.0529893" calcext:value-type="float">
            <text:p>0,0529893</text:p>
          </table:table-cell>
          <table:table-cell table:formula="of:=([.B288]*[.$B$297])-([.B288]*[.$B$296])+[.$B$296]" office:value-type="float" office:value="-3.5199999796644" calcext:value-type="float">
            <text:p>-3,5199999797</text:p>
          </table:table-cell>
          <table:table-cell table:formula="of:=([.C288]*[.$B$297])-([.C288]*[.$B$296])+[.$B$296]" office:value-type="float" office:value="213.267840522" calcext:value-type="float">
            <text:p>213,267840522</text:p>
          </table:table-cell>
          <table:table-cell table:formula="of:=([.D288]-[.E288])^2" office:value-type="float" office:value="46996.9677893751" calcext:value-type="float">
            <text:p>46996,96778937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52523" calcext:value-type="float">
            <text:p>0,0052523</text:p>
          </table:table-cell>
          <table:table-cell office:value-type="float" office:value="0.0529956" calcext:value-type="float">
            <text:p>0,0529956</text:p>
          </table:table-cell>
          <table:table-cell table:formula="of:=([.B289]*[.$B$297])-([.B289]*[.$B$296])+[.$B$296]" office:value-type="float" office:value="17.949995542" calcext:value-type="float">
            <text:p>17,949995542</text:p>
          </table:table-cell>
          <table:table-cell table:formula="of:=([.C289]*[.$B$297])-([.C289]*[.$B$296])+[.$B$296]" office:value-type="float" office:value="213.293617224" calcext:value-type="float">
            <text:p>213,293617224</text:p>
          </table:table-cell>
          <table:table-cell table:formula="of:=([.D289]-[.E289])^2" office:value-type="float" office:value="38159.1305318403" calcext:value-type="float">
            <text:p>38159,130531840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457872" calcext:value-type="float">
            <text:p>0,0457872</text:p>
          </table:table-cell>
          <table:table-cell office:value-type="float" office:value="0.060826" calcext:value-type="float">
            <text:p>0,060826</text:p>
          </table:table-cell>
          <table:table-cell table:formula="of:=([.B290]*[.$B$297])-([.B290]*[.$B$296])+[.$B$296]" office:value-type="float" office:value="183.800160288" calcext:value-type="float">
            <text:p>183,800160288</text:p>
          </table:table-cell>
          <table:table-cell table:formula="of:=([.C290]*[.$B$297])-([.C290]*[.$B$296])+[.$B$296]" office:value-type="float" office:value="245.33201204" calcext:value-type="float">
            <text:p>245,33201204</text:p>
          </table:table-cell>
          <table:table-cell table:formula="of:=([.D290]-[.E290])^2" office:value-type="float" office:value="3786.16878003011" calcext:value-type="float">
            <text:p>3786,168780030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11886" calcext:value-type="float">
            <text:p>0,211886</text:p>
          </table:table-cell>
          <table:table-cell office:value-type="float" office:value="0.126236" calcext:value-type="float">
            <text:p>0,126236</text:p>
          </table:table-cell>
          <table:table-cell table:formula="of:=([.B291]*[.$B$297])-([.B291]*[.$B$296])+[.$B$296]" office:value-type="float" office:value="863.40004444" calcext:value-type="float">
            <text:p>863,40004444</text:p>
          </table:table-cell>
          <table:table-cell table:formula="of:=([.C291]*[.$B$297])-([.C291]*[.$B$296])+[.$B$296]" office:value-type="float" office:value="512.95964344" calcext:value-type="float">
            <text:p>512,95964344</text:p>
          </table:table-cell>
          <table:table-cell table:formula="of:=([.D291]-[.E291])^2" office:value-type="float" office:value="122808.474653041" calcext:value-type="float">
            <text:p>122808,4746530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9429" calcext:value-type="float">
            <text:p>0,179429</text:p>
          </table:table-cell>
          <table:table-cell office:value-type="float" office:value="0.414018" calcext:value-type="float">
            <text:p>0,414018</text:p>
          </table:table-cell>
          <table:table-cell table:formula="of:=([.B292]*[.$B$297])-([.B292]*[.$B$296])+[.$B$296]" office:value-type="float" office:value="730.60093066" calcext:value-type="float">
            <text:p>730,60093066</text:p>
          </table:table-cell>
          <table:table-cell table:formula="of:=([.C292]*[.$B$297])-([.C292]*[.$B$296])+[.$B$296]" office:value-type="float" office:value="1690.43120772" calcext:value-type="float">
            <text:p>1690,43120772</text:p>
          </table:table-cell>
          <table:table-cell table:formula="of:=([.D292]-[.E292])^2" office:value-type="float" office:value="921274.160761076" calcext:value-type="float">
            <text:p>921274,16076107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52471" calcext:value-type="float">
            <text:p>0,152471</text:p>
          </table:table-cell>
          <table:table-cell office:value-type="float" office:value="0.299093" calcext:value-type="float">
            <text:p>0,299093</text:p>
          </table:table-cell>
          <table:table-cell table:formula="of:=([.B293]*[.$B$297])-([.B293]*[.$B$296])+[.$B$296]" office:value-type="float" office:value="620.30119534" calcext:value-type="float">
            <text:p>620,30119534</text:p>
          </table:table-cell>
          <table:table-cell table:formula="of:=([.C293]*[.$B$297])-([.C293]*[.$B$296])+[.$B$296]" office:value-type="float" office:value="1220.21097322" calcext:value-type="float">
            <text:p>1220,21097322</text:p>
          </table:table-cell>
          <table:table-cell table:formula="of:=([.D293]-[.E293])^2" office:value-type="float" office:value="359891.741596031" calcext:value-type="float">
            <text:p>359891,7415960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89434" calcext:value-type="float">
            <text:p>0,489434</text:p>
          </table:table-cell>
          <table:table-cell office:value-type="float" office:value="0.278085" calcext:value-type="float">
            <text:p>0,278085</text:p>
          </table:table-cell>
          <table:table-cell table:formula="of:=([.B294]*[.$B$297])-([.B294]*[.$B$296])+[.$B$296]" office:value-type="float" office:value="1998.99878836" calcext:value-type="float">
            <text:p>1998,99878836</text:p>
          </table:table-cell>
          <table:table-cell table:formula="of:=([.C294]*[.$B$297])-([.C294]*[.$B$296])+[.$B$296]" office:value-type="float" office:value="1134.2559009" calcext:value-type="float">
            <text:p>1134,2559009</text:p>
          </table:table-cell>
          <table:table-cell table:formula="of:=([.D294]-[.E294])^2" office:value-type="float" office:value="747780.261412658" calcext:value-type="float">
            <text:p>747780,2614126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4193" calcext:value-type="float">
            <text:p>0,904193</text:p>
          </table:table-cell>
          <table:table-cell office:value-type="float" office:value="0.50447" calcext:value-type="float">
            <text:p>0,50447</text:p>
          </table:table-cell>
          <table:table-cell table:formula="of:=([.B295]*[.$B$297])-([.B295]*[.$B$296])+[.$B$296]" office:value-type="float" office:value="3696.00182722" calcext:value-type="float">
            <text:p>3696,00182722</text:p>
          </table:table-cell>
          <table:table-cell table:formula="of:=([.C295]*[.$B$297])-([.C295]*[.$B$296])+[.$B$296]" office:value-type="float" office:value="2060.5191838" calcext:value-type="float">
            <text:p>2060,5191838</text:p>
          </table:table-cell>
          <table:table-cell table:formula="of:=([.D295]-[.E295])^2" office:value-type="float" office:value="2674803.47692807" calcext:value-type="float">
            <text:p>2674803,4769280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3.54" calcext:value-type="float">
            <text:p>-3,54</text:p>
          </table:table-cell>
          <table:table-cell/>
          <table:table-cell table:style-name="Default" table:number-columns-repeated="2"/>
          <table:table-cell table:formula="of:=SQRT(AVERAGE([.F2:.F295]))" office:value-type="float" office:value="662.039966300801" calcext:value-type="float">
            <text:p>662,039966300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088" calcext:value-type="float">
            <text:p>4088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5:17:44.9786949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5:18:31.217860533</dc:date>
    <meta:editing-duration>PT37M42S</meta:editing-duration>
    <meta:editing-cycles>14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32cm" svg:y="0.316cm" chart:style-name="ch2">
          <text:p>Solar radiation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2.429cm" svg:y="1.475cm" svg:width="10.024cm" svg:height="6.165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6.241cm" chart:style-name="ch7">
              <text:p>Solar radiation (kJ/m2)</text:p>
            </chart:title>
            <chart:grid chart:style-name="ch8" chart:class="major"/>
          </chart:axis>
          <chart:series chart:style-name="ch9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0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.059914642">
                <text:p>38.059914642</text:p>
                <draw:g>
                  <svg:desc>data_out_training.D2:data_out_training.D295</svg:desc>
                </draw:g>
              </table:table-cell>
              <table:table-cell office:value-type="float" office:value="213.510468844">
                <text:p>213.510468844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275.963735404">
                <text:p>275.963735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637.26472018">
                <text:p>637.26472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969.78519276">
                <text:p>1969.78519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437.8205449">
                <text:p>2437.8205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724.31835878">
                <text:p>2724.31835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14.68830688">
                <text:p>2514.68830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879.12177468">
                <text:p>2879.12177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3090.81805428">
                <text:p>3090.81805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628.84227288">
                <text:p>2628.84227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893.13326562">
                <text:p>893.13326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76.6674754">
                <text:p>1076.6674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82.748019556">
                <text:p>382.748019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72.76517523">
                <text:p>72.76517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121.094854864">
                <text:p>121.094854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170.14382723">
                <text:p>170.14382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112.368009198">
                <text:p>112.368009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157.350809112">
                <text:p>157.350809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12.150031794">
                <text:p>212.150031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13.817743498">
                <text:p>213.817743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14.799303944">
                <text:p>214.799303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13.710135996">
                <text:p>213.710135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14.17493494">
                <text:p>214.17493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14.47157159">
                <text:p>214.47157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13.138138704">
                <text:p>213.1381387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245.79026452">
                <text:p>245.79026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691.9604269">
                <text:p>691.9604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838.78635658">
                <text:p>1838.78635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2141.88763978">
                <text:p>2141.88763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1734.80395902">
                <text:p>1734.80395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505.83728908">
                <text:p>1505.837289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082.4907536">
                <text:p>2082.49075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695.3216148">
                <text:p>2695.3216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231.16095104">
                <text:p>2231.16095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364.29864586">
                <text:p>1364.29864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754.36050344">
                <text:p>754.36050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33.636446628">
                <text:p>333.6364466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110.140983976">
                <text:p>110.140983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07.28345244">
                <text:p>107.28345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219.806121442">
                <text:p>219.8061214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19.940323954">
                <text:p>219.940323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146.04056509">
                <text:p>146.040565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43.911429352">
                <text:p>243.911429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240.410298574">
                <text:p>240.4102985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180.562524686">
                <text:p>180.5625246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12.060427068">
                <text:p>212.0604270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13.817743498">
                <text:p>213.8177434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13.836564582">
                <text:p>213.8365645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13.357445248">
                <text:p>213.357445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13.471599214">
                <text:p>213.4715992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13.17659918">
                <text:p>213.176599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13.078811374">
                <text:p>213.078811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271.191772302">
                <text:p>271.1917723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596.84030498">
                <text:p>596.84030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963.23463722">
                <text:p>1963.234637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434.82553762">
                <text:p>2434.82553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916.61664724">
                <text:p>2916.616647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2909.50555072">
                <text:p>2909.50555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3358.82210736">
                <text:p>3358.822107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3325.55788716">
                <text:p>3325.557887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578.8763864">
                <text:p>2578.87638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332.29871152">
                <text:p>1332.29871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893.2232795">
                <text:p>893.2232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409.09590054">
                <text:p>409.09590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89.595315866">
                <text:p>89.595315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54.831546256">
                <text:p>54.831546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132.709918616">
                <text:p>132.709918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112.378238048">
                <text:p>112.378238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11.892673928">
                <text:p>211.8926739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13.288298222">
                <text:p>213.288298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262.27098764">
                <text:p>262.27098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53.16168222">
                <text:p>753.161682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095.45582708">
                <text:p>1095.455827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577.68473148">
                <text:p>1577.68473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513.98763676">
                <text:p>1513.98763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060.78922544">
                <text:p>2060.78922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155.45518642">
                <text:p>2155.45518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591.69825598">
                <text:p>1591.698255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546.97772378">
                <text:p>1546.977723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899.22966022">
                <text:p>899.22966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818.76952612">
                <text:p>818.769526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631.08240324">
                <text:p>631.082403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282.776149504">
                <text:p>282.776149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41.677039358">
                <text:p>241.677039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208.912396192">
                <text:p>208.912396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20.909917256">
                <text:p>120.909917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149.382125808">
                <text:p>149.3821258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11.667230074">
                <text:p>211.6672300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13.481009756">
                <text:p>213.481009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13.823471654">
                <text:p>213.8234716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13.280524296">
                <text:p>213.2805242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16.87739711">
                <text:p>216.877397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13.171280178">
                <text:p>213.1712801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13.845975124">
                <text:p>213.8459751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245.33814935">
                <text:p>245.338149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44.85585602">
                <text:p>744.855856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834.44421586">
                <text:p>834.444215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845.83097168">
                <text:p>845.830971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976.969937">
                <text:p>1976.9699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485.09419806">
                <text:p>2485.09419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033.17643876">
                <text:p>3033.176438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367.83167844">
                <text:p>3367.831678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622.1178391">
                <text:p>622.11783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1188.48108052">
                <text:p>1188.481080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402.202473948">
                <text:p>402.2024739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-116.882204464">
                <text:p>-116.8822044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344.235990152">
                <text:p>344.2359901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222.088791608">
                <text:p>222.0887916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59.9142606">
                <text:p>259.91426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19.763876902">
                <text:p>119.7638769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160.423555652">
                <text:p>160.423555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13.386495182">
                <text:p>213.386495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15.088166668">
                <text:p>215.0881666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15.83200864">
                <text:p>215.832008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14.260448126">
                <text:p>214.260448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14.198256718">
                <text:p>214.1982567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13.462188672">
                <text:p>213.462188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12.76949095">
                <text:p>212.76949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246.04394">
                <text:p>246.043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461.6271826">
                <text:p>461.62718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889.3291502">
                <text:p>1889.32915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320.07011524">
                <text:p>2320.070115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3072.89301754">
                <text:p>3072.893017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480.3725609">
                <text:p>2480.37256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3163.59427626">
                <text:p>3163.594276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3118.67735014">
                <text:p>3118.677350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668.22743692">
                <text:p>2668.227436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627.80200494">
                <text:p>1627.802004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785.88991068">
                <text:p>785.889910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477.17094306">
                <text:p>477.1709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72.541777146">
                <text:p>72.5417771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1166.21491984">
                <text:p>1166.214919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218.109359804">
                <text:p>218.1093598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315.571888374">
                <text:p>315.5718883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865.16349818">
                <text:p>865.163498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-411.690754392">
                <text:p>-411.6907543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559.02220076">
                <text:p>559.022200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936.9822998">
                <text:p>936.98229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183.26130447">
                <text:p>183.261304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207.274143576">
                <text:p>207.274143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204.38898804">
                <text:p>1204.388988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901.91371046">
                <text:p>901.913710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-683.68078574">
                <text:p>-683.680785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1005.96975574">
                <text:p>1005.969755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-181.0514629">
                <text:p>-181.05146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115.40310136">
                <text:p>2115.40310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917.42064706">
                <text:p>917.420647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452.9940332">
                <text:p>452.99403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1073.64791888">
                <text:p>1073.647918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-262.492339138">
                <text:p>-262.492339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716.65388758">
                <text:p>1716.653887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59.335513488">
                <text:p>59.3355134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469.44304078">
                <text:p>1469.443040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507.6498413">
                <text:p>1507.64984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755.06015678">
                <text:p>755.060156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40.547161808">
                <text:p>40.5471618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149.592430964">
                <text:p>149.592430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110.676975716">
                <text:p>110.6769757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173.746019046">
                <text:p>173.7460190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12.047743294">
                <text:p>212.0477432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272.127916654">
                <text:p>272.127916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577.1722722">
                <text:p>577.17227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948.6155648">
                <text:p>1948.61556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407.68226126">
                <text:p>2407.68226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930.85520644">
                <text:p>2930.855206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2775.16392636">
                <text:p>2775.163926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437.64153392">
                <text:p>3437.641533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994.0858656">
                <text:p>2994.0858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530.15841962">
                <text:p>2530.158419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685.07129032">
                <text:p>1685.071290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761.67208542">
                <text:p>761.672085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485.23945994">
                <text:p>485.239459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96.914671772">
                <text:p>96.9146717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30.492815989">
                <text:p>30.492815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146.270509638">
                <text:p>146.2705096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110.674520792">
                <text:p>110.6745207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176.318370244">
                <text:p>176.3183702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12.15575995">
                <text:p>212.155759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13.362355096">
                <text:p>213.3623550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13.844747662">
                <text:p>213.8447476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13.23797228">
                <text:p>213.237972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13.406134574">
                <text:p>213.4061345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240.742940776">
                <text:p>240.7429407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25.59022742">
                <text:p>525.590227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570.680015">
                <text:p>1570.6800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231.59874582">
                <text:p>2231.598745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3002.11755862">
                <text:p>3002.11755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2738.54055182">
                <text:p>2738.540551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638.86756266">
                <text:p>3638.867562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3357.79103928">
                <text:p>3357.791039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442.178035">
                <text:p>2442.1780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479.28728602">
                <text:p>1479.287286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833.85912564">
                <text:p>833.859125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435.94049448">
                <text:p>435.940494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91.0359471">
                <text:p>91.03594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46.385789388">
                <text:p>46.3857893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145.254580256">
                <text:p>145.2545802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112.857766536">
                <text:p>112.8577665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175.167829196">
                <text:p>175.167829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13.890163756">
                <text:p>213.8901637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13.791966796">
                <text:p>213.7919667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12.344379944">
                <text:p>212.3443799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13.303027766">
                <text:p>213.3030277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13.240836358">
                <text:p>213.2408363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13.257611672">
                <text:p>213.2576116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13.255565902">
                <text:p>213.2555659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241.083766058">
                <text:p>241.0837660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582.68357658">
                <text:p>582.683576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385.34961916">
                <text:p>1385.349619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206.99222426">
                <text:p>2206.992224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464.16597096">
                <text:p>2464.165970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181.9356333">
                <text:p>2181.9356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058.80175378">
                <text:p>3058.801753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3404.9378547">
                <text:p>3404.93785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557.24032288">
                <text:p>2557.240322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655.21941448">
                <text:p>1655.219414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814.84164772">
                <text:p>814.841647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423.77634606">
                <text:p>423.77634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90.588332624">
                <text:p>90.5883326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118.450901716">
                <text:p>118.4509017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154.025614554">
                <text:p>154.0256145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127.654411792">
                <text:p>127.6544117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09.218852538">
                <text:p>209.218852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170.904444516">
                <text:p>170.9044445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12.351744716">
                <text:p>212.3517447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13.236744818">
                <text:p>213.2367448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13.290753146">
                <text:p>213.2907531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13.276432756">
                <text:p>213.2764327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13.181918182">
                <text:p>213.181918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245.413433686">
                <text:p>245.413433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472.5925098">
                <text:p>472.59250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927.4213876">
                <text:p>1927.42138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93.26776584">
                <text:p>2393.267765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980.19917884">
                <text:p>2980.199178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2890.29577042">
                <text:p>2890.295770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542.94140736">
                <text:p>3542.941407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3139.67513342">
                <text:p>3139.675133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417.19100022">
                <text:p>2417.191000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484.07847936">
                <text:p>1484.078479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773.41889676">
                <text:p>773.418896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439.30374036">
                <text:p>439.30374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76.647228382">
                <text:p>76.6472283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82.82013478">
                <text:p>82.820134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447.84687588">
                <text:p>447.846875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714.27670284">
                <text:p>1714.276702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465.4384399">
                <text:p>2465.43843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907.1610983">
                <text:p>2907.16109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789.63059502">
                <text:p>1789.630595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002.19326432">
                <text:p>1002.193264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153.724465">
                <text:p>2153.7244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665.22015502">
                <text:p>2665.220155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1963.04233484">
                <text:p>1963.042334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049.55693136">
                <text:p>1049.556931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470.75949988">
                <text:p>470.759499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91.417278628">
                <text:p>91.4172786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57.023793388">
                <text:p>57.0237933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162.204603014">
                <text:p>162.2046030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11.668765012">
                <text:p>111.668765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169.02683681">
                <text:p>169.026836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12.225725284">
                <text:p>212.2257252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13.247382822">
                <text:p>213.2473828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13.335760086">
                <text:p>213.3357600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13.27888768">
                <text:p>213.278887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13.46914429">
                <text:p>213.469144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13.260066596">
                <text:p>213.2600665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13.271522908">
                <text:p>213.2715229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13.269886292">
                <text:p>213.2698862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13.177417488">
                <text:p>213.1774174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13.24410959">
                <text:p>213.244109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13.347625552">
                <text:p>213.3476255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13.238381434">
                <text:p>213.2383814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13.267840522">
                <text:p>213.2678405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13.293617224">
                <text:p>213.2936172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245.33201204">
                <text:p>245.332012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12.95964344">
                <text:p>512.959643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690.43120772">
                <text:p>1690.431207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220.21097322">
                <text:p>1220.210973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134.2559009">
                <text:p>1134.25590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060.5191838">
                <text:p>2060.51918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